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ample_5f_file_5f_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mple_file_2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Customer ID#</text:p>
          </table:table-cell>
          <table:table-cell table:style-name="ce1" office:value-type="string" calcext:value-type="string">
            <text:p>Account No.</text:p>
          </table:table-cell>
          <table:table-cell table:style-name="ce1" office:value-type="string" calcext:value-type="string">
            <text:p>Currency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Balance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</text:p>
          </table:table-cell>
          <table:table-cell table:style-name="ce1" office:value-type="string" calcext:value-type="string">
            <text:p>BOS492681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26505" calcext:value-type="float">
            <text:p>42650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</text:p>
          </table:table-cell>
          <table:table-cell table:style-name="ce1" office:value-type="string" calcext:value-type="string">
            <text:p>BOS76012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7278" calcext:value-type="float">
            <text:p>8727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</text:p>
          </table:table-cell>
          <table:table-cell table:style-name="ce1" office:value-type="string" calcext:value-type="string">
            <text:p>BOS473393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76638" calcext:value-type="float">
            <text:p>47663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</text:p>
          </table:table-cell>
          <table:table-cell table:style-name="ce1" office:value-type="string" calcext:value-type="string">
            <text:p>BOS538154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25024" calcext:value-type="float">
            <text:p>42502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</text:p>
          </table:table-cell>
          <table:table-cell table:style-name="ce1" office:value-type="string" calcext:value-type="string">
            <text:p>BOS39912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23096" calcext:value-type="float">
            <text:p>52309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</text:p>
          </table:table-cell>
          <table:table-cell table:style-name="ce1" office:value-type="string" calcext:value-type="string">
            <text:p>BOS84159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28986" calcext:value-type="float">
            <text:p>32898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</text:p>
          </table:table-cell>
          <table:table-cell table:style-name="ce1" office:value-type="string" calcext:value-type="string">
            <text:p>BOS38910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88563" calcext:value-type="float">
            <text:p>98856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</text:p>
          </table:table-cell>
          <table:table-cell table:style-name="ce1" office:value-type="string" calcext:value-type="string">
            <text:p>BOS28185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13316" calcext:value-type="float">
            <text:p>11331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</text:p>
          </table:table-cell>
          <table:table-cell table:style-name="ce1" office:value-type="string" calcext:value-type="string">
            <text:p>BOS951739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38559" calcext:value-type="float">
            <text:p>33855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0</text:p>
          </table:table-cell>
          <table:table-cell table:style-name="ce1" office:value-type="string" calcext:value-type="string">
            <text:p>BOS6077810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86557" calcext:value-type="float">
            <text:p>48655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1</text:p>
          </table:table-cell>
          <table:table-cell table:style-name="ce1" office:value-type="string" calcext:value-type="string">
            <text:p>BOS3981011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15582" calcext:value-type="float">
            <text:p>11558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2</text:p>
          </table:table-cell>
          <table:table-cell table:style-name="ce1" office:value-type="string" calcext:value-type="string">
            <text:p>BOS123751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98520" calcext:value-type="float">
            <text:p>79852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3</text:p>
          </table:table-cell>
          <table:table-cell table:style-name="ce1" office:value-type="string" calcext:value-type="string">
            <text:p>BOS3211313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59971" calcext:value-type="float">
            <text:p>15997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4</text:p>
          </table:table-cell>
          <table:table-cell table:style-name="ce1" office:value-type="string" calcext:value-type="string">
            <text:p>BOS558391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2316" calcext:value-type="float">
            <text:p>8231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5</text:p>
          </table:table-cell>
          <table:table-cell table:style-name="ce1" office:value-type="string" calcext:value-type="string">
            <text:p>BOS6392515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69396" calcext:value-type="float">
            <text:p>76939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6</text:p>
          </table:table-cell>
          <table:table-cell table:style-name="ce1" office:value-type="string" calcext:value-type="string">
            <text:p>BOS597471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37850" calcext:value-type="float">
            <text:p>43785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7</text:p>
          </table:table-cell>
          <table:table-cell table:style-name="ce1" office:value-type="string" calcext:value-type="string">
            <text:p>BOS8486817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59323" calcext:value-type="float">
            <text:p>95932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8</text:p>
          </table:table-cell>
          <table:table-cell table:style-name="ce1" office:value-type="string" calcext:value-type="string">
            <text:p>BOS11818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77639" calcext:value-type="float">
            <text:p>57763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9</text:p>
          </table:table-cell>
          <table:table-cell table:style-name="ce1" office:value-type="string" calcext:value-type="string">
            <text:p>BOS10301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46344" calcext:value-type="float">
            <text:p>34634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0</text:p>
          </table:table-cell>
          <table:table-cell table:style-name="ce1" office:value-type="string" calcext:value-type="string">
            <text:p>BOS9596820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26594" calcext:value-type="float">
            <text:p>82659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1</text:p>
          </table:table-cell>
          <table:table-cell table:style-name="ce1" office:value-type="string" calcext:value-type="string">
            <text:p>BOS6222521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45622" calcext:value-type="float">
            <text:p>34562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2</text:p>
          </table:table-cell>
          <table:table-cell table:style-name="ce1" office:value-type="string" calcext:value-type="string">
            <text:p>BOS7978422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91422" calcext:value-type="float">
            <text:p>39142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3</text:p>
          </table:table-cell>
          <table:table-cell table:style-name="ce1" office:value-type="string" calcext:value-type="string">
            <text:p>BOS8184623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10377" calcext:value-type="float">
            <text:p>91037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4</text:p>
          </table:table-cell>
          <table:table-cell table:style-name="ce1" office:value-type="string" calcext:value-type="string">
            <text:p>BOS7713524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63695" calcext:value-type="float">
            <text:p>16369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5</text:p>
          </table:table-cell>
          <table:table-cell table:style-name="ce1" office:value-type="string" calcext:value-type="string">
            <text:p>BOS7791725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0968" calcext:value-type="float">
            <text:p>9096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6</text:p>
          </table:table-cell>
          <table:table-cell table:style-name="ce1" office:value-type="string" calcext:value-type="string">
            <text:p>BOS755826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90720" calcext:value-type="float">
            <text:p>49072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7</text:p>
          </table:table-cell>
          <table:table-cell table:style-name="ce1" office:value-type="string" calcext:value-type="string">
            <text:p>BOS8706127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67267" calcext:value-type="float">
            <text:p>76726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8</text:p>
          </table:table-cell>
          <table:table-cell table:style-name="ce1" office:value-type="string" calcext:value-type="string">
            <text:p>BOS9283928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657049" calcext:value-type="float">
            <text:p>65704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9</text:p>
          </table:table-cell>
          <table:table-cell table:style-name="ce1" office:value-type="string" calcext:value-type="string">
            <text:p>BOS6803829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65210" calcext:value-type="float">
            <text:p>56521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0</text:p>
          </table:table-cell>
          <table:table-cell table:style-name="ce1" office:value-type="string" calcext:value-type="string">
            <text:p>BOS8975830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42604" calcext:value-type="float">
            <text:p>84260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1</text:p>
          </table:table-cell>
          <table:table-cell table:style-name="ce1" office:value-type="string" calcext:value-type="string">
            <text:p>BOS779723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20309" calcext:value-type="float">
            <text:p>92030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2</text:p>
          </table:table-cell>
          <table:table-cell table:style-name="ce1" office:value-type="string" calcext:value-type="string">
            <text:p>BOS847583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609787" calcext:value-type="float">
            <text:p>60978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3</text:p>
          </table:table-cell>
          <table:table-cell table:style-name="ce1" office:value-type="string" calcext:value-type="string">
            <text:p>BOS4399433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5565" calcext:value-type="float">
            <text:p>9556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4</text:p>
          </table:table-cell>
          <table:table-cell table:style-name="ce1" office:value-type="string" calcext:value-type="string">
            <text:p>BOS1648734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83301" calcext:value-type="float">
            <text:p>98330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5</text:p>
          </table:table-cell>
          <table:table-cell table:style-name="ce1" office:value-type="string" calcext:value-type="string">
            <text:p>BOS280573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69335" calcext:value-type="float">
            <text:p>26933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6</text:p>
          </table:table-cell>
          <table:table-cell table:style-name="ce1" office:value-type="string" calcext:value-type="string">
            <text:p>BOS2615336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96191" calcext:value-type="float">
            <text:p>59619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7</text:p>
          </table:table-cell>
          <table:table-cell table:style-name="ce1" office:value-type="string" calcext:value-type="string">
            <text:p>BOS622893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04270" calcext:value-type="float">
            <text:p>90427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8</text:p>
          </table:table-cell>
          <table:table-cell table:style-name="ce1" office:value-type="string" calcext:value-type="string">
            <text:p>BOS753693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46031" calcext:value-type="float">
            <text:p>84603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9</text:p>
          </table:table-cell>
          <table:table-cell table:style-name="ce1" office:value-type="string" calcext:value-type="string">
            <text:p>BOS5298939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37197" calcext:value-type="float">
            <text:p>73719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0</text:p>
          </table:table-cell>
          <table:table-cell table:style-name="ce1" office:value-type="string" calcext:value-type="string">
            <text:p>BOS7778040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96986" calcext:value-type="float">
            <text:p>99698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1</text:p>
          </table:table-cell>
          <table:table-cell table:style-name="ce1" office:value-type="string" calcext:value-type="string">
            <text:p>BOS3625141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34435" calcext:value-type="float">
            <text:p>43443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2</text:p>
          </table:table-cell>
          <table:table-cell table:style-name="ce1" office:value-type="string" calcext:value-type="string">
            <text:p>BOS3049842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57607" calcext:value-type="float">
            <text:p>25760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3</text:p>
          </table:table-cell>
          <table:table-cell table:style-name="ce1" office:value-type="string" calcext:value-type="string">
            <text:p>BOS7530543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5633" calcext:value-type="float">
            <text:p>3563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4</text:p>
          </table:table-cell>
          <table:table-cell table:style-name="ce1" office:value-type="string" calcext:value-type="string">
            <text:p>BOS3520744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63190" calcext:value-type="float">
            <text:p>56319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5</text:p>
          </table:table-cell>
          <table:table-cell table:style-name="ce1" office:value-type="string" calcext:value-type="string">
            <text:p>BOS814034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60484" calcext:value-type="float">
            <text:p>96048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6</text:p>
          </table:table-cell>
          <table:table-cell table:style-name="ce1" office:value-type="string" calcext:value-type="string">
            <text:p>BOS1211846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05377" calcext:value-type="float">
            <text:p>60537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7</text:p>
          </table:table-cell>
          <table:table-cell table:style-name="ce1" office:value-type="string" calcext:value-type="string">
            <text:p>BOS4780847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57150" calcext:value-type="float">
            <text:p>55715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8</text:p>
          </table:table-cell>
          <table:table-cell table:style-name="ce1" office:value-type="string" calcext:value-type="string">
            <text:p>BOS6714248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89372" calcext:value-type="float">
            <text:p>88937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9</text:p>
          </table:table-cell>
          <table:table-cell table:style-name="ce1" office:value-type="string" calcext:value-type="string">
            <text:p>BOS154849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20880" calcext:value-type="float">
            <text:p>32088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0</text:p>
          </table:table-cell>
          <table:table-cell table:style-name="ce1" office:value-type="string" calcext:value-type="string">
            <text:p>BOS7061750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20626" calcext:value-type="float">
            <text:p>62062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1</text:p>
          </table:table-cell>
          <table:table-cell table:style-name="ce1" office:value-type="string" calcext:value-type="string">
            <text:p>BOS1975551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61873" calcext:value-type="float">
            <text:p>46187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2</text:p>
          </table:table-cell>
          <table:table-cell table:style-name="ce1" office:value-type="string" calcext:value-type="string">
            <text:p>BOS952125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96172" calcext:value-type="float">
            <text:p>79617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3</text:p>
          </table:table-cell>
          <table:table-cell table:style-name="ce1" office:value-type="string" calcext:value-type="string">
            <text:p>BOS2968253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98997" calcext:value-type="float">
            <text:p>19899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4</text:p>
          </table:table-cell>
          <table:table-cell table:style-name="ce1" office:value-type="string" calcext:value-type="string">
            <text:p>BOS7051654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22669" calcext:value-type="float">
            <text:p>72266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5</text:p>
          </table:table-cell>
          <table:table-cell table:style-name="ce1" office:value-type="string" calcext:value-type="string">
            <text:p>BOS2827655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83921" calcext:value-type="float">
            <text:p>18392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6</text:p>
          </table:table-cell>
          <table:table-cell table:style-name="ce1" office:value-type="string" calcext:value-type="string">
            <text:p>BOS9440456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43046" calcext:value-type="float">
            <text:p>74304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7</text:p>
          </table:table-cell>
          <table:table-cell table:style-name="ce1" office:value-type="string" calcext:value-type="string">
            <text:p>BOS6712957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45796" calcext:value-type="float">
            <text:p>54579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8</text:p>
          </table:table-cell>
          <table:table-cell table:style-name="ce1" office:value-type="string" calcext:value-type="string">
            <text:p>BOS718275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76773" calcext:value-type="float">
            <text:p>37677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9</text:p>
          </table:table-cell>
          <table:table-cell table:style-name="ce1" office:value-type="string" calcext:value-type="string">
            <text:p>BOS7777359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09054" calcext:value-type="float">
            <text:p>50905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0</text:p>
          </table:table-cell>
          <table:table-cell table:style-name="ce1" office:value-type="string" calcext:value-type="string">
            <text:p>BOS3748760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24169" calcext:value-type="float">
            <text:p>92416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1</text:p>
          </table:table-cell>
          <table:table-cell table:style-name="ce1" office:value-type="string" calcext:value-type="string">
            <text:p>BOS3587861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63809" calcext:value-type="float">
            <text:p>6380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2</text:p>
          </table:table-cell>
          <table:table-cell table:style-name="ce1" office:value-type="string" calcext:value-type="string">
            <text:p>BOS1758462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01617" calcext:value-type="float">
            <text:p>20161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3</text:p>
          </table:table-cell>
          <table:table-cell table:style-name="ce1" office:value-type="string" calcext:value-type="string">
            <text:p>BOS15626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54426" calcext:value-type="float">
            <text:p>75442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4</text:p>
          </table:table-cell>
          <table:table-cell table:style-name="ce1" office:value-type="string" calcext:value-type="string">
            <text:p>BOS9588964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21232" calcext:value-type="float">
            <text:p>32123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5</text:p>
          </table:table-cell>
          <table:table-cell table:style-name="ce1" office:value-type="string" calcext:value-type="string">
            <text:p>BOS5033465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57232" calcext:value-type="float">
            <text:p>55723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6</text:p>
          </table:table-cell>
          <table:table-cell table:style-name="ce1" office:value-type="string" calcext:value-type="string">
            <text:p>BOS7077566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19479" calcext:value-type="float">
            <text:p>61947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7</text:p>
          </table:table-cell>
          <table:table-cell table:style-name="ce1" office:value-type="string" calcext:value-type="string">
            <text:p>BOS1937667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72038" calcext:value-type="float">
            <text:p>37203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8</text:p>
          </table:table-cell>
          <table:table-cell table:style-name="ce1" office:value-type="string" calcext:value-type="string">
            <text:p>BOS4016868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98117" calcext:value-type="float">
            <text:p>29811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9</text:p>
          </table:table-cell>
          <table:table-cell table:style-name="ce1" office:value-type="string" calcext:value-type="string">
            <text:p>BOS8470969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68761" calcext:value-type="float">
            <text:p>36876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0</text:p>
          </table:table-cell>
          <table:table-cell table:style-name="ce1" office:value-type="string" calcext:value-type="string">
            <text:p>BOS5862670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97835" calcext:value-type="float">
            <text:p>99783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1</text:p>
          </table:table-cell>
          <table:table-cell table:style-name="ce1" office:value-type="string" calcext:value-type="string">
            <text:p>BOS545687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36300" calcext:value-type="float">
            <text:p>43630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2</text:p>
          </table:table-cell>
          <table:table-cell table:style-name="ce1" office:value-type="string" calcext:value-type="string">
            <text:p>BOS512917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47021" calcext:value-type="float">
            <text:p>44702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3</text:p>
          </table:table-cell>
          <table:table-cell table:style-name="ce1" office:value-type="string" calcext:value-type="string">
            <text:p>BOS81377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5639" calcext:value-type="float">
            <text:p>8563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4</text:p>
          </table:table-cell>
          <table:table-cell table:style-name="ce1" office:value-type="string" calcext:value-type="string">
            <text:p>BOS9407774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56022" calcext:value-type="float">
            <text:p>15602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5</text:p>
          </table:table-cell>
          <table:table-cell table:style-name="ce1" office:value-type="string" calcext:value-type="string">
            <text:p>BOS6531075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11307" calcext:value-type="float">
            <text:p>71130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6</text:p>
          </table:table-cell>
          <table:table-cell table:style-name="ce1" office:value-type="string" calcext:value-type="string">
            <text:p>BOS7318476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92832" calcext:value-type="float">
            <text:p>99283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7</text:p>
          </table:table-cell>
          <table:table-cell table:style-name="ce1" office:value-type="string" calcext:value-type="string">
            <text:p>BOS1187977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14862" calcext:value-type="float">
            <text:p>81486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8</text:p>
          </table:table-cell>
          <table:table-cell table:style-name="ce1" office:value-type="string" calcext:value-type="string">
            <text:p>BOS168897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21602" calcext:value-type="float">
            <text:p>42160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9</text:p>
          </table:table-cell>
          <table:table-cell table:style-name="ce1" office:value-type="string" calcext:value-type="string">
            <text:p>BOS493777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635425" calcext:value-type="float">
            <text:p>63542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0</text:p>
          </table:table-cell>
          <table:table-cell table:style-name="ce1" office:value-type="string" calcext:value-type="string">
            <text:p>BOS2039280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86702" calcext:value-type="float">
            <text:p>28670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1</text:p>
          </table:table-cell>
          <table:table-cell table:style-name="ce1" office:value-type="string" calcext:value-type="string">
            <text:p>BOS806981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67452" calcext:value-type="float">
            <text:p>56745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2</text:p>
          </table:table-cell>
          <table:table-cell table:style-name="ce1" office:value-type="string" calcext:value-type="string">
            <text:p>BOS9838582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18563" calcext:value-type="float">
            <text:p>91856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3</text:p>
          </table:table-cell>
          <table:table-cell table:style-name="ce1" office:value-type="string" calcext:value-type="string">
            <text:p>BOS492183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59573" calcext:value-type="float">
            <text:p>45957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4</text:p>
          </table:table-cell>
          <table:table-cell table:style-name="ce1" office:value-type="string" calcext:value-type="string">
            <text:p>BOS2781684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5158" calcext:value-type="float">
            <text:p>7515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5</text:p>
          </table:table-cell>
          <table:table-cell table:style-name="ce1" office:value-type="string" calcext:value-type="string">
            <text:p>BOS673748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42000" calcext:value-type="float">
            <text:p>84200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6</text:p>
          </table:table-cell>
          <table:table-cell table:style-name="ce1" office:value-type="string" calcext:value-type="string">
            <text:p>BOS9301186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84987" calcext:value-type="float">
            <text:p>48498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7</text:p>
          </table:table-cell>
          <table:table-cell table:style-name="ce1" office:value-type="string" calcext:value-type="string">
            <text:p>BOS2488387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34008" calcext:value-type="float">
            <text:p>93400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8</text:p>
          </table:table-cell>
          <table:table-cell table:style-name="ce1" office:value-type="string" calcext:value-type="string">
            <text:p>BOS777868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63026" calcext:value-type="float">
            <text:p>26302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9</text:p>
          </table:table-cell>
          <table:table-cell table:style-name="ce1" office:value-type="string" calcext:value-type="string">
            <text:p>BOS7766689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87235" calcext:value-type="float">
            <text:p>58723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0</text:p>
          </table:table-cell>
          <table:table-cell table:style-name="ce1" office:value-type="string" calcext:value-type="string">
            <text:p>BOS1963190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97103" calcext:value-type="float">
            <text:p>29710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1</text:p>
          </table:table-cell>
          <table:table-cell table:style-name="ce1" office:value-type="string" calcext:value-type="string">
            <text:p>BOS560749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83763" calcext:value-type="float">
            <text:p>18376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2</text:p>
          </table:table-cell>
          <table:table-cell table:style-name="ce1" office:value-type="string" calcext:value-type="string">
            <text:p>BOS618329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61210" calcext:value-type="float">
            <text:p>96121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3</text:p>
          </table:table-cell>
          <table:table-cell table:style-name="ce1" office:value-type="string" calcext:value-type="string">
            <text:p>BOS1172593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62207" calcext:value-type="float">
            <text:p>36220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4</text:p>
          </table:table-cell>
          <table:table-cell table:style-name="ce1" office:value-type="string" calcext:value-type="string">
            <text:p>BOS4137594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64092" calcext:value-type="float">
            <text:p>26409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5</text:p>
          </table:table-cell>
          <table:table-cell table:style-name="ce1" office:value-type="string" calcext:value-type="string">
            <text:p>BOS9196995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10213" calcext:value-type="float">
            <text:p>71021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6</text:p>
          </table:table-cell>
          <table:table-cell table:style-name="ce1" office:value-type="string" calcext:value-type="string">
            <text:p>BOS1976796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09150" calcext:value-type="float">
            <text:p>90915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7</text:p>
          </table:table-cell>
          <table:table-cell table:style-name="ce1" office:value-type="string" calcext:value-type="string">
            <text:p>BOS1305797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43336" calcext:value-type="float">
            <text:p>24333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8</text:p>
          </table:table-cell>
          <table:table-cell table:style-name="ce1" office:value-type="string" calcext:value-type="string">
            <text:p>BOS970579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51754" calcext:value-type="float">
            <text:p>85175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9</text:p>
          </table:table-cell>
          <table:table-cell table:style-name="ce1" office:value-type="string" calcext:value-type="string">
            <text:p>BOS8483799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74189" calcext:value-type="float">
            <text:p>27418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00</text:p>
          </table:table-cell>
          <table:table-cell table:style-name="ce1" office:value-type="string" calcext:value-type="string">
            <text:p>BOS34414100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46974" calcext:value-type="float">
            <text:p>14697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01</text:p>
          </table:table-cell>
          <table:table-cell table:style-name="ce1" office:value-type="string" calcext:value-type="string">
            <text:p>BOS26444101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64766" calcext:value-type="float">
            <text:p>16476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02</text:p>
          </table:table-cell>
          <table:table-cell table:style-name="ce1" office:value-type="string" calcext:value-type="string">
            <text:p>BOS39881102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22280" calcext:value-type="float">
            <text:p>32228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03</text:p>
          </table:table-cell>
          <table:table-cell table:style-name="ce1" office:value-type="string" calcext:value-type="string">
            <text:p>BOS37237103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94302" calcext:value-type="float">
            <text:p>19430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04</text:p>
          </table:table-cell>
          <table:table-cell table:style-name="ce1" office:value-type="string" calcext:value-type="string">
            <text:p>BOS76642104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33383" calcext:value-type="float">
            <text:p>53338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05</text:p>
          </table:table-cell>
          <table:table-cell table:style-name="ce1" office:value-type="string" calcext:value-type="string">
            <text:p>BOS39231105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18334" calcext:value-type="float">
            <text:p>21833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06</text:p>
          </table:table-cell>
          <table:table-cell table:style-name="ce1" office:value-type="string" calcext:value-type="string">
            <text:p>BOS57415106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72914" calcext:value-type="float">
            <text:p>47291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07</text:p>
          </table:table-cell>
          <table:table-cell table:style-name="ce1" office:value-type="string" calcext:value-type="string">
            <text:p>BOS52982107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68372" calcext:value-type="float">
            <text:p>36837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08</text:p>
          </table:table-cell>
          <table:table-cell table:style-name="ce1" office:value-type="string" calcext:value-type="string">
            <text:p>BOS47443108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54227" calcext:value-type="float">
            <text:p>35422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09</text:p>
          </table:table-cell>
          <table:table-cell table:style-name="ce1" office:value-type="string" calcext:value-type="string">
            <text:p>BOS33219109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29270" calcext:value-type="float">
            <text:p>52927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10</text:p>
          </table:table-cell>
          <table:table-cell table:style-name="ce1" office:value-type="string" calcext:value-type="string">
            <text:p>BOS95064110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76983" calcext:value-type="float">
            <text:p>87698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11</text:p>
          </table:table-cell>
          <table:table-cell table:style-name="ce1" office:value-type="string" calcext:value-type="string">
            <text:p>BOS169711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28634" calcext:value-type="float">
            <text:p>32863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12</text:p>
          </table:table-cell>
          <table:table-cell table:style-name="ce1" office:value-type="string" calcext:value-type="string">
            <text:p>BOS5870011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24840" calcext:value-type="float">
            <text:p>12484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13</text:p>
          </table:table-cell>
          <table:table-cell table:style-name="ce1" office:value-type="string" calcext:value-type="string">
            <text:p>BOS60867113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63518" calcext:value-type="float">
            <text:p>36351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14</text:p>
          </table:table-cell>
          <table:table-cell table:style-name="ce1" office:value-type="string" calcext:value-type="string">
            <text:p>BOS13908114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39206" calcext:value-type="float">
            <text:p>83920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15</text:p>
          </table:table-cell>
          <table:table-cell table:style-name="ce1" office:value-type="string" calcext:value-type="string">
            <text:p>BOS39375115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38351" calcext:value-type="float">
            <text:p>53835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16</text:p>
          </table:table-cell>
          <table:table-cell table:style-name="ce1" office:value-type="string" calcext:value-type="string">
            <text:p>BOS4894611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65320" calcext:value-type="float">
            <text:p>86532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17</text:p>
          </table:table-cell>
          <table:table-cell table:style-name="ce1" office:value-type="string" calcext:value-type="string">
            <text:p>BOS5286411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94162" calcext:value-type="float">
            <text:p>99416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18</text:p>
          </table:table-cell>
          <table:table-cell table:style-name="ce1" office:value-type="string" calcext:value-type="string">
            <text:p>BOS507311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71329" calcext:value-type="float">
            <text:p>17132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19</text:p>
          </table:table-cell>
          <table:table-cell table:style-name="ce1" office:value-type="string" calcext:value-type="string">
            <text:p>BOS44807119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48114" calcext:value-type="float">
            <text:p>64811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20</text:p>
          </table:table-cell>
          <table:table-cell table:style-name="ce1" office:value-type="string" calcext:value-type="string">
            <text:p>BOS27305120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6522" calcext:value-type="float">
            <text:p>3652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21</text:p>
          </table:table-cell>
          <table:table-cell table:style-name="ce1" office:value-type="string" calcext:value-type="string">
            <text:p>BOS6184312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56013" calcext:value-type="float">
            <text:p>35601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22</text:p>
          </table:table-cell>
          <table:table-cell table:style-name="ce1" office:value-type="string" calcext:value-type="string">
            <text:p>BOS2226812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43498" calcext:value-type="float">
            <text:p>44349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23</text:p>
          </table:table-cell>
          <table:table-cell table:style-name="ce1" office:value-type="string" calcext:value-type="string">
            <text:p>BOS58243123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11149" calcext:value-type="float">
            <text:p>81114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24</text:p>
          </table:table-cell>
          <table:table-cell table:style-name="ce1" office:value-type="string" calcext:value-type="string">
            <text:p>BOS8088512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72766" calcext:value-type="float">
            <text:p>37276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25</text:p>
          </table:table-cell>
          <table:table-cell table:style-name="ce1" office:value-type="string" calcext:value-type="string">
            <text:p>BOS91628125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43968" calcext:value-type="float">
            <text:p>74396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26</text:p>
          </table:table-cell>
          <table:table-cell table:style-name="ce1" office:value-type="string" calcext:value-type="string">
            <text:p>BOS7472912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21756" calcext:value-type="float">
            <text:p>52175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27</text:p>
          </table:table-cell>
          <table:table-cell table:style-name="ce1" office:value-type="string" calcext:value-type="string">
            <text:p>BOS76823127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16157" calcext:value-type="float">
            <text:p>21615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28</text:p>
          </table:table-cell>
          <table:table-cell table:style-name="ce1" office:value-type="string" calcext:value-type="string">
            <text:p>BOS9462012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97388" calcext:value-type="float">
            <text:p>89738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29</text:p>
          </table:table-cell>
          <table:table-cell table:style-name="ce1" office:value-type="string" calcext:value-type="string">
            <text:p>BOS21318129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94270" calcext:value-type="float">
            <text:p>89427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30</text:p>
          </table:table-cell>
          <table:table-cell table:style-name="ce1" office:value-type="string" calcext:value-type="string">
            <text:p>BOS61960130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16919" calcext:value-type="float">
            <text:p>91691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31</text:p>
          </table:table-cell>
          <table:table-cell table:style-name="ce1" office:value-type="string" calcext:value-type="string">
            <text:p>BOS92590131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05934" calcext:value-type="float">
            <text:p>70593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32</text:p>
          </table:table-cell>
          <table:table-cell table:style-name="ce1" office:value-type="string" calcext:value-type="string">
            <text:p>BOS28046132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61900" calcext:value-type="float">
            <text:p>36190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33</text:p>
          </table:table-cell>
          <table:table-cell table:style-name="ce1" office:value-type="string" calcext:value-type="string">
            <text:p>BOS8532113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09500" calcext:value-type="float">
            <text:p>70950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34</text:p>
          </table:table-cell>
          <table:table-cell table:style-name="ce1" office:value-type="string" calcext:value-type="string">
            <text:p>BOS3019513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02313" calcext:value-type="float">
            <text:p>30231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35</text:p>
          </table:table-cell>
          <table:table-cell table:style-name="ce1" office:value-type="string" calcext:value-type="string">
            <text:p>BOS62329135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59178" calcext:value-type="float">
            <text:p>65917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36</text:p>
          </table:table-cell>
          <table:table-cell table:style-name="ce1" office:value-type="string" calcext:value-type="string">
            <text:p>BOS51634136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71095" calcext:value-type="float">
            <text:p>27109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37</text:p>
          </table:table-cell>
          <table:table-cell table:style-name="ce1" office:value-type="string" calcext:value-type="string">
            <text:p>BOS67648137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64388" calcext:value-type="float">
            <text:p>66438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38</text:p>
          </table:table-cell>
          <table:table-cell table:style-name="ce1" office:value-type="string" calcext:value-type="string">
            <text:p>BOS90507138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86579" calcext:value-type="float">
            <text:p>38657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39</text:p>
          </table:table-cell>
          <table:table-cell table:style-name="ce1" office:value-type="string" calcext:value-type="string">
            <text:p>BOS4599613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7404" calcext:value-type="float">
            <text:p>4740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40</text:p>
          </table:table-cell>
          <table:table-cell table:style-name="ce1" office:value-type="string" calcext:value-type="string">
            <text:p>BOS26371140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12182" calcext:value-type="float">
            <text:p>21218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41</text:p>
          </table:table-cell>
          <table:table-cell table:style-name="ce1" office:value-type="string" calcext:value-type="string">
            <text:p>BOS5676014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19589" calcext:value-type="float">
            <text:p>31958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42</text:p>
          </table:table-cell>
          <table:table-cell table:style-name="ce1" office:value-type="string" calcext:value-type="string">
            <text:p>BOS49484142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47019" calcext:value-type="float">
            <text:p>94701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43</text:p>
          </table:table-cell>
          <table:table-cell table:style-name="ce1" office:value-type="string" calcext:value-type="string">
            <text:p>BOS68904143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35767" calcext:value-type="float">
            <text:p>73576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44</text:p>
          </table:table-cell>
          <table:table-cell table:style-name="ce1" office:value-type="string" calcext:value-type="string">
            <text:p>BOS28733144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6549" calcext:value-type="float">
            <text:p>9654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45</text:p>
          </table:table-cell>
          <table:table-cell table:style-name="ce1" office:value-type="string" calcext:value-type="string">
            <text:p>BOS480814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25772" calcext:value-type="float">
            <text:p>72577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46</text:p>
          </table:table-cell>
          <table:table-cell table:style-name="ce1" office:value-type="string" calcext:value-type="string">
            <text:p>BOS93567146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02609" calcext:value-type="float">
            <text:p>50260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47</text:p>
          </table:table-cell>
          <table:table-cell table:style-name="ce1" office:value-type="string" calcext:value-type="string">
            <text:p>BOS2460414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85590" calcext:value-type="float">
            <text:p>38559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48</text:p>
          </table:table-cell>
          <table:table-cell table:style-name="ce1" office:value-type="string" calcext:value-type="string">
            <text:p>BOS9916414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52588" calcext:value-type="float">
            <text:p>95258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49</text:p>
          </table:table-cell>
          <table:table-cell table:style-name="ce1" office:value-type="string" calcext:value-type="string">
            <text:p>BOS4817114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655502" calcext:value-type="float">
            <text:p>65550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50</text:p>
          </table:table-cell>
          <table:table-cell table:style-name="ce1" office:value-type="string" calcext:value-type="string">
            <text:p>BOS24885150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60137" calcext:value-type="float">
            <text:p>46013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51</text:p>
          </table:table-cell>
          <table:table-cell table:style-name="ce1" office:value-type="string" calcext:value-type="string">
            <text:p>BOS2392115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30565" calcext:value-type="float">
            <text:p>83056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52</text:p>
          </table:table-cell>
          <table:table-cell table:style-name="ce1" office:value-type="string" calcext:value-type="string">
            <text:p>BOS72768152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43605" calcext:value-type="float">
            <text:p>74360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53</text:p>
          </table:table-cell>
          <table:table-cell table:style-name="ce1" office:value-type="string" calcext:value-type="string">
            <text:p>BOS37395153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662918" calcext:value-type="float">
            <text:p>66291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54</text:p>
          </table:table-cell>
          <table:table-cell table:style-name="ce1" office:value-type="string" calcext:value-type="string">
            <text:p>BOS6435415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14062" calcext:value-type="float">
            <text:p>51406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55</text:p>
          </table:table-cell>
          <table:table-cell table:style-name="ce1" office:value-type="string" calcext:value-type="string">
            <text:p>BOS556915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72704" calcext:value-type="float">
            <text:p>87270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56</text:p>
          </table:table-cell>
          <table:table-cell table:style-name="ce1" office:value-type="string" calcext:value-type="string">
            <text:p>BOS7541115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91204" calcext:value-type="float">
            <text:p>29120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57</text:p>
          </table:table-cell>
          <table:table-cell table:style-name="ce1" office:value-type="string" calcext:value-type="string">
            <text:p>BOS82539157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80569" calcext:value-type="float">
            <text:p>38056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58</text:p>
          </table:table-cell>
          <table:table-cell table:style-name="ce1" office:value-type="string" calcext:value-type="string">
            <text:p>BOS49458158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91807" calcext:value-type="float">
            <text:p>69180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59</text:p>
          </table:table-cell>
          <table:table-cell table:style-name="ce1" office:value-type="string" calcext:value-type="string">
            <text:p>BOS4218815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39975" calcext:value-type="float">
            <text:p>53997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60</text:p>
          </table:table-cell>
          <table:table-cell table:style-name="ce1" office:value-type="string" calcext:value-type="string">
            <text:p>BOS46578160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11044" calcext:value-type="float">
            <text:p>41104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61</text:p>
          </table:table-cell>
          <table:table-cell table:style-name="ce1" office:value-type="string" calcext:value-type="string">
            <text:p>BOS1807416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26093" calcext:value-type="float">
            <text:p>82609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62</text:p>
          </table:table-cell>
          <table:table-cell table:style-name="ce1" office:value-type="string" calcext:value-type="string">
            <text:p>BOS62847162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92414" calcext:value-type="float">
            <text:p>79241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63</text:p>
          </table:table-cell>
          <table:table-cell table:style-name="ce1" office:value-type="string" calcext:value-type="string">
            <text:p>BOS96644163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48584" calcext:value-type="float">
            <text:p>24858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64</text:p>
          </table:table-cell>
          <table:table-cell table:style-name="ce1" office:value-type="string" calcext:value-type="string">
            <text:p>BOS97984164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83129" calcext:value-type="float">
            <text:p>28312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65</text:p>
          </table:table-cell>
          <table:table-cell table:style-name="ce1" office:value-type="string" calcext:value-type="string">
            <text:p>BOS1338716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34579" calcext:value-type="float">
            <text:p>43457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66</text:p>
          </table:table-cell>
          <table:table-cell table:style-name="ce1" office:value-type="string" calcext:value-type="string">
            <text:p>BOS6790616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80523" calcext:value-type="float">
            <text:p>48052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67</text:p>
          </table:table-cell>
          <table:table-cell table:style-name="ce1" office:value-type="string" calcext:value-type="string">
            <text:p>BOS15642167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01386" calcext:value-type="float">
            <text:p>70138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68</text:p>
          </table:table-cell>
          <table:table-cell table:style-name="ce1" office:value-type="string" calcext:value-type="string">
            <text:p>BOS24783168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03231" calcext:value-type="float">
            <text:p>90323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69</text:p>
          </table:table-cell>
          <table:table-cell table:style-name="ce1" office:value-type="string" calcext:value-type="string">
            <text:p>BOS3355169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08280" calcext:value-type="float">
            <text:p>60828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70</text:p>
          </table:table-cell>
          <table:table-cell table:style-name="ce1" office:value-type="string" calcext:value-type="string">
            <text:p>BOS45091170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51046" calcext:value-type="float">
            <text:p>35104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71</text:p>
          </table:table-cell>
          <table:table-cell table:style-name="ce1" office:value-type="string" calcext:value-type="string">
            <text:p>BOS67627171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58952" calcext:value-type="float">
            <text:p>15895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72</text:p>
          </table:table-cell>
          <table:table-cell table:style-name="ce1" office:value-type="string" calcext:value-type="string">
            <text:p>BOS17198172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69450" calcext:value-type="float">
            <text:p>56945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73</text:p>
          </table:table-cell>
          <table:table-cell table:style-name="ce1" office:value-type="string" calcext:value-type="string">
            <text:p>BOS40504173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07813" calcext:value-type="float">
            <text:p>90781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74</text:p>
          </table:table-cell>
          <table:table-cell table:style-name="ce1" office:value-type="string" calcext:value-type="string">
            <text:p>BOS50238174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76167" calcext:value-type="float">
            <text:p>77616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75</text:p>
          </table:table-cell>
          <table:table-cell table:style-name="ce1" office:value-type="string" calcext:value-type="string">
            <text:p>BOS91557175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19756" calcext:value-type="float">
            <text:p>11975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76</text:p>
          </table:table-cell>
          <table:table-cell table:style-name="ce1" office:value-type="string" calcext:value-type="string">
            <text:p>BOS89594176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00885" calcext:value-type="float">
            <text:p>30088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77</text:p>
          </table:table-cell>
          <table:table-cell table:style-name="ce1" office:value-type="string" calcext:value-type="string">
            <text:p>BOS99496177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19719" calcext:value-type="float">
            <text:p>21971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78</text:p>
          </table:table-cell>
          <table:table-cell table:style-name="ce1" office:value-type="string" calcext:value-type="string">
            <text:p>BOS61785178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20026" calcext:value-type="float">
            <text:p>52002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79</text:p>
          </table:table-cell>
          <table:table-cell table:style-name="ce1" office:value-type="string" calcext:value-type="string">
            <text:p>BOS1205517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91277" calcext:value-type="float">
            <text:p>49127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80</text:p>
          </table:table-cell>
          <table:table-cell table:style-name="ce1" office:value-type="string" calcext:value-type="string">
            <text:p>BOS7183180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1316" calcext:value-type="float">
            <text:p>4131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81</text:p>
          </table:table-cell>
          <table:table-cell table:style-name="ce1" office:value-type="string" calcext:value-type="string">
            <text:p>BOS45331181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29432" calcext:value-type="float">
            <text:p>82943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82</text:p>
          </table:table-cell>
          <table:table-cell table:style-name="ce1" office:value-type="string" calcext:value-type="string">
            <text:p>BOS27327182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80841" calcext:value-type="float">
            <text:p>48084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83</text:p>
          </table:table-cell>
          <table:table-cell table:style-name="ce1" office:value-type="string" calcext:value-type="string">
            <text:p>BOS9325518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06908" calcext:value-type="float">
            <text:p>50690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84</text:p>
          </table:table-cell>
          <table:table-cell table:style-name="ce1" office:value-type="string" calcext:value-type="string">
            <text:p>BOS77963184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56395" calcext:value-type="float">
            <text:p>95639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85</text:p>
          </table:table-cell>
          <table:table-cell table:style-name="ce1" office:value-type="string" calcext:value-type="string">
            <text:p>BOS96750185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58233" calcext:value-type="float">
            <text:p>65823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86</text:p>
          </table:table-cell>
          <table:table-cell table:style-name="ce1" office:value-type="string" calcext:value-type="string">
            <text:p>BOS2705718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4114" calcext:value-type="float">
            <text:p>4411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87</text:p>
          </table:table-cell>
          <table:table-cell table:style-name="ce1" office:value-type="string" calcext:value-type="string">
            <text:p>BOS12490187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60664" calcext:value-type="float">
            <text:p>96066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88</text:p>
          </table:table-cell>
          <table:table-cell table:style-name="ce1" office:value-type="string" calcext:value-type="string">
            <text:p>BOS54512188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24682" calcext:value-type="float">
            <text:p>52468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89</text:p>
          </table:table-cell>
          <table:table-cell table:style-name="ce1" office:value-type="string" calcext:value-type="string">
            <text:p>BOS61186189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00267" calcext:value-type="float">
            <text:p>70026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90</text:p>
          </table:table-cell>
          <table:table-cell table:style-name="ce1" office:value-type="string" calcext:value-type="string">
            <text:p>BOS33622190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96679" calcext:value-type="float">
            <text:p>59667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91</text:p>
          </table:table-cell>
          <table:table-cell table:style-name="ce1" office:value-type="string" calcext:value-type="string">
            <text:p>BOS1222119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81495" calcext:value-type="float">
            <text:p>58149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92</text:p>
          </table:table-cell>
          <table:table-cell table:style-name="ce1" office:value-type="string" calcext:value-type="string">
            <text:p>BOS31421192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21215" calcext:value-type="float">
            <text:p>12121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93</text:p>
          </table:table-cell>
          <table:table-cell table:style-name="ce1" office:value-type="string" calcext:value-type="string">
            <text:p>BOS87238193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17904" calcext:value-type="float">
            <text:p>21790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94</text:p>
          </table:table-cell>
          <table:table-cell table:style-name="ce1" office:value-type="string" calcext:value-type="string">
            <text:p>BOS74445194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92021" calcext:value-type="float">
            <text:p>89202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95</text:p>
          </table:table-cell>
          <table:table-cell table:style-name="ce1" office:value-type="string" calcext:value-type="string">
            <text:p>BOS43943195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90872" calcext:value-type="float">
            <text:p>19087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96</text:p>
          </table:table-cell>
          <table:table-cell table:style-name="ce1" office:value-type="string" calcext:value-type="string">
            <text:p>BOS8519196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55426" calcext:value-type="float">
            <text:p>45542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97</text:p>
          </table:table-cell>
          <table:table-cell table:style-name="ce1" office:value-type="string" calcext:value-type="string">
            <text:p>BOS72142197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90938" calcext:value-type="float">
            <text:p>79093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98</text:p>
          </table:table-cell>
          <table:table-cell table:style-name="ce1" office:value-type="string" calcext:value-type="string">
            <text:p>BOS8788819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50412" calcext:value-type="float">
            <text:p>45041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99</text:p>
          </table:table-cell>
          <table:table-cell table:style-name="ce1" office:value-type="string" calcext:value-type="string">
            <text:p>BOS805199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65693" calcext:value-type="float">
            <text:p>16569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00</text:p>
          </table:table-cell>
          <table:table-cell table:style-name="ce1" office:value-type="string" calcext:value-type="string">
            <text:p>BOS83354200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07644" calcext:value-type="float">
            <text:p>30764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01</text:p>
          </table:table-cell>
          <table:table-cell table:style-name="ce1" office:value-type="string" calcext:value-type="string">
            <text:p>BOS25111201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652532" calcext:value-type="float">
            <text:p>65253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02</text:p>
          </table:table-cell>
          <table:table-cell table:style-name="ce1" office:value-type="string" calcext:value-type="string">
            <text:p>BOS8646920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13464" calcext:value-type="float">
            <text:p>41346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03</text:p>
          </table:table-cell>
          <table:table-cell table:style-name="ce1" office:value-type="string" calcext:value-type="string">
            <text:p>BOS5475220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40758" calcext:value-type="float">
            <text:p>24075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04</text:p>
          </table:table-cell>
          <table:table-cell table:style-name="ce1" office:value-type="string" calcext:value-type="string">
            <text:p>BOS95490204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70681" calcext:value-type="float">
            <text:p>17068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05</text:p>
          </table:table-cell>
          <table:table-cell table:style-name="ce1" office:value-type="string" calcext:value-type="string">
            <text:p>BOS36421205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93257" calcext:value-type="float">
            <text:p>59325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06</text:p>
          </table:table-cell>
          <table:table-cell table:style-name="ce1" office:value-type="string" calcext:value-type="string">
            <text:p>BOS3596120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53205" calcext:value-type="float">
            <text:p>15320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07</text:p>
          </table:table-cell>
          <table:table-cell table:style-name="ce1" office:value-type="string" calcext:value-type="string">
            <text:p>BOS6635220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29203" calcext:value-type="float">
            <text:p>72920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08</text:p>
          </table:table-cell>
          <table:table-cell table:style-name="ce1" office:value-type="string" calcext:value-type="string">
            <text:p>BOS13489208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88221" calcext:value-type="float">
            <text:p>88822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09</text:p>
          </table:table-cell>
          <table:table-cell table:style-name="ce1" office:value-type="string" calcext:value-type="string">
            <text:p>BOS2255320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19775" calcext:value-type="float">
            <text:p>91977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10</text:p>
          </table:table-cell>
          <table:table-cell table:style-name="ce1" office:value-type="string" calcext:value-type="string">
            <text:p>BOS60172210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41631" calcext:value-type="float">
            <text:p>24163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11</text:p>
          </table:table-cell>
          <table:table-cell table:style-name="ce1" office:value-type="string" calcext:value-type="string">
            <text:p>BOS17741211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38700" calcext:value-type="float">
            <text:p>93870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12</text:p>
          </table:table-cell>
          <table:table-cell table:style-name="ce1" office:value-type="string" calcext:value-type="string">
            <text:p>BOS2957621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76759" calcext:value-type="float">
            <text:p>57675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13</text:p>
          </table:table-cell>
          <table:table-cell table:style-name="ce1" office:value-type="string" calcext:value-type="string">
            <text:p>BOS8503021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50681" calcext:value-type="float">
            <text:p>95068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14</text:p>
          </table:table-cell>
          <table:table-cell table:style-name="ce1" office:value-type="string" calcext:value-type="string">
            <text:p>BOS92869214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65775" calcext:value-type="float">
            <text:p>46577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15</text:p>
          </table:table-cell>
          <table:table-cell table:style-name="ce1" office:value-type="string" calcext:value-type="string">
            <text:p>BOS61201215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49119" calcext:value-type="float">
            <text:p>24911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16</text:p>
          </table:table-cell>
          <table:table-cell table:style-name="ce1" office:value-type="string" calcext:value-type="string">
            <text:p>BOS79064216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83485" calcext:value-type="float">
            <text:p>68348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17</text:p>
          </table:table-cell>
          <table:table-cell table:style-name="ce1" office:value-type="string" calcext:value-type="string">
            <text:p>BOS21095217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91548" calcext:value-type="float">
            <text:p>49154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18</text:p>
          </table:table-cell>
          <table:table-cell table:style-name="ce1" office:value-type="string" calcext:value-type="string">
            <text:p>BOS23574218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56202" calcext:value-type="float">
            <text:p>15620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19</text:p>
          </table:table-cell>
          <table:table-cell table:style-name="ce1" office:value-type="string" calcext:value-type="string">
            <text:p>BOS62094219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19385" calcext:value-type="float">
            <text:p>91938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20</text:p>
          </table:table-cell>
          <table:table-cell table:style-name="ce1" office:value-type="string" calcext:value-type="string">
            <text:p>BOS75453220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94637" calcext:value-type="float">
            <text:p>79463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21</text:p>
          </table:table-cell>
          <table:table-cell table:style-name="ce1" office:value-type="string" calcext:value-type="string">
            <text:p>BOS4223322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43007" calcext:value-type="float">
            <text:p>24300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22</text:p>
          </table:table-cell>
          <table:table-cell table:style-name="ce1" office:value-type="string" calcext:value-type="string">
            <text:p>BOS77095222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95677" calcext:value-type="float">
            <text:p>89567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23</text:p>
          </table:table-cell>
          <table:table-cell table:style-name="ce1" office:value-type="string" calcext:value-type="string">
            <text:p>BOS71511223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83652" calcext:value-type="float">
            <text:p>48365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24</text:p>
          </table:table-cell>
          <table:table-cell table:style-name="ce1" office:value-type="string" calcext:value-type="string">
            <text:p>BOS5396622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64658" calcext:value-type="float">
            <text:p>96465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25</text:p>
          </table:table-cell>
          <table:table-cell table:style-name="ce1" office:value-type="string" calcext:value-type="string">
            <text:p>BOS83433225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06075" calcext:value-type="float">
            <text:p>40607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26</text:p>
          </table:table-cell>
          <table:table-cell table:style-name="ce1" office:value-type="string" calcext:value-type="string">
            <text:p>BOS94485226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90735" calcext:value-type="float">
            <text:p>39073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27</text:p>
          </table:table-cell>
          <table:table-cell table:style-name="ce1" office:value-type="string" calcext:value-type="string">
            <text:p>BOS18237227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09270" calcext:value-type="float">
            <text:p>70927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28</text:p>
          </table:table-cell>
          <table:table-cell table:style-name="ce1" office:value-type="string" calcext:value-type="string">
            <text:p>BOS61791228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20578" calcext:value-type="float">
            <text:p>42057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29</text:p>
          </table:table-cell>
          <table:table-cell table:style-name="ce1" office:value-type="string" calcext:value-type="string">
            <text:p>BOS41895229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15786" calcext:value-type="float">
            <text:p>21578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30</text:p>
          </table:table-cell>
          <table:table-cell table:style-name="ce1" office:value-type="string" calcext:value-type="string">
            <text:p>BOS14894230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14131" calcext:value-type="float">
            <text:p>41413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31</text:p>
          </table:table-cell>
          <table:table-cell table:style-name="ce1" office:value-type="string" calcext:value-type="string">
            <text:p>BOS9803523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78221" calcext:value-type="float">
            <text:p>27822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32</text:p>
          </table:table-cell>
          <table:table-cell table:style-name="ce1" office:value-type="string" calcext:value-type="string">
            <text:p>BOS4360232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40731" calcext:value-type="float">
            <text:p>54073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33</text:p>
          </table:table-cell>
          <table:table-cell table:style-name="ce1" office:value-type="string" calcext:value-type="string">
            <text:p>BOS77228233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88863" calcext:value-type="float">
            <text:p>38886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34</text:p>
          </table:table-cell>
          <table:table-cell table:style-name="ce1" office:value-type="string" calcext:value-type="string">
            <text:p>BOS18936234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36011" calcext:value-type="float">
            <text:p>83601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35</text:p>
          </table:table-cell>
          <table:table-cell table:style-name="ce1" office:value-type="string" calcext:value-type="string">
            <text:p>BOS22856235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82862" calcext:value-type="float">
            <text:p>78286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36</text:p>
          </table:table-cell>
          <table:table-cell table:style-name="ce1" office:value-type="string" calcext:value-type="string">
            <text:p>BOS3228023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57854" calcext:value-type="float">
            <text:p>75785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37</text:p>
          </table:table-cell>
          <table:table-cell table:style-name="ce1" office:value-type="string" calcext:value-type="string">
            <text:p>BOS6022923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9380" calcext:value-type="float">
            <text:p>1938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38</text:p>
          </table:table-cell>
          <table:table-cell table:style-name="ce1" office:value-type="string" calcext:value-type="string">
            <text:p>BOS19356238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621726" calcext:value-type="float">
            <text:p>62172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39</text:p>
          </table:table-cell>
          <table:table-cell table:style-name="ce1" office:value-type="string" calcext:value-type="string">
            <text:p>BOS74849239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50472" calcext:value-type="float">
            <text:p>55047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40</text:p>
          </table:table-cell>
          <table:table-cell table:style-name="ce1" office:value-type="string" calcext:value-type="string">
            <text:p>BOS60393240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97995" calcext:value-type="float">
            <text:p>49799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41</text:p>
          </table:table-cell>
          <table:table-cell table:style-name="ce1" office:value-type="string" calcext:value-type="string">
            <text:p>BOS8098624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96022" calcext:value-type="float">
            <text:p>49602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42</text:p>
          </table:table-cell>
          <table:table-cell table:style-name="ce1" office:value-type="string" calcext:value-type="string">
            <text:p>BOS1479824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629941" calcext:value-type="float">
            <text:p>62994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43</text:p>
          </table:table-cell>
          <table:table-cell table:style-name="ce1" office:value-type="string" calcext:value-type="string">
            <text:p>BOS4269124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89288" calcext:value-type="float">
            <text:p>18928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44</text:p>
          </table:table-cell>
          <table:table-cell table:style-name="ce1" office:value-type="string" calcext:value-type="string">
            <text:p>BOS8905224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31025" calcext:value-type="float">
            <text:p>73102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45</text:p>
          </table:table-cell>
          <table:table-cell table:style-name="ce1" office:value-type="string" calcext:value-type="string">
            <text:p>BOS77667245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5898" calcext:value-type="float">
            <text:p>9589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46</text:p>
          </table:table-cell>
          <table:table-cell table:style-name="ce1" office:value-type="string" calcext:value-type="string">
            <text:p>BOS2034246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21362" calcext:value-type="float">
            <text:p>92136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47</text:p>
          </table:table-cell>
          <table:table-cell table:style-name="ce1" office:value-type="string" calcext:value-type="string">
            <text:p>BOS28890247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10718" calcext:value-type="float">
            <text:p>11071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48</text:p>
          </table:table-cell>
          <table:table-cell table:style-name="ce1" office:value-type="string" calcext:value-type="string">
            <text:p>BOS6328524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64498" calcext:value-type="float">
            <text:p>86449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49</text:p>
          </table:table-cell>
          <table:table-cell table:style-name="ce1" office:value-type="string" calcext:value-type="string">
            <text:p>BOS8120824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656294" calcext:value-type="float">
            <text:p>65629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50</text:p>
          </table:table-cell>
          <table:table-cell table:style-name="ce1" office:value-type="string" calcext:value-type="string">
            <text:p>BOS46628250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15977" calcext:value-type="float">
            <text:p>21597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51</text:p>
          </table:table-cell>
          <table:table-cell table:style-name="ce1" office:value-type="string" calcext:value-type="string">
            <text:p>BOS85101251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43333" calcext:value-type="float">
            <text:p>54333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52</text:p>
          </table:table-cell>
          <table:table-cell table:style-name="ce1" office:value-type="string" calcext:value-type="string">
            <text:p>BOS50531252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79070" calcext:value-type="float">
            <text:p>57907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53</text:p>
          </table:table-cell>
          <table:table-cell table:style-name="ce1" office:value-type="string" calcext:value-type="string">
            <text:p>BOS5605253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78210" calcext:value-type="float">
            <text:p>27821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54</text:p>
          </table:table-cell>
          <table:table-cell table:style-name="ce1" office:value-type="string" calcext:value-type="string">
            <text:p>BOS372325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12379" calcext:value-type="float">
            <text:p>81237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55</text:p>
          </table:table-cell>
          <table:table-cell table:style-name="ce1" office:value-type="string" calcext:value-type="string">
            <text:p>BOS40148255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94552" calcext:value-type="float">
            <text:p>99455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56</text:p>
          </table:table-cell>
          <table:table-cell table:style-name="ce1" office:value-type="string" calcext:value-type="string">
            <text:p>BOS8373256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03174" calcext:value-type="float">
            <text:p>80317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57</text:p>
          </table:table-cell>
          <table:table-cell table:style-name="ce1" office:value-type="string" calcext:value-type="string">
            <text:p>BOS29977257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39176" calcext:value-type="float">
            <text:p>93917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58</text:p>
          </table:table-cell>
          <table:table-cell table:style-name="ce1" office:value-type="string" calcext:value-type="string">
            <text:p>BOS58731258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15337" calcext:value-type="float">
            <text:p>31533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59</text:p>
          </table:table-cell>
          <table:table-cell table:style-name="ce1" office:value-type="string" calcext:value-type="string">
            <text:p>BOS75613259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47374" calcext:value-type="float">
            <text:p>14737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60</text:p>
          </table:table-cell>
          <table:table-cell table:style-name="ce1" office:value-type="string" calcext:value-type="string">
            <text:p>BOS83790260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89727" calcext:value-type="float">
            <text:p>68972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61</text:p>
          </table:table-cell>
          <table:table-cell table:style-name="ce1" office:value-type="string" calcext:value-type="string">
            <text:p>BOS9264261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82361" calcext:value-type="float">
            <text:p>78236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62</text:p>
          </table:table-cell>
          <table:table-cell table:style-name="ce1" office:value-type="string" calcext:value-type="string">
            <text:p>BOS24912262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04559" calcext:value-type="float">
            <text:p>60455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63</text:p>
          </table:table-cell>
          <table:table-cell table:style-name="ce1" office:value-type="string" calcext:value-type="string">
            <text:p>BOS820326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98124" calcext:value-type="float">
            <text:p>89812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64</text:p>
          </table:table-cell>
          <table:table-cell table:style-name="ce1" office:value-type="string" calcext:value-type="string">
            <text:p>BOS1884626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81356" calcext:value-type="float">
            <text:p>48135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65</text:p>
          </table:table-cell>
          <table:table-cell table:style-name="ce1" office:value-type="string" calcext:value-type="string">
            <text:p>BOS9019126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31015" calcext:value-type="float">
            <text:p>13101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66</text:p>
          </table:table-cell>
          <table:table-cell table:style-name="ce1" office:value-type="string" calcext:value-type="string">
            <text:p>BOS87948266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79486" calcext:value-type="float">
            <text:p>77948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67</text:p>
          </table:table-cell>
          <table:table-cell table:style-name="ce1" office:value-type="string" calcext:value-type="string">
            <text:p>BOS41542267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18491" calcext:value-type="float">
            <text:p>31849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68</text:p>
          </table:table-cell>
          <table:table-cell table:style-name="ce1" office:value-type="string" calcext:value-type="string">
            <text:p>BOS54929268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93129" calcext:value-type="float">
            <text:p>89312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69</text:p>
          </table:table-cell>
          <table:table-cell table:style-name="ce1" office:value-type="string" calcext:value-type="string">
            <text:p>BOS28128269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19434" calcext:value-type="float">
            <text:p>31943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70</text:p>
          </table:table-cell>
          <table:table-cell table:style-name="ce1" office:value-type="string" calcext:value-type="string">
            <text:p>BOS37837270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30087" calcext:value-type="float">
            <text:p>93008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71</text:p>
          </table:table-cell>
          <table:table-cell table:style-name="ce1" office:value-type="string" calcext:value-type="string">
            <text:p>BOS65204271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93629" calcext:value-type="float">
            <text:p>19362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72</text:p>
          </table:table-cell>
          <table:table-cell table:style-name="ce1" office:value-type="string" calcext:value-type="string">
            <text:p>BOS7653827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77483" calcext:value-type="float">
            <text:p>27748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73</text:p>
          </table:table-cell>
          <table:table-cell table:style-name="ce1" office:value-type="string" calcext:value-type="string">
            <text:p>BOS52836273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70444" calcext:value-type="float">
            <text:p>57044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74</text:p>
          </table:table-cell>
          <table:table-cell table:style-name="ce1" office:value-type="string" calcext:value-type="string">
            <text:p>BOS68965274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95043" calcext:value-type="float">
            <text:p>29504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75</text:p>
          </table:table-cell>
          <table:table-cell table:style-name="ce1" office:value-type="string" calcext:value-type="string">
            <text:p>BOS46147275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64063" calcext:value-type="float">
            <text:p>36406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76</text:p>
          </table:table-cell>
          <table:table-cell table:style-name="ce1" office:value-type="string" calcext:value-type="string">
            <text:p>BOS7210276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40985" calcext:value-type="float">
            <text:p>94098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77</text:p>
          </table:table-cell>
          <table:table-cell table:style-name="ce1" office:value-type="string" calcext:value-type="string">
            <text:p>BOS103827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07482" calcext:value-type="float">
            <text:p>30748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78</text:p>
          </table:table-cell>
          <table:table-cell table:style-name="ce1" office:value-type="string" calcext:value-type="string">
            <text:p>BOS12865278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609922" calcext:value-type="float">
            <text:p>60992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79</text:p>
          </table:table-cell>
          <table:table-cell table:style-name="ce1" office:value-type="string" calcext:value-type="string">
            <text:p>BOS74429279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24501" calcext:value-type="float">
            <text:p>62450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80</text:p>
          </table:table-cell>
          <table:table-cell table:style-name="ce1" office:value-type="string" calcext:value-type="string">
            <text:p>BOS21717280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17770" calcext:value-type="float">
            <text:p>11777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81</text:p>
          </table:table-cell>
          <table:table-cell table:style-name="ce1" office:value-type="string" calcext:value-type="string">
            <text:p>BOS84894281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26470" calcext:value-type="float">
            <text:p>42647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82</text:p>
          </table:table-cell>
          <table:table-cell table:style-name="ce1" office:value-type="string" calcext:value-type="string">
            <text:p>BOS32662282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42208" calcext:value-type="float">
            <text:p>84220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83</text:p>
          </table:table-cell>
          <table:table-cell table:style-name="ce1" office:value-type="string" calcext:value-type="string">
            <text:p>BOS5824728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34159" calcext:value-type="float">
            <text:p>23415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84</text:p>
          </table:table-cell>
          <table:table-cell table:style-name="ce1" office:value-type="string" calcext:value-type="string">
            <text:p>BOS62039284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74660" calcext:value-type="float">
            <text:p>47466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85</text:p>
          </table:table-cell>
          <table:table-cell table:style-name="ce1" office:value-type="string" calcext:value-type="string">
            <text:p>BOS36987285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79133" calcext:value-type="float">
            <text:p>57913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86</text:p>
          </table:table-cell>
          <table:table-cell table:style-name="ce1" office:value-type="string" calcext:value-type="string">
            <text:p>BOS1409428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51200" calcext:value-type="float">
            <text:p>65120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87</text:p>
          </table:table-cell>
          <table:table-cell table:style-name="ce1" office:value-type="string" calcext:value-type="string">
            <text:p>BOS1934328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72746" calcext:value-type="float">
            <text:p>97274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88</text:p>
          </table:table-cell>
          <table:table-cell table:style-name="ce1" office:value-type="string" calcext:value-type="string">
            <text:p>BOS7601328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18894" calcext:value-type="float">
            <text:p>51889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89</text:p>
          </table:table-cell>
          <table:table-cell table:style-name="ce1" office:value-type="string" calcext:value-type="string">
            <text:p>BOS45292289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51018" calcext:value-type="float">
            <text:p>45101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90</text:p>
          </table:table-cell>
          <table:table-cell table:style-name="ce1" office:value-type="string" calcext:value-type="string">
            <text:p>BOS3343290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92397" calcext:value-type="float">
            <text:p>49239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91</text:p>
          </table:table-cell>
          <table:table-cell table:style-name="ce1" office:value-type="string" calcext:value-type="string">
            <text:p>BOS71565291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6927" calcext:value-type="float">
            <text:p>4692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92</text:p>
          </table:table-cell>
          <table:table-cell table:style-name="ce1" office:value-type="string" calcext:value-type="string">
            <text:p>BOS24311292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45905" calcext:value-type="float">
            <text:p>74590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93</text:p>
          </table:table-cell>
          <table:table-cell table:style-name="ce1" office:value-type="string" calcext:value-type="string">
            <text:p>BOS8880729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62250" calcext:value-type="float">
            <text:p>56225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94</text:p>
          </table:table-cell>
          <table:table-cell table:style-name="ce1" office:value-type="string" calcext:value-type="string">
            <text:p>BOS71546294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39640" calcext:value-type="float">
            <text:p>73964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95</text:p>
          </table:table-cell>
          <table:table-cell table:style-name="ce1" office:value-type="string" calcext:value-type="string">
            <text:p>BOS84766295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02202" calcext:value-type="float">
            <text:p>10220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96</text:p>
          </table:table-cell>
          <table:table-cell table:style-name="ce1" office:value-type="string" calcext:value-type="string">
            <text:p>BOS29843296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48523" calcext:value-type="float">
            <text:p>14852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97</text:p>
          </table:table-cell>
          <table:table-cell table:style-name="ce1" office:value-type="string" calcext:value-type="string">
            <text:p>BOS11759297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37920" calcext:value-type="float">
            <text:p>83792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98</text:p>
          </table:table-cell>
          <table:table-cell table:style-name="ce1" office:value-type="string" calcext:value-type="string">
            <text:p>BOS23745298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56040" calcext:value-type="float">
            <text:p>75604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299</text:p>
          </table:table-cell>
          <table:table-cell table:style-name="ce1" office:value-type="string" calcext:value-type="string">
            <text:p>BOS13189299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08994" calcext:value-type="float">
            <text:p>80899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00</text:p>
          </table:table-cell>
          <table:table-cell table:style-name="ce1" office:value-type="string" calcext:value-type="string">
            <text:p>BOS48453300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32366" calcext:value-type="float">
            <text:p>33236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01</text:p>
          </table:table-cell>
          <table:table-cell table:style-name="ce1" office:value-type="string" calcext:value-type="string">
            <text:p>BOS95864301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950" calcext:value-type="float">
            <text:p>195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02</text:p>
          </table:table-cell>
          <table:table-cell table:style-name="ce1" office:value-type="string" calcext:value-type="string">
            <text:p>BOS48722302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85724" calcext:value-type="float">
            <text:p>48572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03</text:p>
          </table:table-cell>
          <table:table-cell table:style-name="ce1" office:value-type="string" calcext:value-type="string">
            <text:p>BOS52322303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21753" calcext:value-type="float">
            <text:p>82175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04</text:p>
          </table:table-cell>
          <table:table-cell table:style-name="ce1" office:value-type="string" calcext:value-type="string">
            <text:p>BOS44702304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93623" calcext:value-type="float">
            <text:p>19362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05</text:p>
          </table:table-cell>
          <table:table-cell table:style-name="ce1" office:value-type="string" calcext:value-type="string">
            <text:p>BOS94993305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01332" calcext:value-type="float">
            <text:p>30133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06</text:p>
          </table:table-cell>
          <table:table-cell table:style-name="ce1" office:value-type="string" calcext:value-type="string">
            <text:p>BOS9731930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52142" calcext:value-type="float">
            <text:p>35214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07</text:p>
          </table:table-cell>
          <table:table-cell table:style-name="ce1" office:value-type="string" calcext:value-type="string">
            <text:p>BOS2728307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22809" calcext:value-type="float">
            <text:p>92280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08</text:p>
          </table:table-cell>
          <table:table-cell table:style-name="ce1" office:value-type="string" calcext:value-type="string">
            <text:p>BOS48619308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42236" calcext:value-type="float">
            <text:p>44223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09</text:p>
          </table:table-cell>
          <table:table-cell table:style-name="ce1" office:value-type="string" calcext:value-type="string">
            <text:p>BOS7680530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43610" calcext:value-type="float">
            <text:p>14361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10</text:p>
          </table:table-cell>
          <table:table-cell table:style-name="ce1" office:value-type="string" calcext:value-type="string">
            <text:p>BOS10788310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78505" calcext:value-type="float">
            <text:p>97850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11</text:p>
          </table:table-cell>
          <table:table-cell table:style-name="ce1" office:value-type="string" calcext:value-type="string">
            <text:p>BOS6285831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04216" calcext:value-type="float">
            <text:p>80421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12</text:p>
          </table:table-cell>
          <table:table-cell table:style-name="ce1" office:value-type="string" calcext:value-type="string">
            <text:p>BOS9103331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72785" calcext:value-type="float">
            <text:p>27278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13</text:p>
          </table:table-cell>
          <table:table-cell table:style-name="ce1" office:value-type="string" calcext:value-type="string">
            <text:p>BOS34184313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76387" calcext:value-type="float">
            <text:p>17638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14</text:p>
          </table:table-cell>
          <table:table-cell table:style-name="ce1" office:value-type="string" calcext:value-type="string">
            <text:p>BOS94997314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10414" calcext:value-type="float">
            <text:p>31041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15</text:p>
          </table:table-cell>
          <table:table-cell table:style-name="ce1" office:value-type="string" calcext:value-type="string">
            <text:p>BOS2598131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57607" calcext:value-type="float">
            <text:p>75760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16</text:p>
          </table:table-cell>
          <table:table-cell table:style-name="ce1" office:value-type="string" calcext:value-type="string">
            <text:p>BOS89799316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97178" calcext:value-type="float">
            <text:p>19717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17</text:p>
          </table:table-cell>
          <table:table-cell table:style-name="ce1" office:value-type="string" calcext:value-type="string">
            <text:p>BOS47981317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67898" calcext:value-type="float">
            <text:p>56789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18</text:p>
          </table:table-cell>
          <table:table-cell table:style-name="ce1" office:value-type="string" calcext:value-type="string">
            <text:p>BOS84247318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43138" calcext:value-type="float">
            <text:p>34313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19</text:p>
          </table:table-cell>
          <table:table-cell table:style-name="ce1" office:value-type="string" calcext:value-type="string">
            <text:p>BOS4005231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96854" calcext:value-type="float">
            <text:p>99685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20</text:p>
          </table:table-cell>
          <table:table-cell table:style-name="ce1" office:value-type="string" calcext:value-type="string">
            <text:p>BOS95766320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55688" calcext:value-type="float">
            <text:p>85568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21</text:p>
          </table:table-cell>
          <table:table-cell table:style-name="ce1" office:value-type="string" calcext:value-type="string">
            <text:p>BOS85698321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6830" calcext:value-type="float">
            <text:p>7683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22</text:p>
          </table:table-cell>
          <table:table-cell table:style-name="ce1" office:value-type="string" calcext:value-type="string">
            <text:p>BOS37204322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48066" calcext:value-type="float">
            <text:p>34806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23</text:p>
          </table:table-cell>
          <table:table-cell table:style-name="ce1" office:value-type="string" calcext:value-type="string">
            <text:p>BOS4472332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40373" calcext:value-type="float">
            <text:p>94037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24</text:p>
          </table:table-cell>
          <table:table-cell table:style-name="ce1" office:value-type="string" calcext:value-type="string">
            <text:p>BOS78334324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39743" calcext:value-type="float">
            <text:p>73974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25</text:p>
          </table:table-cell>
          <table:table-cell table:style-name="ce1" office:value-type="string" calcext:value-type="string">
            <text:p>BOS4472532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79131" calcext:value-type="float">
            <text:p>27913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26</text:p>
          </table:table-cell>
          <table:table-cell table:style-name="ce1" office:value-type="string" calcext:value-type="string">
            <text:p>BOS8258932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81089" calcext:value-type="float">
            <text:p>18108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27</text:p>
          </table:table-cell>
          <table:table-cell table:style-name="ce1" office:value-type="string" calcext:value-type="string">
            <text:p>BOS8489532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28124" calcext:value-type="float">
            <text:p>92812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28</text:p>
          </table:table-cell>
          <table:table-cell table:style-name="ce1" office:value-type="string" calcext:value-type="string">
            <text:p>BOS2684132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09379" calcext:value-type="float">
            <text:p>20937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29</text:p>
          </table:table-cell>
          <table:table-cell table:style-name="ce1" office:value-type="string" calcext:value-type="string">
            <text:p>BOS439632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18367" calcext:value-type="float">
            <text:p>71836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30</text:p>
          </table:table-cell>
          <table:table-cell table:style-name="ce1" office:value-type="string" calcext:value-type="string">
            <text:p>BOS20163330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28794" calcext:value-type="float">
            <text:p>22879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31</text:p>
          </table:table-cell>
          <table:table-cell table:style-name="ce1" office:value-type="string" calcext:value-type="string">
            <text:p>BOS28896331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8514" calcext:value-type="float">
            <text:p>3851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32</text:p>
          </table:table-cell>
          <table:table-cell table:style-name="ce1" office:value-type="string" calcext:value-type="string">
            <text:p>BOS55997332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21150" calcext:value-type="float">
            <text:p>42115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33</text:p>
          </table:table-cell>
          <table:table-cell table:style-name="ce1" office:value-type="string" calcext:value-type="string">
            <text:p>BOS476633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79673" calcext:value-type="float">
            <text:p>57967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34</text:p>
          </table:table-cell>
          <table:table-cell table:style-name="ce1" office:value-type="string" calcext:value-type="string">
            <text:p>BOS1479433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83847" calcext:value-type="float">
            <text:p>88384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35</text:p>
          </table:table-cell>
          <table:table-cell table:style-name="ce1" office:value-type="string" calcext:value-type="string">
            <text:p>BOS6925233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85246" calcext:value-type="float">
            <text:p>18524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36</text:p>
          </table:table-cell>
          <table:table-cell table:style-name="ce1" office:value-type="string" calcext:value-type="string">
            <text:p>BOS1226833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31576" calcext:value-type="float">
            <text:p>13157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37</text:p>
          </table:table-cell>
          <table:table-cell table:style-name="ce1" office:value-type="string" calcext:value-type="string">
            <text:p>BOS96227337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57866" calcext:value-type="float">
            <text:p>35786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38</text:p>
          </table:table-cell>
          <table:table-cell table:style-name="ce1" office:value-type="string" calcext:value-type="string">
            <text:p>BOS3585433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50505" calcext:value-type="float">
            <text:p>15050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39</text:p>
          </table:table-cell>
          <table:table-cell table:style-name="ce1" office:value-type="string" calcext:value-type="string">
            <text:p>BOS74197339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55676" calcext:value-type="float">
            <text:p>25567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40</text:p>
          </table:table-cell>
          <table:table-cell table:style-name="ce1" office:value-type="string" calcext:value-type="string">
            <text:p>BOS88244340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84888" calcext:value-type="float">
            <text:p>98488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41</text:p>
          </table:table-cell>
          <table:table-cell table:style-name="ce1" office:value-type="string" calcext:value-type="string">
            <text:p>BOS79325341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47143" calcext:value-type="float">
            <text:p>44714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42</text:p>
          </table:table-cell>
          <table:table-cell table:style-name="ce1" office:value-type="string" calcext:value-type="string">
            <text:p>BOS8778342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02936" calcext:value-type="float">
            <text:p>20293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43</text:p>
          </table:table-cell>
          <table:table-cell table:style-name="ce1" office:value-type="string" calcext:value-type="string">
            <text:p>BOS785434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15229" calcext:value-type="float">
            <text:p>81522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44</text:p>
          </table:table-cell>
          <table:table-cell table:style-name="ce1" office:value-type="string" calcext:value-type="string">
            <text:p>BOS76918344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47073" calcext:value-type="float">
            <text:p>24707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45</text:p>
          </table:table-cell>
          <table:table-cell table:style-name="ce1" office:value-type="string" calcext:value-type="string">
            <text:p>BOS5462934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55489" calcext:value-type="float">
            <text:p>25548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46</text:p>
          </table:table-cell>
          <table:table-cell table:style-name="ce1" office:value-type="string" calcext:value-type="string">
            <text:p>BOS70051346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98044" calcext:value-type="float">
            <text:p>99804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47</text:p>
          </table:table-cell>
          <table:table-cell table:style-name="ce1" office:value-type="string" calcext:value-type="string">
            <text:p>BOS522934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77708" calcext:value-type="float">
            <text:p>77770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48</text:p>
          </table:table-cell>
          <table:table-cell table:style-name="ce1" office:value-type="string" calcext:value-type="string">
            <text:p>BOS6005134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83071" calcext:value-type="float">
            <text:p>18307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49</text:p>
          </table:table-cell>
          <table:table-cell table:style-name="ce1" office:value-type="string" calcext:value-type="string">
            <text:p>BOS3587234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97880" calcext:value-type="float">
            <text:p>29788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50</text:p>
          </table:table-cell>
          <table:table-cell table:style-name="ce1" office:value-type="string" calcext:value-type="string">
            <text:p>BOS58857350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74329" calcext:value-type="float">
            <text:p>47432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51</text:p>
          </table:table-cell>
          <table:table-cell table:style-name="ce1" office:value-type="string" calcext:value-type="string">
            <text:p>BOS46906351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53511" calcext:value-type="float">
            <text:p>85351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52</text:p>
          </table:table-cell>
          <table:table-cell table:style-name="ce1" office:value-type="string" calcext:value-type="string">
            <text:p>BOS44613352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01863" calcext:value-type="float">
            <text:p>20186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53</text:p>
          </table:table-cell>
          <table:table-cell table:style-name="ce1" office:value-type="string" calcext:value-type="string">
            <text:p>BOS15024353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4682" calcext:value-type="float">
            <text:p>5468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54</text:p>
          </table:table-cell>
          <table:table-cell table:style-name="ce1" office:value-type="string" calcext:value-type="string">
            <text:p>BOS20095354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81393" calcext:value-type="float">
            <text:p>98139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55</text:p>
          </table:table-cell>
          <table:table-cell table:style-name="ce1" office:value-type="string" calcext:value-type="string">
            <text:p>BOS72813355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67732" calcext:value-type="float">
            <text:p>46773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56</text:p>
          </table:table-cell>
          <table:table-cell table:style-name="ce1" office:value-type="string" calcext:value-type="string">
            <text:p>BOS406835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676057" calcext:value-type="float">
            <text:p>67605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57</text:p>
          </table:table-cell>
          <table:table-cell table:style-name="ce1" office:value-type="string" calcext:value-type="string">
            <text:p>BOS54345357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21949" calcext:value-type="float">
            <text:p>62194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58</text:p>
          </table:table-cell>
          <table:table-cell table:style-name="ce1" office:value-type="string" calcext:value-type="string">
            <text:p>BOS93768358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24425" calcext:value-type="float">
            <text:p>22442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59</text:p>
          </table:table-cell>
          <table:table-cell table:style-name="ce1" office:value-type="string" calcext:value-type="string">
            <text:p>BOS60965359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50423" calcext:value-type="float">
            <text:p>75042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60</text:p>
          </table:table-cell>
          <table:table-cell table:style-name="ce1" office:value-type="string" calcext:value-type="string">
            <text:p>BOS51829360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606107" calcext:value-type="float">
            <text:p>60610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61</text:p>
          </table:table-cell>
          <table:table-cell table:style-name="ce1" office:value-type="string" calcext:value-type="string">
            <text:p>BOS67736361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3038" calcext:value-type="float">
            <text:p>7303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62</text:p>
          </table:table-cell>
          <table:table-cell table:style-name="ce1" office:value-type="string" calcext:value-type="string">
            <text:p>BOS52814362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64209" calcext:value-type="float">
            <text:p>36420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63</text:p>
          </table:table-cell>
          <table:table-cell table:style-name="ce1" office:value-type="string" calcext:value-type="string">
            <text:p>BOS37013363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56131" calcext:value-type="float">
            <text:p>55613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64</text:p>
          </table:table-cell>
          <table:table-cell table:style-name="ce1" office:value-type="string" calcext:value-type="string">
            <text:p>BOS52467364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24121" calcext:value-type="float">
            <text:p>92412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65</text:p>
          </table:table-cell>
          <table:table-cell table:style-name="ce1" office:value-type="string" calcext:value-type="string">
            <text:p>BOS55251365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66607" calcext:value-type="float">
            <text:p>16660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66</text:p>
          </table:table-cell>
          <table:table-cell table:style-name="ce1" office:value-type="string" calcext:value-type="string">
            <text:p>BOS40822366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93511" calcext:value-type="float">
            <text:p>49351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67</text:p>
          </table:table-cell>
          <table:table-cell table:style-name="ce1" office:value-type="string" calcext:value-type="string">
            <text:p>BOS8538436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81870" calcext:value-type="float">
            <text:p>38187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68</text:p>
          </table:table-cell>
          <table:table-cell table:style-name="ce1" office:value-type="string" calcext:value-type="string">
            <text:p>BOS58116368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87942" calcext:value-type="float">
            <text:p>58794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69</text:p>
          </table:table-cell>
          <table:table-cell table:style-name="ce1" office:value-type="string" calcext:value-type="string">
            <text:p>BOS66464369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89878" calcext:value-type="float">
            <text:p>98987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70</text:p>
          </table:table-cell>
          <table:table-cell table:style-name="ce1" office:value-type="string" calcext:value-type="string">
            <text:p>BOS28397370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88502" calcext:value-type="float">
            <text:p>58850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71</text:p>
          </table:table-cell>
          <table:table-cell table:style-name="ce1" office:value-type="string" calcext:value-type="string">
            <text:p>BOS9897137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22220" calcext:value-type="float">
            <text:p>22222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72</text:p>
          </table:table-cell>
          <table:table-cell table:style-name="ce1" office:value-type="string" calcext:value-type="string">
            <text:p>BOS12010372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633957" calcext:value-type="float">
            <text:p>63395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73</text:p>
          </table:table-cell>
          <table:table-cell table:style-name="ce1" office:value-type="string" calcext:value-type="string">
            <text:p>BOS40504373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89252" calcext:value-type="float">
            <text:p>88925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74</text:p>
          </table:table-cell>
          <table:table-cell table:style-name="ce1" office:value-type="string" calcext:value-type="string">
            <text:p>BOS37512374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41684" calcext:value-type="float">
            <text:p>94168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75</text:p>
          </table:table-cell>
          <table:table-cell table:style-name="ce1" office:value-type="string" calcext:value-type="string">
            <text:p>BOS63090375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29052" calcext:value-type="float">
            <text:p>12905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76</text:p>
          </table:table-cell>
          <table:table-cell table:style-name="ce1" office:value-type="string" calcext:value-type="string">
            <text:p>BOS2647337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62549" calcext:value-type="float">
            <text:p>96254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77</text:p>
          </table:table-cell>
          <table:table-cell table:style-name="ce1" office:value-type="string" calcext:value-type="string">
            <text:p>BOS6580377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61252" calcext:value-type="float">
            <text:p>56125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78</text:p>
          </table:table-cell>
          <table:table-cell table:style-name="ce1" office:value-type="string" calcext:value-type="string">
            <text:p>BOS82446378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29123" calcext:value-type="float">
            <text:p>42912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79</text:p>
          </table:table-cell>
          <table:table-cell table:style-name="ce1" office:value-type="string" calcext:value-type="string">
            <text:p>BOS80144379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85521" calcext:value-type="float">
            <text:p>98552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80</text:p>
          </table:table-cell>
          <table:table-cell table:style-name="ce1" office:value-type="string" calcext:value-type="string">
            <text:p>BOS87128380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03354" calcext:value-type="float">
            <text:p>50335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81</text:p>
          </table:table-cell>
          <table:table-cell table:style-name="ce1" office:value-type="string" calcext:value-type="string">
            <text:p>BOS30394381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45908" calcext:value-type="float">
            <text:p>64590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82</text:p>
          </table:table-cell>
          <table:table-cell table:style-name="ce1" office:value-type="string" calcext:value-type="string">
            <text:p>BOS48130382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22452" calcext:value-type="float">
            <text:p>62245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83</text:p>
          </table:table-cell>
          <table:table-cell table:style-name="ce1" office:value-type="string" calcext:value-type="string">
            <text:p>BOS71366383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33369" calcext:value-type="float">
            <text:p>53336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84</text:p>
          </table:table-cell>
          <table:table-cell table:style-name="ce1" office:value-type="string" calcext:value-type="string">
            <text:p>BOS99469384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81501" calcext:value-type="float">
            <text:p>18150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85</text:p>
          </table:table-cell>
          <table:table-cell table:style-name="ce1" office:value-type="string" calcext:value-type="string">
            <text:p>BOS5172238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03827" calcext:value-type="float">
            <text:p>80382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86</text:p>
          </table:table-cell>
          <table:table-cell table:style-name="ce1" office:value-type="string" calcext:value-type="string">
            <text:p>BOS70810386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21034" calcext:value-type="float">
            <text:p>92103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87</text:p>
          </table:table-cell>
          <table:table-cell table:style-name="ce1" office:value-type="string" calcext:value-type="string">
            <text:p>BOS73239387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69032" calcext:value-type="float">
            <text:p>96903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88</text:p>
          </table:table-cell>
          <table:table-cell table:style-name="ce1" office:value-type="string" calcext:value-type="string">
            <text:p>BOS9546938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96622" calcext:value-type="float">
            <text:p>89662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89</text:p>
          </table:table-cell>
          <table:table-cell table:style-name="ce1" office:value-type="string" calcext:value-type="string">
            <text:p>BOS54869389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82841" calcext:value-type="float">
            <text:p>18284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90</text:p>
          </table:table-cell>
          <table:table-cell table:style-name="ce1" office:value-type="string" calcext:value-type="string">
            <text:p>BOS86003390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68453" calcext:value-type="float">
            <text:p>36845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91</text:p>
          </table:table-cell>
          <table:table-cell table:style-name="ce1" office:value-type="string" calcext:value-type="string">
            <text:p>BOS39391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75580" calcext:value-type="float">
            <text:p>57558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92</text:p>
          </table:table-cell>
          <table:table-cell table:style-name="ce1" office:value-type="string" calcext:value-type="string">
            <text:p>BOS22046392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81374" calcext:value-type="float">
            <text:p>88137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93</text:p>
          </table:table-cell>
          <table:table-cell table:style-name="ce1" office:value-type="string" calcext:value-type="string">
            <text:p>BOS6067339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41627" calcext:value-type="float">
            <text:p>24162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94</text:p>
          </table:table-cell>
          <table:table-cell table:style-name="ce1" office:value-type="string" calcext:value-type="string">
            <text:p>BOS54774394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675" calcext:value-type="float">
            <text:p>767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95</text:p>
          </table:table-cell>
          <table:table-cell table:style-name="ce1" office:value-type="string" calcext:value-type="string">
            <text:p>BOS84584395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48626" calcext:value-type="float">
            <text:p>94862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96</text:p>
          </table:table-cell>
          <table:table-cell table:style-name="ce1" office:value-type="string" calcext:value-type="string">
            <text:p>BOS91416396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1046" calcext:value-type="float">
            <text:p>5104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97</text:p>
          </table:table-cell>
          <table:table-cell table:style-name="ce1" office:value-type="string" calcext:value-type="string">
            <text:p>BOS6625739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03149" calcext:value-type="float">
            <text:p>80314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98</text:p>
          </table:table-cell>
          <table:table-cell table:style-name="ce1" office:value-type="string" calcext:value-type="string">
            <text:p>BOS6488398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38577" calcext:value-type="float">
            <text:p>83857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399</text:p>
          </table:table-cell>
          <table:table-cell table:style-name="ce1" office:value-type="string" calcext:value-type="string">
            <text:p>BOS5401739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4360" calcext:value-type="float">
            <text:p>1436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00</text:p>
          </table:table-cell>
          <table:table-cell table:style-name="ce1" office:value-type="string" calcext:value-type="string">
            <text:p>BOS68783400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4344" calcext:value-type="float">
            <text:p>7434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01</text:p>
          </table:table-cell>
          <table:table-cell table:style-name="ce1" office:value-type="string" calcext:value-type="string">
            <text:p>BOS3319940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39180" calcext:value-type="float">
            <text:p>73918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02</text:p>
          </table:table-cell>
          <table:table-cell table:style-name="ce1" office:value-type="string" calcext:value-type="string">
            <text:p>BOS27279402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08858" calcext:value-type="float">
            <text:p>30885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03</text:p>
          </table:table-cell>
          <table:table-cell table:style-name="ce1" office:value-type="string" calcext:value-type="string">
            <text:p>BOS8326440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04299" calcext:value-type="float">
            <text:p>30429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04</text:p>
          </table:table-cell>
          <table:table-cell table:style-name="ce1" office:value-type="string" calcext:value-type="string">
            <text:p>BOS79048404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45918" calcext:value-type="float">
            <text:p>14591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05</text:p>
          </table:table-cell>
          <table:table-cell table:style-name="ce1" office:value-type="string" calcext:value-type="string">
            <text:p>BOS49526405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04992" calcext:value-type="float">
            <text:p>80499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06</text:p>
          </table:table-cell>
          <table:table-cell table:style-name="ce1" office:value-type="string" calcext:value-type="string">
            <text:p>BOS76713406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52737" calcext:value-type="float">
            <text:p>95273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07</text:p>
          </table:table-cell>
          <table:table-cell table:style-name="ce1" office:value-type="string" calcext:value-type="string">
            <text:p>BOS94599407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01111" calcext:value-type="float">
            <text:p>90111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08</text:p>
          </table:table-cell>
          <table:table-cell table:style-name="ce1" office:value-type="string" calcext:value-type="string">
            <text:p>BOS75606408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15523" calcext:value-type="float">
            <text:p>31552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09</text:p>
          </table:table-cell>
          <table:table-cell table:style-name="ce1" office:value-type="string" calcext:value-type="string">
            <text:p>BOS4960840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27575" calcext:value-type="float">
            <text:p>42757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10</text:p>
          </table:table-cell>
          <table:table-cell table:style-name="ce1" office:value-type="string" calcext:value-type="string">
            <text:p>BOS56281410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49867" calcext:value-type="float">
            <text:p>34986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11</text:p>
          </table:table-cell>
          <table:table-cell table:style-name="ce1" office:value-type="string" calcext:value-type="string">
            <text:p>BOS11382411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85222" calcext:value-type="float">
            <text:p>58522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12</text:p>
          </table:table-cell>
          <table:table-cell table:style-name="ce1" office:value-type="string" calcext:value-type="string">
            <text:p>BOS36722412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4729" calcext:value-type="float">
            <text:p>1472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13</text:p>
          </table:table-cell>
          <table:table-cell table:style-name="ce1" office:value-type="string" calcext:value-type="string">
            <text:p>BOS87450413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16956" calcext:value-type="float">
            <text:p>31695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14</text:p>
          </table:table-cell>
          <table:table-cell table:style-name="ce1" office:value-type="string" calcext:value-type="string">
            <text:p>BOS34670414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25450" calcext:value-type="float">
            <text:p>52545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15</text:p>
          </table:table-cell>
          <table:table-cell table:style-name="ce1" office:value-type="string" calcext:value-type="string">
            <text:p>BOS9074641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97527" calcext:value-type="float">
            <text:p>29752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16</text:p>
          </table:table-cell>
          <table:table-cell table:style-name="ce1" office:value-type="string" calcext:value-type="string">
            <text:p>BOS12100416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69916" calcext:value-type="float">
            <text:p>76991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17</text:p>
          </table:table-cell>
          <table:table-cell table:style-name="ce1" office:value-type="string" calcext:value-type="string">
            <text:p>BOS77538417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83156" calcext:value-type="float">
            <text:p>28315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18</text:p>
          </table:table-cell>
          <table:table-cell table:style-name="ce1" office:value-type="string" calcext:value-type="string">
            <text:p>BOS44111418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09176" calcext:value-type="float">
            <text:p>40917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19</text:p>
          </table:table-cell>
          <table:table-cell table:style-name="ce1" office:value-type="string" calcext:value-type="string">
            <text:p>BOS83700419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63959" calcext:value-type="float">
            <text:p>6395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20</text:p>
          </table:table-cell>
          <table:table-cell table:style-name="ce1" office:value-type="string" calcext:value-type="string">
            <text:p>BOS37168420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76371" calcext:value-type="float">
            <text:p>47637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21</text:p>
          </table:table-cell>
          <table:table-cell table:style-name="ce1" office:value-type="string" calcext:value-type="string">
            <text:p>BOS4149942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82851" calcext:value-type="float">
            <text:p>38285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22</text:p>
          </table:table-cell>
          <table:table-cell table:style-name="ce1" office:value-type="string" calcext:value-type="string">
            <text:p>BOS44586422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61124" calcext:value-type="float">
            <text:p>16112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23</text:p>
          </table:table-cell>
          <table:table-cell table:style-name="ce1" office:value-type="string" calcext:value-type="string">
            <text:p>BOS73524423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52909" calcext:value-type="float">
            <text:p>25290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24</text:p>
          </table:table-cell>
          <table:table-cell table:style-name="ce1" office:value-type="string" calcext:value-type="string">
            <text:p>BOS68284424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21859" calcext:value-type="float">
            <text:p>12185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25</text:p>
          </table:table-cell>
          <table:table-cell table:style-name="ce1" office:value-type="string" calcext:value-type="string">
            <text:p>BOS13182425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16796" calcext:value-type="float">
            <text:p>31679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26</text:p>
          </table:table-cell>
          <table:table-cell table:style-name="ce1" office:value-type="string" calcext:value-type="string">
            <text:p>BOS90984426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01610" calcext:value-type="float">
            <text:p>50161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27</text:p>
          </table:table-cell>
          <table:table-cell table:style-name="ce1" office:value-type="string" calcext:value-type="string">
            <text:p>BOS5409742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31858" calcext:value-type="float">
            <text:p>93185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28</text:p>
          </table:table-cell>
          <table:table-cell table:style-name="ce1" office:value-type="string" calcext:value-type="string">
            <text:p>BOS81404428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55081" calcext:value-type="float">
            <text:p>15508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29</text:p>
          </table:table-cell>
          <table:table-cell table:style-name="ce1" office:value-type="string" calcext:value-type="string">
            <text:p>BOS7060242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10860" calcext:value-type="float">
            <text:p>21086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30</text:p>
          </table:table-cell>
          <table:table-cell table:style-name="ce1" office:value-type="string" calcext:value-type="string">
            <text:p>BOS82912430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08154" calcext:value-type="float">
            <text:p>80815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31</text:p>
          </table:table-cell>
          <table:table-cell table:style-name="ce1" office:value-type="string" calcext:value-type="string">
            <text:p>BOS12353431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99407" calcext:value-type="float">
            <text:p>49940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32</text:p>
          </table:table-cell>
          <table:table-cell table:style-name="ce1" office:value-type="string" calcext:value-type="string">
            <text:p>BOS56864432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97552" calcext:value-type="float">
            <text:p>29755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33</text:p>
          </table:table-cell>
          <table:table-cell table:style-name="ce1" office:value-type="string" calcext:value-type="string">
            <text:p>BOS8756433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88208" calcext:value-type="float">
            <text:p>18820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34</text:p>
          </table:table-cell>
          <table:table-cell table:style-name="ce1" office:value-type="string" calcext:value-type="string">
            <text:p>BOS450543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50910" calcext:value-type="float">
            <text:p>65091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35</text:p>
          </table:table-cell>
          <table:table-cell table:style-name="ce1" office:value-type="string" calcext:value-type="string">
            <text:p>BOS80509435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19197" calcext:value-type="float">
            <text:p>71919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36</text:p>
          </table:table-cell>
          <table:table-cell table:style-name="ce1" office:value-type="string" calcext:value-type="string">
            <text:p>BOS6045943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13891" calcext:value-type="float">
            <text:p>51389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37</text:p>
          </table:table-cell>
          <table:table-cell table:style-name="ce1" office:value-type="string" calcext:value-type="string">
            <text:p>BOS96218437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63752" calcext:value-type="float">
            <text:p>66375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38</text:p>
          </table:table-cell>
          <table:table-cell table:style-name="ce1" office:value-type="string" calcext:value-type="string">
            <text:p>BOS12512438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58439" calcext:value-type="float">
            <text:p>25843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39</text:p>
          </table:table-cell>
          <table:table-cell table:style-name="ce1" office:value-type="string" calcext:value-type="string">
            <text:p>BOS68401439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6798" calcext:value-type="float">
            <text:p>5679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40</text:p>
          </table:table-cell>
          <table:table-cell table:style-name="ce1" office:value-type="string" calcext:value-type="string">
            <text:p>BOS53541440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07893" calcext:value-type="float">
            <text:p>70789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41</text:p>
          </table:table-cell>
          <table:table-cell table:style-name="ce1" office:value-type="string" calcext:value-type="string">
            <text:p>BOS1767144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58316" calcext:value-type="float">
            <text:p>15831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42</text:p>
          </table:table-cell>
          <table:table-cell table:style-name="ce1" office:value-type="string" calcext:value-type="string">
            <text:p>BOS46770442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72735" calcext:value-type="float">
            <text:p>27273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43</text:p>
          </table:table-cell>
          <table:table-cell table:style-name="ce1" office:value-type="string" calcext:value-type="string">
            <text:p>BOS75634443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0144" calcext:value-type="float">
            <text:p>9014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44</text:p>
          </table:table-cell>
          <table:table-cell table:style-name="ce1" office:value-type="string" calcext:value-type="string">
            <text:p>BOS2276344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77187" calcext:value-type="float">
            <text:p>57718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45</text:p>
          </table:table-cell>
          <table:table-cell table:style-name="ce1" office:value-type="string" calcext:value-type="string">
            <text:p>BOS96830445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03293" calcext:value-type="float">
            <text:p>30329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46</text:p>
          </table:table-cell>
          <table:table-cell table:style-name="ce1" office:value-type="string" calcext:value-type="string">
            <text:p>BOS4723344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32501" calcext:value-type="float">
            <text:p>23250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47</text:p>
          </table:table-cell>
          <table:table-cell table:style-name="ce1" office:value-type="string" calcext:value-type="string">
            <text:p>BOS37252447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72855" calcext:value-type="float">
            <text:p>47285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48</text:p>
          </table:table-cell>
          <table:table-cell table:style-name="ce1" office:value-type="string" calcext:value-type="string">
            <text:p>BOS14469448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93507" calcext:value-type="float">
            <text:p>19350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49</text:p>
          </table:table-cell>
          <table:table-cell table:style-name="ce1" office:value-type="string" calcext:value-type="string">
            <text:p>BOS23671449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69736" calcext:value-type="float">
            <text:p>76973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50</text:p>
          </table:table-cell>
          <table:table-cell table:style-name="ce1" office:value-type="string" calcext:value-type="string">
            <text:p>BOS38069450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61336" calcext:value-type="float">
            <text:p>16133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51</text:p>
          </table:table-cell>
          <table:table-cell table:style-name="ce1" office:value-type="string" calcext:value-type="string">
            <text:p>BOS27271451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52514" calcext:value-type="float">
            <text:p>15251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52</text:p>
          </table:table-cell>
          <table:table-cell table:style-name="ce1" office:value-type="string" calcext:value-type="string">
            <text:p>BOS2619845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83030" calcext:value-type="float">
            <text:p>78303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53</text:p>
          </table:table-cell>
          <table:table-cell table:style-name="ce1" office:value-type="string" calcext:value-type="string">
            <text:p>BOS41331453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57785" calcext:value-type="float">
            <text:p>15778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54</text:p>
          </table:table-cell>
          <table:table-cell table:style-name="ce1" office:value-type="string" calcext:value-type="string">
            <text:p>BOS82211454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82175" calcext:value-type="float">
            <text:p>88217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55</text:p>
          </table:table-cell>
          <table:table-cell table:style-name="ce1" office:value-type="string" calcext:value-type="string">
            <text:p>BOS9392645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13959" calcext:value-type="float">
            <text:p>41395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56</text:p>
          </table:table-cell>
          <table:table-cell table:style-name="ce1" office:value-type="string" calcext:value-type="string">
            <text:p>BOS4641845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80521" calcext:value-type="float">
            <text:p>88052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57</text:p>
          </table:table-cell>
          <table:table-cell table:style-name="ce1" office:value-type="string" calcext:value-type="string">
            <text:p>BOS50142457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77341" calcext:value-type="float">
            <text:p>77734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58</text:p>
          </table:table-cell>
          <table:table-cell table:style-name="ce1" office:value-type="string" calcext:value-type="string">
            <text:p>BOS88364458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65792" calcext:value-type="float">
            <text:p>56579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59</text:p>
          </table:table-cell>
          <table:table-cell table:style-name="ce1" office:value-type="string" calcext:value-type="string">
            <text:p>BOS9756845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71131" calcext:value-type="float">
            <text:p>47113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60</text:p>
          </table:table-cell>
          <table:table-cell table:style-name="ce1" office:value-type="string" calcext:value-type="string">
            <text:p>BOS19180460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32877" calcext:value-type="float">
            <text:p>73287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61</text:p>
          </table:table-cell>
          <table:table-cell table:style-name="ce1" office:value-type="string" calcext:value-type="string">
            <text:p>BOS35778461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94787" calcext:value-type="float">
            <text:p>49478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62</text:p>
          </table:table-cell>
          <table:table-cell table:style-name="ce1" office:value-type="string" calcext:value-type="string">
            <text:p>BOS59731462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11953" calcext:value-type="float">
            <text:p>11195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63</text:p>
          </table:table-cell>
          <table:table-cell table:style-name="ce1" office:value-type="string" calcext:value-type="string">
            <text:p>BOS5250946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36220" calcext:value-type="float">
            <text:p>43622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64</text:p>
          </table:table-cell>
          <table:table-cell table:style-name="ce1" office:value-type="string" calcext:value-type="string">
            <text:p>BOS13247464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05656" calcext:value-type="float">
            <text:p>70565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65</text:p>
          </table:table-cell>
          <table:table-cell table:style-name="ce1" office:value-type="string" calcext:value-type="string">
            <text:p>BOS4763465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20594" calcext:value-type="float">
            <text:p>52059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66</text:p>
          </table:table-cell>
          <table:table-cell table:style-name="ce1" office:value-type="string" calcext:value-type="string">
            <text:p>BOS83528466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81988" calcext:value-type="float">
            <text:p>78198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67</text:p>
          </table:table-cell>
          <table:table-cell table:style-name="ce1" office:value-type="string" calcext:value-type="string">
            <text:p>BOS58249467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35904" calcext:value-type="float">
            <text:p>63590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68</text:p>
          </table:table-cell>
          <table:table-cell table:style-name="ce1" office:value-type="string" calcext:value-type="string">
            <text:p>BOS86798468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95012" calcext:value-type="float">
            <text:p>99501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69</text:p>
          </table:table-cell>
          <table:table-cell table:style-name="ce1" office:value-type="string" calcext:value-type="string">
            <text:p>BOS5289446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20793" calcext:value-type="float">
            <text:p>42079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70</text:p>
          </table:table-cell>
          <table:table-cell table:style-name="ce1" office:value-type="string" calcext:value-type="string">
            <text:p>BOS74586470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69955" calcext:value-type="float">
            <text:p>6995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71</text:p>
          </table:table-cell>
          <table:table-cell table:style-name="ce1" office:value-type="string" calcext:value-type="string">
            <text:p>BOS15885471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25442" calcext:value-type="float">
            <text:p>52544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72</text:p>
          </table:table-cell>
          <table:table-cell table:style-name="ce1" office:value-type="string" calcext:value-type="string">
            <text:p>BOS46572472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83092" calcext:value-type="float">
            <text:p>28309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73</text:p>
          </table:table-cell>
          <table:table-cell table:style-name="ce1" office:value-type="string" calcext:value-type="string">
            <text:p>BOS8300747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55639" calcext:value-type="float">
            <text:p>85563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74</text:p>
          </table:table-cell>
          <table:table-cell table:style-name="ce1" office:value-type="string" calcext:value-type="string">
            <text:p>BOS40437474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03109" calcext:value-type="float">
            <text:p>90310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75</text:p>
          </table:table-cell>
          <table:table-cell table:style-name="ce1" office:value-type="string" calcext:value-type="string">
            <text:p>BOS174147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99444" calcext:value-type="float">
            <text:p>99944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76</text:p>
          </table:table-cell>
          <table:table-cell table:style-name="ce1" office:value-type="string" calcext:value-type="string">
            <text:p>BOS39809476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6397" calcext:value-type="float">
            <text:p>9639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77</text:p>
          </table:table-cell>
          <table:table-cell table:style-name="ce1" office:value-type="string" calcext:value-type="string">
            <text:p>BOS21714477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69928" calcext:value-type="float">
            <text:p>86992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78</text:p>
          </table:table-cell>
          <table:table-cell table:style-name="ce1" office:value-type="string" calcext:value-type="string">
            <text:p>BOS68288478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84219" calcext:value-type="float">
            <text:p>68421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79</text:p>
          </table:table-cell>
          <table:table-cell table:style-name="ce1" office:value-type="string" calcext:value-type="string">
            <text:p>BOS5580947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59498" calcext:value-type="float">
            <text:p>75949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80</text:p>
          </table:table-cell>
          <table:table-cell table:style-name="ce1" office:value-type="string" calcext:value-type="string">
            <text:p>BOS9176480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92293" calcext:value-type="float">
            <text:p>49229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81</text:p>
          </table:table-cell>
          <table:table-cell table:style-name="ce1" office:value-type="string" calcext:value-type="string">
            <text:p>BOS7139148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26697" calcext:value-type="float">
            <text:p>42669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82</text:p>
          </table:table-cell>
          <table:table-cell table:style-name="ce1" office:value-type="string" calcext:value-type="string">
            <text:p>BOS84086482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47639" calcext:value-type="float">
            <text:p>34763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83</text:p>
          </table:table-cell>
          <table:table-cell table:style-name="ce1" office:value-type="string" calcext:value-type="string">
            <text:p>BOS23582483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1496" calcext:value-type="float">
            <text:p>3149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84</text:p>
          </table:table-cell>
          <table:table-cell table:style-name="ce1" office:value-type="string" calcext:value-type="string">
            <text:p>BOS1051348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71942" calcext:value-type="float">
            <text:p>57194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85</text:p>
          </table:table-cell>
          <table:table-cell table:style-name="ce1" office:value-type="string" calcext:value-type="string">
            <text:p>BOS5500348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90518" calcext:value-type="float">
            <text:p>59051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86</text:p>
          </table:table-cell>
          <table:table-cell table:style-name="ce1" office:value-type="string" calcext:value-type="string">
            <text:p>BOS3416486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0781" calcext:value-type="float">
            <text:p>4078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87</text:p>
          </table:table-cell>
          <table:table-cell table:style-name="ce1" office:value-type="string" calcext:value-type="string">
            <text:p>BOS98027487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41536" calcext:value-type="float">
            <text:p>84153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88</text:p>
          </table:table-cell>
          <table:table-cell table:style-name="ce1" office:value-type="string" calcext:value-type="string">
            <text:p>BOS6872348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58122" calcext:value-type="float">
            <text:p>75812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89</text:p>
          </table:table-cell>
          <table:table-cell table:style-name="ce1" office:value-type="string" calcext:value-type="string">
            <text:p>BOS67030489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49983" calcext:value-type="float">
            <text:p>14998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90</text:p>
          </table:table-cell>
          <table:table-cell table:style-name="ce1" office:value-type="string" calcext:value-type="string">
            <text:p>BOS4276490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91764" calcext:value-type="float">
            <text:p>49176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91</text:p>
          </table:table-cell>
          <table:table-cell table:style-name="ce1" office:value-type="string" calcext:value-type="string">
            <text:p>BOS10949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54559" calcext:value-type="float">
            <text:p>35455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92</text:p>
          </table:table-cell>
          <table:table-cell table:style-name="ce1" office:value-type="string" calcext:value-type="string">
            <text:p>BOS69399492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2750" calcext:value-type="float">
            <text:p>6275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93</text:p>
          </table:table-cell>
          <table:table-cell table:style-name="ce1" office:value-type="string" calcext:value-type="string">
            <text:p>BOS61630493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22193" calcext:value-type="float">
            <text:p>42219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94</text:p>
          </table:table-cell>
          <table:table-cell table:style-name="ce1" office:value-type="string" calcext:value-type="string">
            <text:p>BOS9922549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33291" calcext:value-type="float">
            <text:p>83329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95</text:p>
          </table:table-cell>
          <table:table-cell table:style-name="ce1" office:value-type="string" calcext:value-type="string">
            <text:p>BOS4779249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05641" calcext:value-type="float">
            <text:p>40564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96</text:p>
          </table:table-cell>
          <table:table-cell table:style-name="ce1" office:value-type="string" calcext:value-type="string">
            <text:p>BOS16369496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75521" calcext:value-type="float">
            <text:p>57552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97</text:p>
          </table:table-cell>
          <table:table-cell table:style-name="ce1" office:value-type="string" calcext:value-type="string">
            <text:p>BOS6432849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20386" calcext:value-type="float">
            <text:p>42038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98</text:p>
          </table:table-cell>
          <table:table-cell table:style-name="ce1" office:value-type="string" calcext:value-type="string">
            <text:p>BOS69518498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06210" calcext:value-type="float">
            <text:p>80621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499</text:p>
          </table:table-cell>
          <table:table-cell table:style-name="ce1" office:value-type="string" calcext:value-type="string">
            <text:p>BOS9433549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08797" calcext:value-type="float">
            <text:p>80879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00</text:p>
          </table:table-cell>
          <table:table-cell table:style-name="ce1" office:value-type="string" calcext:value-type="string">
            <text:p>BOS87464500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91415" calcext:value-type="float">
            <text:p>29141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01</text:p>
          </table:table-cell>
          <table:table-cell table:style-name="ce1" office:value-type="string" calcext:value-type="string">
            <text:p>BOS64039501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39687" calcext:value-type="float">
            <text:p>93968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02</text:p>
          </table:table-cell>
          <table:table-cell table:style-name="ce1" office:value-type="string" calcext:value-type="string">
            <text:p>BOS7154750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152" calcext:value-type="float">
            <text:p>515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03</text:p>
          </table:table-cell>
          <table:table-cell table:style-name="ce1" office:value-type="string" calcext:value-type="string">
            <text:p>BOS69181503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91329" calcext:value-type="float">
            <text:p>89132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04</text:p>
          </table:table-cell>
          <table:table-cell table:style-name="ce1" office:value-type="string" calcext:value-type="string">
            <text:p>BOS60018504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11873" calcext:value-type="float">
            <text:p>41187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05</text:p>
          </table:table-cell>
          <table:table-cell table:style-name="ce1" office:value-type="string" calcext:value-type="string">
            <text:p>BOS91908505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28465" calcext:value-type="float">
            <text:p>72846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06</text:p>
          </table:table-cell>
          <table:table-cell table:style-name="ce1" office:value-type="string" calcext:value-type="string">
            <text:p>BOS514350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42440" calcext:value-type="float">
            <text:p>24244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07</text:p>
          </table:table-cell>
          <table:table-cell table:style-name="ce1" office:value-type="string" calcext:value-type="string">
            <text:p>BOS45159507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56651" calcext:value-type="float">
            <text:p>35665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08</text:p>
          </table:table-cell>
          <table:table-cell table:style-name="ce1" office:value-type="string" calcext:value-type="string">
            <text:p>BOS55279508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45954" calcext:value-type="float">
            <text:p>54595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09</text:p>
          </table:table-cell>
          <table:table-cell table:style-name="ce1" office:value-type="string" calcext:value-type="string">
            <text:p>BOS48643509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90420" calcext:value-type="float">
            <text:p>79042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10</text:p>
          </table:table-cell>
          <table:table-cell table:style-name="ce1" office:value-type="string" calcext:value-type="string">
            <text:p>BOS28512510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66653" calcext:value-type="float">
            <text:p>86665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11</text:p>
          </table:table-cell>
          <table:table-cell table:style-name="ce1" office:value-type="string" calcext:value-type="string">
            <text:p>BOS26651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17229" calcext:value-type="float">
            <text:p>11722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12</text:p>
          </table:table-cell>
          <table:table-cell table:style-name="ce1" office:value-type="string" calcext:value-type="string">
            <text:p>BOS50207512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97703" calcext:value-type="float">
            <text:p>29770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13</text:p>
          </table:table-cell>
          <table:table-cell table:style-name="ce1" office:value-type="string" calcext:value-type="string">
            <text:p>BOS73334513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21740" calcext:value-type="float">
            <text:p>22174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14</text:p>
          </table:table-cell>
          <table:table-cell table:style-name="ce1" office:value-type="string" calcext:value-type="string">
            <text:p>BOS31730514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37275" calcext:value-type="float">
            <text:p>13727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15</text:p>
          </table:table-cell>
          <table:table-cell table:style-name="ce1" office:value-type="string" calcext:value-type="string">
            <text:p>BOS30165515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74015" calcext:value-type="float">
            <text:p>47401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16</text:p>
          </table:table-cell>
          <table:table-cell table:style-name="ce1" office:value-type="string" calcext:value-type="string">
            <text:p>BOS7854951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81596" calcext:value-type="float">
            <text:p>28159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17</text:p>
          </table:table-cell>
          <table:table-cell table:style-name="ce1" office:value-type="string" calcext:value-type="string">
            <text:p>BOS93401517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89727" calcext:value-type="float">
            <text:p>28972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18</text:p>
          </table:table-cell>
          <table:table-cell table:style-name="ce1" office:value-type="string" calcext:value-type="string">
            <text:p>BOS19663518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57772" calcext:value-type="float">
            <text:p>75777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19</text:p>
          </table:table-cell>
          <table:table-cell table:style-name="ce1" office:value-type="string" calcext:value-type="string">
            <text:p>BOS71502519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07988" calcext:value-type="float">
            <text:p>30798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20</text:p>
          </table:table-cell>
          <table:table-cell table:style-name="ce1" office:value-type="string" calcext:value-type="string">
            <text:p>BOS44309520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65210" calcext:value-type="float">
            <text:p>96521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21</text:p>
          </table:table-cell>
          <table:table-cell table:style-name="ce1" office:value-type="string" calcext:value-type="string">
            <text:p>BOS71627521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75673" calcext:value-type="float">
            <text:p>57567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22</text:p>
          </table:table-cell>
          <table:table-cell table:style-name="ce1" office:value-type="string" calcext:value-type="string">
            <text:p>BOS60704522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23315" calcext:value-type="float">
            <text:p>42331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23</text:p>
          </table:table-cell>
          <table:table-cell table:style-name="ce1" office:value-type="string" calcext:value-type="string">
            <text:p>BOS74537523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83440" calcext:value-type="float">
            <text:p>18344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24</text:p>
          </table:table-cell>
          <table:table-cell table:style-name="ce1" office:value-type="string" calcext:value-type="string">
            <text:p>BOS99480524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01290" calcext:value-type="float">
            <text:p>30129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25</text:p>
          </table:table-cell>
          <table:table-cell table:style-name="ce1" office:value-type="string" calcext:value-type="string">
            <text:p>BOS58892525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42048" calcext:value-type="float">
            <text:p>24204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26</text:p>
          </table:table-cell>
          <table:table-cell table:style-name="ce1" office:value-type="string" calcext:value-type="string">
            <text:p>BOS72733526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67557" calcext:value-type="float">
            <text:p>26755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27</text:p>
          </table:table-cell>
          <table:table-cell table:style-name="ce1" office:value-type="string" calcext:value-type="string">
            <text:p>BOS32912527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36583" calcext:value-type="float">
            <text:p>23658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28</text:p>
          </table:table-cell>
          <table:table-cell table:style-name="ce1" office:value-type="string" calcext:value-type="string">
            <text:p>BOS14088528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84" calcext:value-type="float">
            <text:p>88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29</text:p>
          </table:table-cell>
          <table:table-cell table:style-name="ce1" office:value-type="string" calcext:value-type="string">
            <text:p>BOS9830352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12298" calcext:value-type="float">
            <text:p>51229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30</text:p>
          </table:table-cell>
          <table:table-cell table:style-name="ce1" office:value-type="string" calcext:value-type="string">
            <text:p>BOS86228530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49939" calcext:value-type="float">
            <text:p>64993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31</text:p>
          </table:table-cell>
          <table:table-cell table:style-name="ce1" office:value-type="string" calcext:value-type="string">
            <text:p>BOS40529531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70923" calcext:value-type="float">
            <text:p>77092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32</text:p>
          </table:table-cell>
          <table:table-cell table:style-name="ce1" office:value-type="string" calcext:value-type="string">
            <text:p>BOS12240532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10338" calcext:value-type="float">
            <text:p>91033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33</text:p>
          </table:table-cell>
          <table:table-cell table:style-name="ce1" office:value-type="string" calcext:value-type="string">
            <text:p>BOS38777533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49227" calcext:value-type="float">
            <text:p>34922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34</text:p>
          </table:table-cell>
          <table:table-cell table:style-name="ce1" office:value-type="string" calcext:value-type="string">
            <text:p>BOS88093534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89283" calcext:value-type="float">
            <text:p>88928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35</text:p>
          </table:table-cell>
          <table:table-cell table:style-name="ce1" office:value-type="string" calcext:value-type="string">
            <text:p>BOS98216535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12566" calcext:value-type="float">
            <text:p>51256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36</text:p>
          </table:table-cell>
          <table:table-cell table:style-name="ce1" office:value-type="string" calcext:value-type="string">
            <text:p>BOS74093536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98909" calcext:value-type="float">
            <text:p>39890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37</text:p>
          </table:table-cell>
          <table:table-cell table:style-name="ce1" office:value-type="string" calcext:value-type="string">
            <text:p>BOS76333537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21931" calcext:value-type="float">
            <text:p>12193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38</text:p>
          </table:table-cell>
          <table:table-cell table:style-name="ce1" office:value-type="string" calcext:value-type="string">
            <text:p>BOS53590538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97335" calcext:value-type="float">
            <text:p>39733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39</text:p>
          </table:table-cell>
          <table:table-cell table:style-name="ce1" office:value-type="string" calcext:value-type="string">
            <text:p>BOS96702539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84826" calcext:value-type="float">
            <text:p>98482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40</text:p>
          </table:table-cell>
          <table:table-cell table:style-name="ce1" office:value-type="string" calcext:value-type="string">
            <text:p>BOS59613540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21338" calcext:value-type="float">
            <text:p>82133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41</text:p>
          </table:table-cell>
          <table:table-cell table:style-name="ce1" office:value-type="string" calcext:value-type="string">
            <text:p>BOS34805541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20839" calcext:value-type="float">
            <text:p>62083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42</text:p>
          </table:table-cell>
          <table:table-cell table:style-name="ce1" office:value-type="string" calcext:value-type="string">
            <text:p>BOS69453542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35858" calcext:value-type="float">
            <text:p>83585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43</text:p>
          </table:table-cell>
          <table:table-cell table:style-name="ce1" office:value-type="string" calcext:value-type="string">
            <text:p>BOS66876543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53043" calcext:value-type="float">
            <text:p>15304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44</text:p>
          </table:table-cell>
          <table:table-cell table:style-name="ce1" office:value-type="string" calcext:value-type="string">
            <text:p>BOS8021554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44741" calcext:value-type="float">
            <text:p>44474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45</text:p>
          </table:table-cell>
          <table:table-cell table:style-name="ce1" office:value-type="string" calcext:value-type="string">
            <text:p>BOS6215254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72945" calcext:value-type="float">
            <text:p>27294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46</text:p>
          </table:table-cell>
          <table:table-cell table:style-name="ce1" office:value-type="string" calcext:value-type="string">
            <text:p>BOS53293546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64976" calcext:value-type="float">
            <text:p>36497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47</text:p>
          </table:table-cell>
          <table:table-cell table:style-name="ce1" office:value-type="string" calcext:value-type="string">
            <text:p>BOS21539547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53099" calcext:value-type="float">
            <text:p>75309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48</text:p>
          </table:table-cell>
          <table:table-cell table:style-name="ce1" office:value-type="string" calcext:value-type="string">
            <text:p>BOS2145754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698379" calcext:value-type="float">
            <text:p>69837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49</text:p>
          </table:table-cell>
          <table:table-cell table:style-name="ce1" office:value-type="string" calcext:value-type="string">
            <text:p>BOS6308854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93451" calcext:value-type="float">
            <text:p>49345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50</text:p>
          </table:table-cell>
          <table:table-cell table:style-name="ce1" office:value-type="string" calcext:value-type="string">
            <text:p>BOS33312550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6607" calcext:value-type="float">
            <text:p>660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51</text:p>
          </table:table-cell>
          <table:table-cell table:style-name="ce1" office:value-type="string" calcext:value-type="string">
            <text:p>BOS18790551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40530" calcext:value-type="float">
            <text:p>34053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52</text:p>
          </table:table-cell>
          <table:table-cell table:style-name="ce1" office:value-type="string" calcext:value-type="string">
            <text:p>BOS53349552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72714" calcext:value-type="float">
            <text:p>37271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53</text:p>
          </table:table-cell>
          <table:table-cell table:style-name="ce1" office:value-type="string" calcext:value-type="string">
            <text:p>BOS11056553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76211" calcext:value-type="float">
            <text:p>47621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54</text:p>
          </table:table-cell>
          <table:table-cell table:style-name="ce1" office:value-type="string" calcext:value-type="string">
            <text:p>BOS4218855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97683" calcext:value-type="float">
            <text:p>19768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55</text:p>
          </table:table-cell>
          <table:table-cell table:style-name="ce1" office:value-type="string" calcext:value-type="string">
            <text:p>BOS44695555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665536" calcext:value-type="float">
            <text:p>66553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56</text:p>
          </table:table-cell>
          <table:table-cell table:style-name="ce1" office:value-type="string" calcext:value-type="string">
            <text:p>BOS20751556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44530" calcext:value-type="float">
            <text:p>54453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57</text:p>
          </table:table-cell>
          <table:table-cell table:style-name="ce1" office:value-type="string" calcext:value-type="string">
            <text:p>BOS8032557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27587" calcext:value-type="float">
            <text:p>72758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58</text:p>
          </table:table-cell>
          <table:table-cell table:style-name="ce1" office:value-type="string" calcext:value-type="string">
            <text:p>BOS4260155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70057" calcext:value-type="float">
            <text:p>97005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59</text:p>
          </table:table-cell>
          <table:table-cell table:style-name="ce1" office:value-type="string" calcext:value-type="string">
            <text:p>BOS3461755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95411" calcext:value-type="float">
            <text:p>69541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60</text:p>
          </table:table-cell>
          <table:table-cell table:style-name="ce1" office:value-type="string" calcext:value-type="string">
            <text:p>BOS19869560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03786" calcext:value-type="float">
            <text:p>30378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61</text:p>
          </table:table-cell>
          <table:table-cell table:style-name="ce1" office:value-type="string" calcext:value-type="string">
            <text:p>BOS93581561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76950" calcext:value-type="float">
            <text:p>47695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62</text:p>
          </table:table-cell>
          <table:table-cell table:style-name="ce1" office:value-type="string" calcext:value-type="string">
            <text:p>BOS60240562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7642" calcext:value-type="float">
            <text:p>8764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63</text:p>
          </table:table-cell>
          <table:table-cell table:style-name="ce1" office:value-type="string" calcext:value-type="string">
            <text:p>BOS2077756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0343" calcext:value-type="float">
            <text:p>3034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64</text:p>
          </table:table-cell>
          <table:table-cell table:style-name="ce1" office:value-type="string" calcext:value-type="string">
            <text:p>BOS38689564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30375" calcext:value-type="float">
            <text:p>93037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65</text:p>
          </table:table-cell>
          <table:table-cell table:style-name="ce1" office:value-type="string" calcext:value-type="string">
            <text:p>BOS89952565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08113" calcext:value-type="float">
            <text:p>30811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66</text:p>
          </table:table-cell>
          <table:table-cell table:style-name="ce1" office:value-type="string" calcext:value-type="string">
            <text:p>BOS5747566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16805" calcext:value-type="float">
            <text:p>21680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67</text:p>
          </table:table-cell>
          <table:table-cell table:style-name="ce1" office:value-type="string" calcext:value-type="string">
            <text:p>BOS62333567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58528" calcext:value-type="float">
            <text:p>55852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68</text:p>
          </table:table-cell>
          <table:table-cell table:style-name="ce1" office:value-type="string" calcext:value-type="string">
            <text:p>BOS40247568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3036" calcext:value-type="float">
            <text:p>9303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69</text:p>
          </table:table-cell>
          <table:table-cell table:style-name="ce1" office:value-type="string" calcext:value-type="string">
            <text:p>BOS52415569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98489" calcext:value-type="float">
            <text:p>89848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70</text:p>
          </table:table-cell>
          <table:table-cell table:style-name="ce1" office:value-type="string" calcext:value-type="string">
            <text:p>BOS27896570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86197" calcext:value-type="float">
            <text:p>18619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71</text:p>
          </table:table-cell>
          <table:table-cell table:style-name="ce1" office:value-type="string" calcext:value-type="string">
            <text:p>BOS8041571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26556" calcext:value-type="float">
            <text:p>82655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72</text:p>
          </table:table-cell>
          <table:table-cell table:style-name="ce1" office:value-type="string" calcext:value-type="string">
            <text:p>BOS54225572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0034" calcext:value-type="float">
            <text:p>1003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73</text:p>
          </table:table-cell>
          <table:table-cell table:style-name="ce1" office:value-type="string" calcext:value-type="string">
            <text:p>BOS96897573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31351" calcext:value-type="float">
            <text:p>93135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74</text:p>
          </table:table-cell>
          <table:table-cell table:style-name="ce1" office:value-type="string" calcext:value-type="string">
            <text:p>BOS17215574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83349" calcext:value-type="float">
            <text:p>78334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75</text:p>
          </table:table-cell>
          <table:table-cell table:style-name="ce1" office:value-type="string" calcext:value-type="string">
            <text:p>BOS4105157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11764" calcext:value-type="float">
            <text:p>81176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76</text:p>
          </table:table-cell>
          <table:table-cell table:style-name="ce1" office:value-type="string" calcext:value-type="string">
            <text:p>BOS18406576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85519" calcext:value-type="float">
            <text:p>28551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77</text:p>
          </table:table-cell>
          <table:table-cell table:style-name="ce1" office:value-type="string" calcext:value-type="string">
            <text:p>BOS383557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58447" calcext:value-type="float">
            <text:p>75844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78</text:p>
          </table:table-cell>
          <table:table-cell table:style-name="ce1" office:value-type="string" calcext:value-type="string">
            <text:p>BOS690578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19460" calcext:value-type="float">
            <text:p>21946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79</text:p>
          </table:table-cell>
          <table:table-cell table:style-name="ce1" office:value-type="string" calcext:value-type="string">
            <text:p>BOS55922579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74875" calcext:value-type="float">
            <text:p>17487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80</text:p>
          </table:table-cell>
          <table:table-cell table:style-name="ce1" office:value-type="string" calcext:value-type="string">
            <text:p>BOS83760580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30289" calcext:value-type="float">
            <text:p>23028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81</text:p>
          </table:table-cell>
          <table:table-cell table:style-name="ce1" office:value-type="string" calcext:value-type="string">
            <text:p>BOS14215581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952" calcext:value-type="float">
            <text:p>895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82</text:p>
          </table:table-cell>
          <table:table-cell table:style-name="ce1" office:value-type="string" calcext:value-type="string">
            <text:p>BOS45722582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34008" calcext:value-type="float">
            <text:p>83400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83</text:p>
          </table:table-cell>
          <table:table-cell table:style-name="ce1" office:value-type="string" calcext:value-type="string">
            <text:p>BOS22246583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45671" calcext:value-type="float">
            <text:p>74567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84</text:p>
          </table:table-cell>
          <table:table-cell table:style-name="ce1" office:value-type="string" calcext:value-type="string">
            <text:p>BOS85373584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30197" calcext:value-type="float">
            <text:p>13019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85</text:p>
          </table:table-cell>
          <table:table-cell table:style-name="ce1" office:value-type="string" calcext:value-type="string">
            <text:p>BOS3314858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92851" calcext:value-type="float">
            <text:p>89285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86</text:p>
          </table:table-cell>
          <table:table-cell table:style-name="ce1" office:value-type="string" calcext:value-type="string">
            <text:p>BOS37451586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71594" calcext:value-type="float">
            <text:p>17159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87</text:p>
          </table:table-cell>
          <table:table-cell table:style-name="ce1" office:value-type="string" calcext:value-type="string">
            <text:p>BOS9307458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82243" calcext:value-type="float">
            <text:p>98224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88</text:p>
          </table:table-cell>
          <table:table-cell table:style-name="ce1" office:value-type="string" calcext:value-type="string">
            <text:p>BOS89298588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65611" calcext:value-type="float">
            <text:p>56561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89</text:p>
          </table:table-cell>
          <table:table-cell table:style-name="ce1" office:value-type="string" calcext:value-type="string">
            <text:p>BOS44567589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76791" calcext:value-type="float">
            <text:p>97679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90</text:p>
          </table:table-cell>
          <table:table-cell table:style-name="ce1" office:value-type="string" calcext:value-type="string">
            <text:p>BOS84248590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81744" calcext:value-type="float">
            <text:p>28174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91</text:p>
          </table:table-cell>
          <table:table-cell table:style-name="ce1" office:value-type="string" calcext:value-type="string">
            <text:p>BOS36935591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14450" calcext:value-type="float">
            <text:p>81445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92</text:p>
          </table:table-cell>
          <table:table-cell table:style-name="ce1" office:value-type="string" calcext:value-type="string">
            <text:p>BOS85277592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2784" calcext:value-type="float">
            <text:p>3278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93</text:p>
          </table:table-cell>
          <table:table-cell table:style-name="ce1" office:value-type="string" calcext:value-type="string">
            <text:p>BOS48500593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60851" calcext:value-type="float">
            <text:p>46085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94</text:p>
          </table:table-cell>
          <table:table-cell table:style-name="ce1" office:value-type="string" calcext:value-type="string">
            <text:p>BOS95774594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49008" calcext:value-type="float">
            <text:p>14900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95</text:p>
          </table:table-cell>
          <table:table-cell table:style-name="ce1" office:value-type="string" calcext:value-type="string">
            <text:p>BOS2933259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30119" calcext:value-type="float">
            <text:p>53011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96</text:p>
          </table:table-cell>
          <table:table-cell table:style-name="ce1" office:value-type="string" calcext:value-type="string">
            <text:p>BOS76719596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10678" calcext:value-type="float">
            <text:p>41067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97</text:p>
          </table:table-cell>
          <table:table-cell table:style-name="ce1" office:value-type="string" calcext:value-type="string">
            <text:p>BOS22179597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75609" calcext:value-type="float">
            <text:p>37560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98</text:p>
          </table:table-cell>
          <table:table-cell table:style-name="ce1" office:value-type="string" calcext:value-type="string">
            <text:p>BOS1363659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80920" calcext:value-type="float">
            <text:p>28092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599</text:p>
          </table:table-cell>
          <table:table-cell table:style-name="ce1" office:value-type="string" calcext:value-type="string">
            <text:p>BOS478659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674416" calcext:value-type="float">
            <text:p>67441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00</text:p>
          </table:table-cell>
          <table:table-cell table:style-name="ce1" office:value-type="string" calcext:value-type="string">
            <text:p>BOS50473600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59021" calcext:value-type="float">
            <text:p>35902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01</text:p>
          </table:table-cell>
          <table:table-cell table:style-name="ce1" office:value-type="string" calcext:value-type="string">
            <text:p>BOS7909860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71119" calcext:value-type="float">
            <text:p>97111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02</text:p>
          </table:table-cell>
          <table:table-cell table:style-name="ce1" office:value-type="string" calcext:value-type="string">
            <text:p>BOS45253602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14828" calcext:value-type="float">
            <text:p>21482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03</text:p>
          </table:table-cell>
          <table:table-cell table:style-name="ce1" office:value-type="string" calcext:value-type="string">
            <text:p>BOS88783603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18346" calcext:value-type="float">
            <text:p>61834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04</text:p>
          </table:table-cell>
          <table:table-cell table:style-name="ce1" office:value-type="string" calcext:value-type="string">
            <text:p>BOS58937604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25473" calcext:value-type="float">
            <text:p>62547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05</text:p>
          </table:table-cell>
          <table:table-cell table:style-name="ce1" office:value-type="string" calcext:value-type="string">
            <text:p>BOS57155605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646013" calcext:value-type="float">
            <text:p>64601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06</text:p>
          </table:table-cell>
          <table:table-cell table:style-name="ce1" office:value-type="string" calcext:value-type="string">
            <text:p>BOS30565606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33531" calcext:value-type="float">
            <text:p>13353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07</text:p>
          </table:table-cell>
          <table:table-cell table:style-name="ce1" office:value-type="string" calcext:value-type="string">
            <text:p>BOS22680607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21648" calcext:value-type="float">
            <text:p>12164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08</text:p>
          </table:table-cell>
          <table:table-cell table:style-name="ce1" office:value-type="string" calcext:value-type="string">
            <text:p>BOS72158608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07587" calcext:value-type="float">
            <text:p>40758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09</text:p>
          </table:table-cell>
          <table:table-cell table:style-name="ce1" office:value-type="string" calcext:value-type="string">
            <text:p>BOS2438860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13676" calcext:value-type="float">
            <text:p>11367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10</text:p>
          </table:table-cell>
          <table:table-cell table:style-name="ce1" office:value-type="string" calcext:value-type="string">
            <text:p>BOS49395610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82286" calcext:value-type="float">
            <text:p>18228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11</text:p>
          </table:table-cell>
          <table:table-cell table:style-name="ce1" office:value-type="string" calcext:value-type="string">
            <text:p>BOS79697611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78299" calcext:value-type="float">
            <text:p>97829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12</text:p>
          </table:table-cell>
          <table:table-cell table:style-name="ce1" office:value-type="string" calcext:value-type="string">
            <text:p>BOS7146261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74209" calcext:value-type="float">
            <text:p>67420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13</text:p>
          </table:table-cell>
          <table:table-cell table:style-name="ce1" office:value-type="string" calcext:value-type="string">
            <text:p>BOS860661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26033" calcext:value-type="float">
            <text:p>12603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14</text:p>
          </table:table-cell>
          <table:table-cell table:style-name="ce1" office:value-type="string" calcext:value-type="string">
            <text:p>BOS29476614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36681" calcext:value-type="float">
            <text:p>23668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15</text:p>
          </table:table-cell>
          <table:table-cell table:style-name="ce1" office:value-type="string" calcext:value-type="string">
            <text:p>BOS21040615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48490" calcext:value-type="float">
            <text:p>44849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16</text:p>
          </table:table-cell>
          <table:table-cell table:style-name="ce1" office:value-type="string" calcext:value-type="string">
            <text:p>BOS99375616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19654" calcext:value-type="float">
            <text:p>41965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17</text:p>
          </table:table-cell>
          <table:table-cell table:style-name="ce1" office:value-type="string" calcext:value-type="string">
            <text:p>BOS21110617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31618" calcext:value-type="float">
            <text:p>43161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18</text:p>
          </table:table-cell>
          <table:table-cell table:style-name="ce1" office:value-type="string" calcext:value-type="string">
            <text:p>BOS46419618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5399" calcext:value-type="float">
            <text:p>1539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19</text:p>
          </table:table-cell>
          <table:table-cell table:style-name="ce1" office:value-type="string" calcext:value-type="string">
            <text:p>BOS60929619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40861" calcext:value-type="float">
            <text:p>34086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20</text:p>
          </table:table-cell>
          <table:table-cell table:style-name="ce1" office:value-type="string" calcext:value-type="string">
            <text:p>BOS51939620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20973" calcext:value-type="float">
            <text:p>52097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21</text:p>
          </table:table-cell>
          <table:table-cell table:style-name="ce1" office:value-type="string" calcext:value-type="string">
            <text:p>BOS1902062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01835" calcext:value-type="float">
            <text:p>50183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22</text:p>
          </table:table-cell>
          <table:table-cell table:style-name="ce1" office:value-type="string" calcext:value-type="string">
            <text:p>BOS84531622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09846" calcext:value-type="float">
            <text:p>30984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23</text:p>
          </table:table-cell>
          <table:table-cell table:style-name="ce1" office:value-type="string" calcext:value-type="string">
            <text:p>BOS50721623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63976" calcext:value-type="float">
            <text:p>56397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24</text:p>
          </table:table-cell>
          <table:table-cell table:style-name="ce1" office:value-type="string" calcext:value-type="string">
            <text:p>BOS97366624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04421" calcext:value-type="float">
            <text:p>80442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25</text:p>
          </table:table-cell>
          <table:table-cell table:style-name="ce1" office:value-type="string" calcext:value-type="string">
            <text:p>BOS3874362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44284" calcext:value-type="float">
            <text:p>54428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26</text:p>
          </table:table-cell>
          <table:table-cell table:style-name="ce1" office:value-type="string" calcext:value-type="string">
            <text:p>BOS4918262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71959" calcext:value-type="float">
            <text:p>97195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27</text:p>
          </table:table-cell>
          <table:table-cell table:style-name="ce1" office:value-type="string" calcext:value-type="string">
            <text:p>BOS6793262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19687" calcext:value-type="float">
            <text:p>81968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28</text:p>
          </table:table-cell>
          <table:table-cell table:style-name="ce1" office:value-type="string" calcext:value-type="string">
            <text:p>BOS27036628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81659" calcext:value-type="float">
            <text:p>18165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29</text:p>
          </table:table-cell>
          <table:table-cell table:style-name="ce1" office:value-type="string" calcext:value-type="string">
            <text:p>BOS14421629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60126" calcext:value-type="float">
            <text:p>76012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30</text:p>
          </table:table-cell>
          <table:table-cell table:style-name="ce1" office:value-type="string" calcext:value-type="string">
            <text:p>BOS78089630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76529" calcext:value-type="float">
            <text:p>27652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31</text:p>
          </table:table-cell>
          <table:table-cell table:style-name="ce1" office:value-type="string" calcext:value-type="string">
            <text:p>BOS1146631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46563" calcext:value-type="float">
            <text:p>74656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32</text:p>
          </table:table-cell>
          <table:table-cell table:style-name="ce1" office:value-type="string" calcext:value-type="string">
            <text:p>BOS20980632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45513" calcext:value-type="float">
            <text:p>74551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33</text:p>
          </table:table-cell>
          <table:table-cell table:style-name="ce1" office:value-type="string" calcext:value-type="string">
            <text:p>BOS9642633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77579" calcext:value-type="float">
            <text:p>97757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34</text:p>
          </table:table-cell>
          <table:table-cell table:style-name="ce1" office:value-type="string" calcext:value-type="string">
            <text:p>BOS97459634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44489" calcext:value-type="float">
            <text:p>24448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35</text:p>
          </table:table-cell>
          <table:table-cell table:style-name="ce1" office:value-type="string" calcext:value-type="string">
            <text:p>BOS96838635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62079" calcext:value-type="float">
            <text:p>66207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36</text:p>
          </table:table-cell>
          <table:table-cell table:style-name="ce1" office:value-type="string" calcext:value-type="string">
            <text:p>BOS88016636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10026" calcext:value-type="float">
            <text:p>31002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37</text:p>
          </table:table-cell>
          <table:table-cell table:style-name="ce1" office:value-type="string" calcext:value-type="string">
            <text:p>BOS85206637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68710" calcext:value-type="float">
            <text:p>26871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38</text:p>
          </table:table-cell>
          <table:table-cell table:style-name="ce1" office:value-type="string" calcext:value-type="string">
            <text:p>BOS50597638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07176" calcext:value-type="float">
            <text:p>40717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39</text:p>
          </table:table-cell>
          <table:table-cell table:style-name="ce1" office:value-type="string" calcext:value-type="string">
            <text:p>BOS18447639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36994" calcext:value-type="float">
            <text:p>83699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40</text:p>
          </table:table-cell>
          <table:table-cell table:style-name="ce1" office:value-type="string" calcext:value-type="string">
            <text:p>BOS51738640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74891" calcext:value-type="float">
            <text:p>87489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41</text:p>
          </table:table-cell>
          <table:table-cell table:style-name="ce1" office:value-type="string" calcext:value-type="string">
            <text:p>BOS9234464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92226" calcext:value-type="float">
            <text:p>19222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42</text:p>
          </table:table-cell>
          <table:table-cell table:style-name="ce1" office:value-type="string" calcext:value-type="string">
            <text:p>BOS10861642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25142" calcext:value-type="float">
            <text:p>12514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43</text:p>
          </table:table-cell>
          <table:table-cell table:style-name="ce1" office:value-type="string" calcext:value-type="string">
            <text:p>BOS92614643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19075" calcext:value-type="float">
            <text:p>71907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44</text:p>
          </table:table-cell>
          <table:table-cell table:style-name="ce1" office:value-type="string" calcext:value-type="string">
            <text:p>BOS13411644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33493" calcext:value-type="float">
            <text:p>73349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45</text:p>
          </table:table-cell>
          <table:table-cell table:style-name="ce1" office:value-type="string" calcext:value-type="string">
            <text:p>BOS8780645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68168" calcext:value-type="float">
            <text:p>86816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46</text:p>
          </table:table-cell>
          <table:table-cell table:style-name="ce1" office:value-type="string" calcext:value-type="string">
            <text:p>BOS30785646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36904" calcext:value-type="float">
            <text:p>13690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47</text:p>
          </table:table-cell>
          <table:table-cell table:style-name="ce1" office:value-type="string" calcext:value-type="string">
            <text:p>BOS49111647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69731" calcext:value-type="float">
            <text:p>26973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48</text:p>
          </table:table-cell>
          <table:table-cell table:style-name="ce1" office:value-type="string" calcext:value-type="string">
            <text:p>BOS91601648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46444" calcext:value-type="float">
            <text:p>14644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49</text:p>
          </table:table-cell>
          <table:table-cell table:style-name="ce1" office:value-type="string" calcext:value-type="string">
            <text:p>BOS8017864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40924" calcext:value-type="float">
            <text:p>44092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50</text:p>
          </table:table-cell>
          <table:table-cell table:style-name="ce1" office:value-type="string" calcext:value-type="string">
            <text:p>BOS69653650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13303" calcext:value-type="float">
            <text:p>21330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51</text:p>
          </table:table-cell>
          <table:table-cell table:style-name="ce1" office:value-type="string" calcext:value-type="string">
            <text:p>BOS33011651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4315" calcext:value-type="float">
            <text:p>8431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52</text:p>
          </table:table-cell>
          <table:table-cell table:style-name="ce1" office:value-type="string" calcext:value-type="string">
            <text:p>BOS38184652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627542" calcext:value-type="float">
            <text:p>62754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53</text:p>
          </table:table-cell>
          <table:table-cell table:style-name="ce1" office:value-type="string" calcext:value-type="string">
            <text:p>BOS13927653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29087" calcext:value-type="float">
            <text:p>52908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54</text:p>
          </table:table-cell>
          <table:table-cell table:style-name="ce1" office:value-type="string" calcext:value-type="string">
            <text:p>BOS29166654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67237" calcext:value-type="float">
            <text:p>36723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55</text:p>
          </table:table-cell>
          <table:table-cell table:style-name="ce1" office:value-type="string" calcext:value-type="string">
            <text:p>BOS55784655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32325" calcext:value-type="float">
            <text:p>23232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56</text:p>
          </table:table-cell>
          <table:table-cell table:style-name="ce1" office:value-type="string" calcext:value-type="string">
            <text:p>BOS11418656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21474" calcext:value-type="float">
            <text:p>82147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57</text:p>
          </table:table-cell>
          <table:table-cell table:style-name="ce1" office:value-type="string" calcext:value-type="string">
            <text:p>BOS56069657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5793" calcext:value-type="float">
            <text:p>2579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58</text:p>
          </table:table-cell>
          <table:table-cell table:style-name="ce1" office:value-type="string" calcext:value-type="string">
            <text:p>BOS80686658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59942" calcext:value-type="float">
            <text:p>85994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59</text:p>
          </table:table-cell>
          <table:table-cell table:style-name="ce1" office:value-type="string" calcext:value-type="string">
            <text:p>BOS99810659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231" calcext:value-type="float">
            <text:p>623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60</text:p>
          </table:table-cell>
          <table:table-cell table:style-name="ce1" office:value-type="string" calcext:value-type="string">
            <text:p>BOS33765660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00553" calcext:value-type="float">
            <text:p>20055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61</text:p>
          </table:table-cell>
          <table:table-cell table:style-name="ce1" office:value-type="string" calcext:value-type="string">
            <text:p>BOS34609661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34838" calcext:value-type="float">
            <text:p>33483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62</text:p>
          </table:table-cell>
          <table:table-cell table:style-name="ce1" office:value-type="string" calcext:value-type="string">
            <text:p>BOS64320662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67354" calcext:value-type="float">
            <text:p>96735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63</text:p>
          </table:table-cell>
          <table:table-cell table:style-name="ce1" office:value-type="string" calcext:value-type="string">
            <text:p>BOS31182663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29024" calcext:value-type="float">
            <text:p>82902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64</text:p>
          </table:table-cell>
          <table:table-cell table:style-name="ce1" office:value-type="string" calcext:value-type="string">
            <text:p>BOS56947664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48961" calcext:value-type="float">
            <text:p>24896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65</text:p>
          </table:table-cell>
          <table:table-cell table:style-name="ce1" office:value-type="string" calcext:value-type="string">
            <text:p>BOS6035966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24584" calcext:value-type="float">
            <text:p>92458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66</text:p>
          </table:table-cell>
          <table:table-cell table:style-name="ce1" office:value-type="string" calcext:value-type="string">
            <text:p>BOS41468666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4090" calcext:value-type="float">
            <text:p>4409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67</text:p>
          </table:table-cell>
          <table:table-cell table:style-name="ce1" office:value-type="string" calcext:value-type="string">
            <text:p>BOS7164466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91927" calcext:value-type="float">
            <text:p>29192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68</text:p>
          </table:table-cell>
          <table:table-cell table:style-name="ce1" office:value-type="string" calcext:value-type="string">
            <text:p>BOS30509668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22182" calcext:value-type="float">
            <text:p>32218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69</text:p>
          </table:table-cell>
          <table:table-cell table:style-name="ce1" office:value-type="string" calcext:value-type="string">
            <text:p>BOS4340966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08101" calcext:value-type="float">
            <text:p>40810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70</text:p>
          </table:table-cell>
          <table:table-cell table:style-name="ce1" office:value-type="string" calcext:value-type="string">
            <text:p>BOS16425670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03993" calcext:value-type="float">
            <text:p>50399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71</text:p>
          </table:table-cell>
          <table:table-cell table:style-name="ce1" office:value-type="string" calcext:value-type="string">
            <text:p>BOS18479671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27157" calcext:value-type="float">
            <text:p>62715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72</text:p>
          </table:table-cell>
          <table:table-cell table:style-name="ce1" office:value-type="string" calcext:value-type="string">
            <text:p>BOS60228672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64919" calcext:value-type="float">
            <text:p>36491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73</text:p>
          </table:table-cell>
          <table:table-cell table:style-name="ce1" office:value-type="string" calcext:value-type="string">
            <text:p>BOS4705667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48907" calcext:value-type="float">
            <text:p>84890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74</text:p>
          </table:table-cell>
          <table:table-cell table:style-name="ce1" office:value-type="string" calcext:value-type="string">
            <text:p>BOS64081674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80848" calcext:value-type="float">
            <text:p>88084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75</text:p>
          </table:table-cell>
          <table:table-cell table:style-name="ce1" office:value-type="string" calcext:value-type="string">
            <text:p>BOS38114675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17732" calcext:value-type="float">
            <text:p>71773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76</text:p>
          </table:table-cell>
          <table:table-cell table:style-name="ce1" office:value-type="string" calcext:value-type="string">
            <text:p>BOS30518676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90375" calcext:value-type="float">
            <text:p>49037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77</text:p>
          </table:table-cell>
          <table:table-cell table:style-name="ce1" office:value-type="string" calcext:value-type="string">
            <text:p>BOS1944367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29761" calcext:value-type="float">
            <text:p>12976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78</text:p>
          </table:table-cell>
          <table:table-cell table:style-name="ce1" office:value-type="string" calcext:value-type="string">
            <text:p>BOS44326678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72079" calcext:value-type="float">
            <text:p>27207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79</text:p>
          </table:table-cell>
          <table:table-cell table:style-name="ce1" office:value-type="string" calcext:value-type="string">
            <text:p>BOS886567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614771" calcext:value-type="float">
            <text:p>61477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80</text:p>
          </table:table-cell>
          <table:table-cell table:style-name="ce1" office:value-type="string" calcext:value-type="string">
            <text:p>BOS62774680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676037" calcext:value-type="float">
            <text:p>67603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81</text:p>
          </table:table-cell>
          <table:table-cell table:style-name="ce1" office:value-type="string" calcext:value-type="string">
            <text:p>BOS44295681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22389" calcext:value-type="float">
            <text:p>42238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82</text:p>
          </table:table-cell>
          <table:table-cell table:style-name="ce1" office:value-type="string" calcext:value-type="string">
            <text:p>BOS78110682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5687" calcext:value-type="float">
            <text:p>8568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83</text:p>
          </table:table-cell>
          <table:table-cell table:style-name="ce1" office:value-type="string" calcext:value-type="string">
            <text:p>BOS6325068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95992" calcext:value-type="float">
            <text:p>49599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84</text:p>
          </table:table-cell>
          <table:table-cell table:style-name="ce1" office:value-type="string" calcext:value-type="string">
            <text:p>BOS12304684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44328" calcext:value-type="float">
            <text:p>94432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85</text:p>
          </table:table-cell>
          <table:table-cell table:style-name="ce1" office:value-type="string" calcext:value-type="string">
            <text:p>BOS5592368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73142" calcext:value-type="float">
            <text:p>27314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86</text:p>
          </table:table-cell>
          <table:table-cell table:style-name="ce1" office:value-type="string" calcext:value-type="string">
            <text:p>BOS39352686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35589" calcext:value-type="float">
            <text:p>13558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87</text:p>
          </table:table-cell>
          <table:table-cell table:style-name="ce1" office:value-type="string" calcext:value-type="string">
            <text:p>BOS63416687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30538" calcext:value-type="float">
            <text:p>33053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88</text:p>
          </table:table-cell>
          <table:table-cell table:style-name="ce1" office:value-type="string" calcext:value-type="string">
            <text:p>BOS90953688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92854" calcext:value-type="float">
            <text:p>29285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89</text:p>
          </table:table-cell>
          <table:table-cell table:style-name="ce1" office:value-type="string" calcext:value-type="string">
            <text:p>BOS7146689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65337" calcext:value-type="float">
            <text:p>56533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90</text:p>
          </table:table-cell>
          <table:table-cell table:style-name="ce1" office:value-type="string" calcext:value-type="string">
            <text:p>BOS86888690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54840" calcext:value-type="float">
            <text:p>55484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91</text:p>
          </table:table-cell>
          <table:table-cell table:style-name="ce1" office:value-type="string" calcext:value-type="string">
            <text:p>BOS419369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54648" calcext:value-type="float">
            <text:p>95464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92</text:p>
          </table:table-cell>
          <table:table-cell table:style-name="ce1" office:value-type="string" calcext:value-type="string">
            <text:p>BOS7940869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7116" calcext:value-type="float">
            <text:p>9711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93</text:p>
          </table:table-cell>
          <table:table-cell table:style-name="ce1" office:value-type="string" calcext:value-type="string">
            <text:p>BOS2930169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49466" calcext:value-type="float">
            <text:p>14946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94</text:p>
          </table:table-cell>
          <table:table-cell table:style-name="ce1" office:value-type="string" calcext:value-type="string">
            <text:p>BOS35782694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07334" calcext:value-type="float">
            <text:p>50733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95</text:p>
          </table:table-cell>
          <table:table-cell table:style-name="ce1" office:value-type="string" calcext:value-type="string">
            <text:p>BOS39981695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02543" calcext:value-type="float">
            <text:p>70254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96</text:p>
          </table:table-cell>
          <table:table-cell table:style-name="ce1" office:value-type="string" calcext:value-type="string">
            <text:p>BOS69601696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72527" calcext:value-type="float">
            <text:p>87252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97</text:p>
          </table:table-cell>
          <table:table-cell table:style-name="ce1" office:value-type="string" calcext:value-type="string">
            <text:p>BOS1340069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17241" calcext:value-type="float">
            <text:p>91724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98</text:p>
          </table:table-cell>
          <table:table-cell table:style-name="ce1" office:value-type="string" calcext:value-type="string">
            <text:p>BOS6226698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57717" calcext:value-type="float">
            <text:p>85771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699</text:p>
          </table:table-cell>
          <table:table-cell table:style-name="ce1" office:value-type="string" calcext:value-type="string">
            <text:p>BOS18148699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26246" calcext:value-type="float">
            <text:p>42624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00</text:p>
          </table:table-cell>
          <table:table-cell table:style-name="ce1" office:value-type="string" calcext:value-type="string">
            <text:p>BOS26386700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74477" calcext:value-type="float">
            <text:p>57447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01</text:p>
          </table:table-cell>
          <table:table-cell table:style-name="ce1" office:value-type="string" calcext:value-type="string">
            <text:p>BOS7578570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07663" calcext:value-type="float">
            <text:p>50766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02</text:p>
          </table:table-cell>
          <table:table-cell table:style-name="ce1" office:value-type="string" calcext:value-type="string">
            <text:p>BOS18073702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34384" calcext:value-type="float">
            <text:p>23438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03</text:p>
          </table:table-cell>
          <table:table-cell table:style-name="ce1" office:value-type="string" calcext:value-type="string">
            <text:p>BOS20976703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39128" calcext:value-type="float">
            <text:p>63912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04</text:p>
          </table:table-cell>
          <table:table-cell table:style-name="ce1" office:value-type="string" calcext:value-type="string">
            <text:p>BOS9513870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24132" calcext:value-type="float">
            <text:p>32413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05</text:p>
          </table:table-cell>
          <table:table-cell table:style-name="ce1" office:value-type="string" calcext:value-type="string">
            <text:p>BOS833470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56967" calcext:value-type="float">
            <text:p>55696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06</text:p>
          </table:table-cell>
          <table:table-cell table:style-name="ce1" office:value-type="string" calcext:value-type="string">
            <text:p>BOS31056706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66115" calcext:value-type="float">
            <text:p>96611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07</text:p>
          </table:table-cell>
          <table:table-cell table:style-name="ce1" office:value-type="string" calcext:value-type="string">
            <text:p>BOS41197707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3855" calcext:value-type="float">
            <text:p>1385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08</text:p>
          </table:table-cell>
          <table:table-cell table:style-name="ce1" office:value-type="string" calcext:value-type="string">
            <text:p>BOS55993708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22644" calcext:value-type="float">
            <text:p>72264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09</text:p>
          </table:table-cell>
          <table:table-cell table:style-name="ce1" office:value-type="string" calcext:value-type="string">
            <text:p>BOS4548770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88564" calcext:value-type="float">
            <text:p>78856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10</text:p>
          </table:table-cell>
          <table:table-cell table:style-name="ce1" office:value-type="string" calcext:value-type="string">
            <text:p>BOS59567710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11423" calcext:value-type="float">
            <text:p>11142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11</text:p>
          </table:table-cell>
          <table:table-cell table:style-name="ce1" office:value-type="string" calcext:value-type="string">
            <text:p>BOS41959711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84181" calcext:value-type="float">
            <text:p>48418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12</text:p>
          </table:table-cell>
          <table:table-cell table:style-name="ce1" office:value-type="string" calcext:value-type="string">
            <text:p>BOS49287712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12126" calcext:value-type="float">
            <text:p>61212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13</text:p>
          </table:table-cell>
          <table:table-cell table:style-name="ce1" office:value-type="string" calcext:value-type="string">
            <text:p>BOS20752713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33803" calcext:value-type="float">
            <text:p>43380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14</text:p>
          </table:table-cell>
          <table:table-cell table:style-name="ce1" office:value-type="string" calcext:value-type="string">
            <text:p>BOS63487714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46393" calcext:value-type="float">
            <text:p>64639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15</text:p>
          </table:table-cell>
          <table:table-cell table:style-name="ce1" office:value-type="string" calcext:value-type="string">
            <text:p>BOS90327715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33125" calcext:value-type="float">
            <text:p>73312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16</text:p>
          </table:table-cell>
          <table:table-cell table:style-name="ce1" office:value-type="string" calcext:value-type="string">
            <text:p>BOS5936271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08137" calcext:value-type="float">
            <text:p>10813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17</text:p>
          </table:table-cell>
          <table:table-cell table:style-name="ce1" office:value-type="string" calcext:value-type="string">
            <text:p>BOS6740717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76476" calcext:value-type="float">
            <text:p>77647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18</text:p>
          </table:table-cell>
          <table:table-cell table:style-name="ce1" office:value-type="string" calcext:value-type="string">
            <text:p>BOS50486718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48885" calcext:value-type="float">
            <text:p>74888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19</text:p>
          </table:table-cell>
          <table:table-cell table:style-name="ce1" office:value-type="string" calcext:value-type="string">
            <text:p>BOS40207719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09247" calcext:value-type="float">
            <text:p>10924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20</text:p>
          </table:table-cell>
          <table:table-cell table:style-name="ce1" office:value-type="string" calcext:value-type="string">
            <text:p>BOS12882720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32991" calcext:value-type="float">
            <text:p>93299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21</text:p>
          </table:table-cell>
          <table:table-cell table:style-name="ce1" office:value-type="string" calcext:value-type="string">
            <text:p>BOS41481721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81390" calcext:value-type="float">
            <text:p>18139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22</text:p>
          </table:table-cell>
          <table:table-cell table:style-name="ce1" office:value-type="string" calcext:value-type="string">
            <text:p>BOS11446722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83196" calcext:value-type="float">
            <text:p>48319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23</text:p>
          </table:table-cell>
          <table:table-cell table:style-name="ce1" office:value-type="string" calcext:value-type="string">
            <text:p>BOS41904723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45974" calcext:value-type="float">
            <text:p>94597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24</text:p>
          </table:table-cell>
          <table:table-cell table:style-name="ce1" office:value-type="string" calcext:value-type="string">
            <text:p>BOS39188724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69479" calcext:value-type="float">
            <text:p>76947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25</text:p>
          </table:table-cell>
          <table:table-cell table:style-name="ce1" office:value-type="string" calcext:value-type="string">
            <text:p>BOS47897725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38568" calcext:value-type="float">
            <text:p>93856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26</text:p>
          </table:table-cell>
          <table:table-cell table:style-name="ce1" office:value-type="string" calcext:value-type="string">
            <text:p>BOS81425726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27086" calcext:value-type="float">
            <text:p>72708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27</text:p>
          </table:table-cell>
          <table:table-cell table:style-name="ce1" office:value-type="string" calcext:value-type="string">
            <text:p>BOS28698727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23055" calcext:value-type="float">
            <text:p>52305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28</text:p>
          </table:table-cell>
          <table:table-cell table:style-name="ce1" office:value-type="string" calcext:value-type="string">
            <text:p>BOS1780272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19975" calcext:value-type="float">
            <text:p>11997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29</text:p>
          </table:table-cell>
          <table:table-cell table:style-name="ce1" office:value-type="string" calcext:value-type="string">
            <text:p>BOS38918729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34340" calcext:value-type="float">
            <text:p>93434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30</text:p>
          </table:table-cell>
          <table:table-cell table:style-name="ce1" office:value-type="string" calcext:value-type="string">
            <text:p>BOS17326730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41962" calcext:value-type="float">
            <text:p>34196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31</text:p>
          </table:table-cell>
          <table:table-cell table:style-name="ce1" office:value-type="string" calcext:value-type="string">
            <text:p>BOS6115373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34197" calcext:value-type="float">
            <text:p>43419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32</text:p>
          </table:table-cell>
          <table:table-cell table:style-name="ce1" office:value-type="string" calcext:value-type="string">
            <text:p>BOS4862573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37335" calcext:value-type="float">
            <text:p>43733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33</text:p>
          </table:table-cell>
          <table:table-cell table:style-name="ce1" office:value-type="string" calcext:value-type="string">
            <text:p>BOS70975733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38348" calcext:value-type="float">
            <text:p>53834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34</text:p>
          </table:table-cell>
          <table:table-cell table:style-name="ce1" office:value-type="string" calcext:value-type="string">
            <text:p>BOS27159734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11334" calcext:value-type="float">
            <text:p>51133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35</text:p>
          </table:table-cell>
          <table:table-cell table:style-name="ce1" office:value-type="string" calcext:value-type="string">
            <text:p>BOS23625735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24644" calcext:value-type="float">
            <text:p>92464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36</text:p>
          </table:table-cell>
          <table:table-cell table:style-name="ce1" office:value-type="string" calcext:value-type="string">
            <text:p>BOS51670736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95117" calcext:value-type="float">
            <text:p>99511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37</text:p>
          </table:table-cell>
          <table:table-cell table:style-name="ce1" office:value-type="string" calcext:value-type="string">
            <text:p>BOS4901973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1756" calcext:value-type="float">
            <text:p>3175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38</text:p>
          </table:table-cell>
          <table:table-cell table:style-name="ce1" office:value-type="string" calcext:value-type="string">
            <text:p>BOS2856173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647568" calcext:value-type="float">
            <text:p>64756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39</text:p>
          </table:table-cell>
          <table:table-cell table:style-name="ce1" office:value-type="string" calcext:value-type="string">
            <text:p>BOS87141739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44598" calcext:value-type="float">
            <text:p>94459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40</text:p>
          </table:table-cell>
          <table:table-cell table:style-name="ce1" office:value-type="string" calcext:value-type="string">
            <text:p>BOS24367740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36854" calcext:value-type="float">
            <text:p>13685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41</text:p>
          </table:table-cell>
          <table:table-cell table:style-name="ce1" office:value-type="string" calcext:value-type="string">
            <text:p>BOS97958741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6277" calcext:value-type="float">
            <text:p>6627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42</text:p>
          </table:table-cell>
          <table:table-cell table:style-name="ce1" office:value-type="string" calcext:value-type="string">
            <text:p>BOS28985742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11817" calcext:value-type="float">
            <text:p>81181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43</text:p>
          </table:table-cell>
          <table:table-cell table:style-name="ce1" office:value-type="string" calcext:value-type="string">
            <text:p>BOS90261743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14636" calcext:value-type="float">
            <text:p>61463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44</text:p>
          </table:table-cell>
          <table:table-cell table:style-name="ce1" office:value-type="string" calcext:value-type="string">
            <text:p>BOS80640744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53355" calcext:value-type="float">
            <text:p>45335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45</text:p>
          </table:table-cell>
          <table:table-cell table:style-name="ce1" office:value-type="string" calcext:value-type="string">
            <text:p>BOS21844745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4768" calcext:value-type="float">
            <text:p>5476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46</text:p>
          </table:table-cell>
          <table:table-cell table:style-name="ce1" office:value-type="string" calcext:value-type="string">
            <text:p>BOS3145274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89504" calcext:value-type="float">
            <text:p>98950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47</text:p>
          </table:table-cell>
          <table:table-cell table:style-name="ce1" office:value-type="string" calcext:value-type="string">
            <text:p>BOS4201374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25568" calcext:value-type="float">
            <text:p>92556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48</text:p>
          </table:table-cell>
          <table:table-cell table:style-name="ce1" office:value-type="string" calcext:value-type="string">
            <text:p>BOS43098748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45171" calcext:value-type="float">
            <text:p>24517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49</text:p>
          </table:table-cell>
          <table:table-cell table:style-name="ce1" office:value-type="string" calcext:value-type="string">
            <text:p>BOS30709749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68844" calcext:value-type="float">
            <text:p>6884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50</text:p>
          </table:table-cell>
          <table:table-cell table:style-name="ce1" office:value-type="string" calcext:value-type="string">
            <text:p>BOS41934750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44157" calcext:value-type="float">
            <text:p>34415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51</text:p>
          </table:table-cell>
          <table:table-cell table:style-name="ce1" office:value-type="string" calcext:value-type="string">
            <text:p>BOS32655751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7643" calcext:value-type="float">
            <text:p>5764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52</text:p>
          </table:table-cell>
          <table:table-cell table:style-name="ce1" office:value-type="string" calcext:value-type="string">
            <text:p>BOS74057752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16769" calcext:value-type="float">
            <text:p>41676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53</text:p>
          </table:table-cell>
          <table:table-cell table:style-name="ce1" office:value-type="string" calcext:value-type="string">
            <text:p>BOS43133753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28207" calcext:value-type="float">
            <text:p>62820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54</text:p>
          </table:table-cell>
          <table:table-cell table:style-name="ce1" office:value-type="string" calcext:value-type="string">
            <text:p>BOS2735675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86982" calcext:value-type="float">
            <text:p>78698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55</text:p>
          </table:table-cell>
          <table:table-cell table:style-name="ce1" office:value-type="string" calcext:value-type="string">
            <text:p>BOS80434755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48897" calcext:value-type="float">
            <text:p>84889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56</text:p>
          </table:table-cell>
          <table:table-cell table:style-name="ce1" office:value-type="string" calcext:value-type="string">
            <text:p>BOS15539756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27107" calcext:value-type="float">
            <text:p>12710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57</text:p>
          </table:table-cell>
          <table:table-cell table:style-name="ce1" office:value-type="string" calcext:value-type="string">
            <text:p>BOS1491775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46909" calcext:value-type="float">
            <text:p>74690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58</text:p>
          </table:table-cell>
          <table:table-cell table:style-name="ce1" office:value-type="string" calcext:value-type="string">
            <text:p>BOS6943975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20461" calcext:value-type="float">
            <text:p>12046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59</text:p>
          </table:table-cell>
          <table:table-cell table:style-name="ce1" office:value-type="string" calcext:value-type="string">
            <text:p>BOS948775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32007" calcext:value-type="float">
            <text:p>93200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60</text:p>
          </table:table-cell>
          <table:table-cell table:style-name="ce1" office:value-type="string" calcext:value-type="string">
            <text:p>BOS7049760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59127" calcext:value-type="float">
            <text:p>95912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61</text:p>
          </table:table-cell>
          <table:table-cell table:style-name="ce1" office:value-type="string" calcext:value-type="string">
            <text:p>BOS55298761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13891" calcext:value-type="float">
            <text:p>91389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62</text:p>
          </table:table-cell>
          <table:table-cell table:style-name="ce1" office:value-type="string" calcext:value-type="string">
            <text:p>BOS47690762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50835" calcext:value-type="float">
            <text:p>45083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63</text:p>
          </table:table-cell>
          <table:table-cell table:style-name="ce1" office:value-type="string" calcext:value-type="string">
            <text:p>BOS97292763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78517" calcext:value-type="float">
            <text:p>27851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64</text:p>
          </table:table-cell>
          <table:table-cell table:style-name="ce1" office:value-type="string" calcext:value-type="string">
            <text:p>BOS50644764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26709" calcext:value-type="float">
            <text:p>32670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65</text:p>
          </table:table-cell>
          <table:table-cell table:style-name="ce1" office:value-type="string" calcext:value-type="string">
            <text:p>BOS571876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4255" calcext:value-type="float">
            <text:p>5425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66</text:p>
          </table:table-cell>
          <table:table-cell table:style-name="ce1" office:value-type="string" calcext:value-type="string">
            <text:p>BOS8737766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25836" calcext:value-type="float">
            <text:p>62583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67</text:p>
          </table:table-cell>
          <table:table-cell table:style-name="ce1" office:value-type="string" calcext:value-type="string">
            <text:p>BOS95863767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42068" calcext:value-type="float">
            <text:p>94206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68</text:p>
          </table:table-cell>
          <table:table-cell table:style-name="ce1" office:value-type="string" calcext:value-type="string">
            <text:p>BOS54745768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05455" calcext:value-type="float">
            <text:p>40545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69</text:p>
          </table:table-cell>
          <table:table-cell table:style-name="ce1" office:value-type="string" calcext:value-type="string">
            <text:p>BOS1806676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48206" calcext:value-type="float">
            <text:p>84820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70</text:p>
          </table:table-cell>
          <table:table-cell table:style-name="ce1" office:value-type="string" calcext:value-type="string">
            <text:p>BOS50938770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69158" calcext:value-type="float">
            <text:p>16915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71</text:p>
          </table:table-cell>
          <table:table-cell table:style-name="ce1" office:value-type="string" calcext:value-type="string">
            <text:p>BOS29912771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43140" calcext:value-type="float">
            <text:p>84314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72</text:p>
          </table:table-cell>
          <table:table-cell table:style-name="ce1" office:value-type="string" calcext:value-type="string">
            <text:p>BOS43477772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26190" calcext:value-type="float">
            <text:p>62619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73</text:p>
          </table:table-cell>
          <table:table-cell table:style-name="ce1" office:value-type="string" calcext:value-type="string">
            <text:p>BOS5875077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81909" calcext:value-type="float">
            <text:p>28190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74</text:p>
          </table:table-cell>
          <table:table-cell table:style-name="ce1" office:value-type="string" calcext:value-type="string">
            <text:p>BOS40914774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64298" calcext:value-type="float">
            <text:p>6429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75</text:p>
          </table:table-cell>
          <table:table-cell table:style-name="ce1" office:value-type="string" calcext:value-type="string">
            <text:p>BOS52895775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22182" calcext:value-type="float">
            <text:p>72218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76</text:p>
          </table:table-cell>
          <table:table-cell table:style-name="ce1" office:value-type="string" calcext:value-type="string">
            <text:p>BOS8117277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74282" calcext:value-type="float">
            <text:p>17428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77</text:p>
          </table:table-cell>
          <table:table-cell table:style-name="ce1" office:value-type="string" calcext:value-type="string">
            <text:p>BOS64313777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85167" calcext:value-type="float">
            <text:p>98516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78</text:p>
          </table:table-cell>
          <table:table-cell table:style-name="ce1" office:value-type="string" calcext:value-type="string">
            <text:p>BOS44420778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08208" calcext:value-type="float">
            <text:p>80820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79</text:p>
          </table:table-cell>
          <table:table-cell table:style-name="ce1" office:value-type="string" calcext:value-type="string">
            <text:p>BOS63629779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79853" calcext:value-type="float">
            <text:p>37985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80</text:p>
          </table:table-cell>
          <table:table-cell table:style-name="ce1" office:value-type="string" calcext:value-type="string">
            <text:p>BOS41597780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25010" calcext:value-type="float">
            <text:p>42501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81</text:p>
          </table:table-cell>
          <table:table-cell table:style-name="ce1" office:value-type="string" calcext:value-type="string">
            <text:p>BOS23280781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56582" calcext:value-type="float">
            <text:p>85658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82</text:p>
          </table:table-cell>
          <table:table-cell table:style-name="ce1" office:value-type="string" calcext:value-type="string">
            <text:p>BOS31354782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93878" calcext:value-type="float">
            <text:p>49387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83</text:p>
          </table:table-cell>
          <table:table-cell table:style-name="ce1" office:value-type="string" calcext:value-type="string">
            <text:p>BOS58287783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34333" calcext:value-type="float">
            <text:p>43433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84</text:p>
          </table:table-cell>
          <table:table-cell table:style-name="ce1" office:value-type="string" calcext:value-type="string">
            <text:p>BOS3654078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19999" calcext:value-type="float">
            <text:p>81999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85</text:p>
          </table:table-cell>
          <table:table-cell table:style-name="ce1" office:value-type="string" calcext:value-type="string">
            <text:p>BOS9025678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40952" calcext:value-type="float">
            <text:p>24095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86</text:p>
          </table:table-cell>
          <table:table-cell table:style-name="ce1" office:value-type="string" calcext:value-type="string">
            <text:p>BOS83308786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51874" calcext:value-type="float">
            <text:p>75187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87</text:p>
          </table:table-cell>
          <table:table-cell table:style-name="ce1" office:value-type="string" calcext:value-type="string">
            <text:p>BOS8809978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68178" calcext:value-type="float">
            <text:p>76817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88</text:p>
          </table:table-cell>
          <table:table-cell table:style-name="ce1" office:value-type="string" calcext:value-type="string">
            <text:p>BOS1835678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61630" calcext:value-type="float">
            <text:p>26163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89</text:p>
          </table:table-cell>
          <table:table-cell table:style-name="ce1" office:value-type="string" calcext:value-type="string">
            <text:p>BOS31801789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20849" calcext:value-type="float">
            <text:p>62084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90</text:p>
          </table:table-cell>
          <table:table-cell table:style-name="ce1" office:value-type="string" calcext:value-type="string">
            <text:p>BOS82010790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46012" calcext:value-type="float">
            <text:p>94601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91</text:p>
          </table:table-cell>
          <table:table-cell table:style-name="ce1" office:value-type="string" calcext:value-type="string">
            <text:p>BOS81891791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60170" calcext:value-type="float">
            <text:p>26017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92</text:p>
          </table:table-cell>
          <table:table-cell table:style-name="ce1" office:value-type="string" calcext:value-type="string">
            <text:p>BOS2334779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77605" calcext:value-type="float">
            <text:p>27760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93</text:p>
          </table:table-cell>
          <table:table-cell table:style-name="ce1" office:value-type="string" calcext:value-type="string">
            <text:p>BOS75445793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696867" calcext:value-type="float">
            <text:p>69686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94</text:p>
          </table:table-cell>
          <table:table-cell table:style-name="ce1" office:value-type="string" calcext:value-type="string">
            <text:p>BOS90434794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19821" calcext:value-type="float">
            <text:p>31982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95</text:p>
          </table:table-cell>
          <table:table-cell table:style-name="ce1" office:value-type="string" calcext:value-type="string">
            <text:p>BOS28437795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5665" calcext:value-type="float">
            <text:p>1566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96</text:p>
          </table:table-cell>
          <table:table-cell table:style-name="ce1" office:value-type="string" calcext:value-type="string">
            <text:p>BOS52940796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28997" calcext:value-type="float">
            <text:p>22899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97</text:p>
          </table:table-cell>
          <table:table-cell table:style-name="ce1" office:value-type="string" calcext:value-type="string">
            <text:p>BOS60923797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1784" calcext:value-type="float">
            <text:p>6178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98</text:p>
          </table:table-cell>
          <table:table-cell table:style-name="ce1" office:value-type="string" calcext:value-type="string">
            <text:p>BOS51777798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83689" calcext:value-type="float">
            <text:p>78368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799</text:p>
          </table:table-cell>
          <table:table-cell table:style-name="ce1" office:value-type="string" calcext:value-type="string">
            <text:p>BOS84769799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03295" calcext:value-type="float">
            <text:p>30329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00</text:p>
          </table:table-cell>
          <table:table-cell table:style-name="ce1" office:value-type="string" calcext:value-type="string">
            <text:p>BOS50700800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40950" calcext:value-type="float">
            <text:p>64095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01</text:p>
          </table:table-cell>
          <table:table-cell table:style-name="ce1" office:value-type="string" calcext:value-type="string">
            <text:p>BOS24843801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06715" calcext:value-type="float">
            <text:p>50671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02</text:p>
          </table:table-cell>
          <table:table-cell table:style-name="ce1" office:value-type="string" calcext:value-type="string">
            <text:p>BOS19129802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33218" calcext:value-type="float">
            <text:p>93321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03</text:p>
          </table:table-cell>
          <table:table-cell table:style-name="ce1" office:value-type="string" calcext:value-type="string">
            <text:p>BOS40298803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71450" calcext:value-type="float">
            <text:p>17145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04</text:p>
          </table:table-cell>
          <table:table-cell table:style-name="ce1" office:value-type="string" calcext:value-type="string">
            <text:p>BOS66685804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4941" calcext:value-type="float">
            <text:p>8494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05</text:p>
          </table:table-cell>
          <table:table-cell table:style-name="ce1" office:value-type="string" calcext:value-type="string">
            <text:p>BOS74699805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59646" calcext:value-type="float">
            <text:p>95964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06</text:p>
          </table:table-cell>
          <table:table-cell table:style-name="ce1" office:value-type="string" calcext:value-type="string">
            <text:p>BOS4958980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6152" calcext:value-type="float">
            <text:p>3615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07</text:p>
          </table:table-cell>
          <table:table-cell table:style-name="ce1" office:value-type="string" calcext:value-type="string">
            <text:p>BOS7797680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98403" calcext:value-type="float">
            <text:p>39840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08</text:p>
          </table:table-cell>
          <table:table-cell table:style-name="ce1" office:value-type="string" calcext:value-type="string">
            <text:p>BOS29080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21697" calcext:value-type="float">
            <text:p>42169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09</text:p>
          </table:table-cell>
          <table:table-cell table:style-name="ce1" office:value-type="string" calcext:value-type="string">
            <text:p>BOS525080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48492" calcext:value-type="float">
            <text:p>34849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10</text:p>
          </table:table-cell>
          <table:table-cell table:style-name="ce1" office:value-type="string" calcext:value-type="string">
            <text:p>BOS36776810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95898" calcext:value-type="float">
            <text:p>39589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11</text:p>
          </table:table-cell>
          <table:table-cell table:style-name="ce1" office:value-type="string" calcext:value-type="string">
            <text:p>BOS90615811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4491" calcext:value-type="float">
            <text:p>2449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12</text:p>
          </table:table-cell>
          <table:table-cell table:style-name="ce1" office:value-type="string" calcext:value-type="string">
            <text:p>BOS4345281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58590" calcext:value-type="float">
            <text:p>35859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13</text:p>
          </table:table-cell>
          <table:table-cell table:style-name="ce1" office:value-type="string" calcext:value-type="string">
            <text:p>BOS7052381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15037" calcext:value-type="float">
            <text:p>81503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14</text:p>
          </table:table-cell>
          <table:table-cell table:style-name="ce1" office:value-type="string" calcext:value-type="string">
            <text:p>BOS92140814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16865" calcext:value-type="float">
            <text:p>71686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15</text:p>
          </table:table-cell>
          <table:table-cell table:style-name="ce1" office:value-type="string" calcext:value-type="string">
            <text:p>BOS3339081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01658" calcext:value-type="float">
            <text:p>10165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16</text:p>
          </table:table-cell>
          <table:table-cell table:style-name="ce1" office:value-type="string" calcext:value-type="string">
            <text:p>BOS56011816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23224" calcext:value-type="float">
            <text:p>92322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17</text:p>
          </table:table-cell>
          <table:table-cell table:style-name="ce1" office:value-type="string" calcext:value-type="string">
            <text:p>BOS7271881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46686" calcext:value-type="float">
            <text:p>44668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18</text:p>
          </table:table-cell>
          <table:table-cell table:style-name="ce1" office:value-type="string" calcext:value-type="string">
            <text:p>BOS55535818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56533" calcext:value-type="float">
            <text:p>25653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19</text:p>
          </table:table-cell>
          <table:table-cell table:style-name="ce1" office:value-type="string" calcext:value-type="string">
            <text:p>BOS70987819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57245" calcext:value-type="float">
            <text:p>15724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20</text:p>
          </table:table-cell>
          <table:table-cell table:style-name="ce1" office:value-type="string" calcext:value-type="string">
            <text:p>BOS77770820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79151" calcext:value-type="float">
            <text:p>97915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21</text:p>
          </table:table-cell>
          <table:table-cell table:style-name="ce1" office:value-type="string" calcext:value-type="string">
            <text:p>BOS1799082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37663" calcext:value-type="float">
            <text:p>93766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22</text:p>
          </table:table-cell>
          <table:table-cell table:style-name="ce1" office:value-type="string" calcext:value-type="string">
            <text:p>BOS76751822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671770" calcext:value-type="float">
            <text:p>67177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23</text:p>
          </table:table-cell>
          <table:table-cell table:style-name="ce1" office:value-type="string" calcext:value-type="string">
            <text:p>BOS2064082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70373" calcext:value-type="float">
            <text:p>37037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24</text:p>
          </table:table-cell>
          <table:table-cell table:style-name="ce1" office:value-type="string" calcext:value-type="string">
            <text:p>BOS7813982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39835" calcext:value-type="float">
            <text:p>23983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25</text:p>
          </table:table-cell>
          <table:table-cell table:style-name="ce1" office:value-type="string" calcext:value-type="string">
            <text:p>BOS8777182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76147" calcext:value-type="float">
            <text:p>17614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26</text:p>
          </table:table-cell>
          <table:table-cell table:style-name="ce1" office:value-type="string" calcext:value-type="string">
            <text:p>BOS6720282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97960" calcext:value-type="float">
            <text:p>29796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27</text:p>
          </table:table-cell>
          <table:table-cell table:style-name="ce1" office:value-type="string" calcext:value-type="string">
            <text:p>BOS59719827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7941" calcext:value-type="float">
            <text:p>5794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28</text:p>
          </table:table-cell>
          <table:table-cell table:style-name="ce1" office:value-type="string" calcext:value-type="string">
            <text:p>BOS1985682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31828" calcext:value-type="float">
            <text:p>73182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29</text:p>
          </table:table-cell>
          <table:table-cell table:style-name="ce1" office:value-type="string" calcext:value-type="string">
            <text:p>BOS59894829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92309" calcext:value-type="float">
            <text:p>39230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30</text:p>
          </table:table-cell>
          <table:table-cell table:style-name="ce1" office:value-type="string" calcext:value-type="string">
            <text:p>BOS25286830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88179" calcext:value-type="float">
            <text:p>88817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31</text:p>
          </table:table-cell>
          <table:table-cell table:style-name="ce1" office:value-type="string" calcext:value-type="string">
            <text:p>BOS45905831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623442" calcext:value-type="float">
            <text:p>62344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32</text:p>
          </table:table-cell>
          <table:table-cell table:style-name="ce1" office:value-type="string" calcext:value-type="string">
            <text:p>BOS49102832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24787" calcext:value-type="float">
            <text:p>72478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33</text:p>
          </table:table-cell>
          <table:table-cell table:style-name="ce1" office:value-type="string" calcext:value-type="string">
            <text:p>BOS3531283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78820" calcext:value-type="float">
            <text:p>57882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34</text:p>
          </table:table-cell>
          <table:table-cell table:style-name="ce1" office:value-type="string" calcext:value-type="string">
            <text:p>BOS42661834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5204" calcext:value-type="float">
            <text:p>4520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35</text:p>
          </table:table-cell>
          <table:table-cell table:style-name="ce1" office:value-type="string" calcext:value-type="string">
            <text:p>BOS5703383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51752" calcext:value-type="float">
            <text:p>35175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36</text:p>
          </table:table-cell>
          <table:table-cell table:style-name="ce1" office:value-type="string" calcext:value-type="string">
            <text:p>BOS20988836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63644" calcext:value-type="float">
            <text:p>86364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37</text:p>
          </table:table-cell>
          <table:table-cell table:style-name="ce1" office:value-type="string" calcext:value-type="string">
            <text:p>BOS80926837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6251" calcext:value-type="float">
            <text:p>8625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38</text:p>
          </table:table-cell>
          <table:table-cell table:style-name="ce1" office:value-type="string" calcext:value-type="string">
            <text:p>BOS86550838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37609" calcext:value-type="float">
            <text:p>13760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39</text:p>
          </table:table-cell>
          <table:table-cell table:style-name="ce1" office:value-type="string" calcext:value-type="string">
            <text:p>BOS37614839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75277" calcext:value-type="float">
            <text:p>67527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40</text:p>
          </table:table-cell>
          <table:table-cell table:style-name="ce1" office:value-type="string" calcext:value-type="string">
            <text:p>BOS98597840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95139" calcext:value-type="float">
            <text:p>79513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41</text:p>
          </table:table-cell>
          <table:table-cell table:style-name="ce1" office:value-type="string" calcext:value-type="string">
            <text:p>BOS4541384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22373" calcext:value-type="float">
            <text:p>82237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42</text:p>
          </table:table-cell>
          <table:table-cell table:style-name="ce1" office:value-type="string" calcext:value-type="string">
            <text:p>BOS21864842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7682" calcext:value-type="float">
            <text:p>9768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43</text:p>
          </table:table-cell>
          <table:table-cell table:style-name="ce1" office:value-type="string" calcext:value-type="string">
            <text:p>BOS13567843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99609" calcext:value-type="float">
            <text:p>69960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44</text:p>
          </table:table-cell>
          <table:table-cell table:style-name="ce1" office:value-type="string" calcext:value-type="string">
            <text:p>BOS2629684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03837" calcext:value-type="float">
            <text:p>50383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45</text:p>
          </table:table-cell>
          <table:table-cell table:style-name="ce1" office:value-type="string" calcext:value-type="string">
            <text:p>BOS6301584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1209" calcext:value-type="float">
            <text:p>6120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46</text:p>
          </table:table-cell>
          <table:table-cell table:style-name="ce1" office:value-type="string" calcext:value-type="string">
            <text:p>BOS64029846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75530" calcext:value-type="float">
            <text:p>77553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47</text:p>
          </table:table-cell>
          <table:table-cell table:style-name="ce1" office:value-type="string" calcext:value-type="string">
            <text:p>BOS17492847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56978" calcext:value-type="float">
            <text:p>25697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48</text:p>
          </table:table-cell>
          <table:table-cell table:style-name="ce1" office:value-type="string" calcext:value-type="string">
            <text:p>BOS4695848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4677" calcext:value-type="float">
            <text:p>4467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49</text:p>
          </table:table-cell>
          <table:table-cell table:style-name="ce1" office:value-type="string" calcext:value-type="string">
            <text:p>BOS4258784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85982" calcext:value-type="float">
            <text:p>48598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50</text:p>
          </table:table-cell>
          <table:table-cell table:style-name="ce1" office:value-type="string" calcext:value-type="string">
            <text:p>BOS89494850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32295" calcext:value-type="float">
            <text:p>73229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51</text:p>
          </table:table-cell>
          <table:table-cell table:style-name="ce1" office:value-type="string" calcext:value-type="string">
            <text:p>BOS10499851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21257" calcext:value-type="float">
            <text:p>22125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52</text:p>
          </table:table-cell>
          <table:table-cell table:style-name="ce1" office:value-type="string" calcext:value-type="string">
            <text:p>BOS21373852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98056" calcext:value-type="float">
            <text:p>39805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53</text:p>
          </table:table-cell>
          <table:table-cell table:style-name="ce1" office:value-type="string" calcext:value-type="string">
            <text:p>BOS21334853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207" calcext:value-type="float">
            <text:p>320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54</text:p>
          </table:table-cell>
          <table:table-cell table:style-name="ce1" office:value-type="string" calcext:value-type="string">
            <text:p>BOS93814854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7499" calcext:value-type="float">
            <text:p>3749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55</text:p>
          </table:table-cell>
          <table:table-cell table:style-name="ce1" office:value-type="string" calcext:value-type="string">
            <text:p>BOS34343855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33672" calcext:value-type="float">
            <text:p>53367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56</text:p>
          </table:table-cell>
          <table:table-cell table:style-name="ce1" office:value-type="string" calcext:value-type="string">
            <text:p>BOS9828856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06263" calcext:value-type="float">
            <text:p>70626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57</text:p>
          </table:table-cell>
          <table:table-cell table:style-name="ce1" office:value-type="string" calcext:value-type="string">
            <text:p>BOS48732857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42136" calcext:value-type="float">
            <text:p>24213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58</text:p>
          </table:table-cell>
          <table:table-cell table:style-name="ce1" office:value-type="string" calcext:value-type="string">
            <text:p>BOS15691858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92279" calcext:value-type="float">
            <text:p>29227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59</text:p>
          </table:table-cell>
          <table:table-cell table:style-name="ce1" office:value-type="string" calcext:value-type="string">
            <text:p>BOS33653859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95802" calcext:value-type="float">
            <text:p>19580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60</text:p>
          </table:table-cell>
          <table:table-cell table:style-name="ce1" office:value-type="string" calcext:value-type="string">
            <text:p>BOS7209860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662805" calcext:value-type="float">
            <text:p>66280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61</text:p>
          </table:table-cell>
          <table:table-cell table:style-name="ce1" office:value-type="string" calcext:value-type="string">
            <text:p>BOS1249086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61681" calcext:value-type="float">
            <text:p>46168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62</text:p>
          </table:table-cell>
          <table:table-cell table:style-name="ce1" office:value-type="string" calcext:value-type="string">
            <text:p>BOS6241086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05648" calcext:value-type="float">
            <text:p>70564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63</text:p>
          </table:table-cell>
          <table:table-cell table:style-name="ce1" office:value-type="string" calcext:value-type="string">
            <text:p>BOS74456863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29094" calcext:value-type="float">
            <text:p>52909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64</text:p>
          </table:table-cell>
          <table:table-cell table:style-name="ce1" office:value-type="string" calcext:value-type="string">
            <text:p>BOS62918864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7489" calcext:value-type="float">
            <text:p>8748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65</text:p>
          </table:table-cell>
          <table:table-cell table:style-name="ce1" office:value-type="string" calcext:value-type="string">
            <text:p>BOS32376865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04263" calcext:value-type="float">
            <text:p>50426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66</text:p>
          </table:table-cell>
          <table:table-cell table:style-name="ce1" office:value-type="string" calcext:value-type="string">
            <text:p>BOS9864786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86918" calcext:value-type="float">
            <text:p>78691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67</text:p>
          </table:table-cell>
          <table:table-cell table:style-name="ce1" office:value-type="string" calcext:value-type="string">
            <text:p>BOS1103286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65361" calcext:value-type="float">
            <text:p>56536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68</text:p>
          </table:table-cell>
          <table:table-cell table:style-name="ce1" office:value-type="string" calcext:value-type="string">
            <text:p>BOS3979286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1324" calcext:value-type="float">
            <text:p>6132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69</text:p>
          </table:table-cell>
          <table:table-cell table:style-name="ce1" office:value-type="string" calcext:value-type="string">
            <text:p>BOS20938869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91800" calcext:value-type="float">
            <text:p>39180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70</text:p>
          </table:table-cell>
          <table:table-cell table:style-name="ce1" office:value-type="string" calcext:value-type="string">
            <text:p>BOS63237870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59323" calcext:value-type="float">
            <text:p>75932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71</text:p>
          </table:table-cell>
          <table:table-cell table:style-name="ce1" office:value-type="string" calcext:value-type="string">
            <text:p>BOS89577871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53530" calcext:value-type="float">
            <text:p>15353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72</text:p>
          </table:table-cell>
          <table:table-cell table:style-name="ce1" office:value-type="string" calcext:value-type="string">
            <text:p>BOS6443587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91539" calcext:value-type="float">
            <text:p>59153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73</text:p>
          </table:table-cell>
          <table:table-cell table:style-name="ce1" office:value-type="string" calcext:value-type="string">
            <text:p>BOS6352187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654483" calcext:value-type="float">
            <text:p>65448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74</text:p>
          </table:table-cell>
          <table:table-cell table:style-name="ce1" office:value-type="string" calcext:value-type="string">
            <text:p>BOS66827874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85124" calcext:value-type="float">
            <text:p>58512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75</text:p>
          </table:table-cell>
          <table:table-cell table:style-name="ce1" office:value-type="string" calcext:value-type="string">
            <text:p>BOS9930887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83929" calcext:value-type="float">
            <text:p>98392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76</text:p>
          </table:table-cell>
          <table:table-cell table:style-name="ce1" office:value-type="string" calcext:value-type="string">
            <text:p>BOS89796876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26376" calcext:value-type="float">
            <text:p>32637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77</text:p>
          </table:table-cell>
          <table:table-cell table:style-name="ce1" office:value-type="string" calcext:value-type="string">
            <text:p>BOS83805877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31333" calcext:value-type="float">
            <text:p>83133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78</text:p>
          </table:table-cell>
          <table:table-cell table:style-name="ce1" office:value-type="string" calcext:value-type="string">
            <text:p>BOS6969878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75066" calcext:value-type="float">
            <text:p>47506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79</text:p>
          </table:table-cell>
          <table:table-cell table:style-name="ce1" office:value-type="string" calcext:value-type="string">
            <text:p>BOS71544879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59864" calcext:value-type="float">
            <text:p>65986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80</text:p>
          </table:table-cell>
          <table:table-cell table:style-name="ce1" office:value-type="string" calcext:value-type="string">
            <text:p>BOS70052880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69616" calcext:value-type="float">
            <text:p>96961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81</text:p>
          </table:table-cell>
          <table:table-cell table:style-name="ce1" office:value-type="string" calcext:value-type="string">
            <text:p>BOS78782881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74072" calcext:value-type="float">
            <text:p>27407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82</text:p>
          </table:table-cell>
          <table:table-cell table:style-name="ce1" office:value-type="string" calcext:value-type="string">
            <text:p>BOS59178882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19730" calcext:value-type="float">
            <text:p>81973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83</text:p>
          </table:table-cell>
          <table:table-cell table:style-name="ce1" office:value-type="string" calcext:value-type="string">
            <text:p>BOS82020883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00998" calcext:value-type="float">
            <text:p>80099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84</text:p>
          </table:table-cell>
          <table:table-cell table:style-name="ce1" office:value-type="string" calcext:value-type="string">
            <text:p>BOS18369884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16636" calcext:value-type="float">
            <text:p>51663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85</text:p>
          </table:table-cell>
          <table:table-cell table:style-name="ce1" office:value-type="string" calcext:value-type="string">
            <text:p>BOS48075885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85930" calcext:value-type="float">
            <text:p>78593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86</text:p>
          </table:table-cell>
          <table:table-cell table:style-name="ce1" office:value-type="string" calcext:value-type="string">
            <text:p>BOS3010988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44780" calcext:value-type="float">
            <text:p>74478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87</text:p>
          </table:table-cell>
          <table:table-cell table:style-name="ce1" office:value-type="string" calcext:value-type="string">
            <text:p>BOS3319788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41077" calcext:value-type="float">
            <text:p>64107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88</text:p>
          </table:table-cell>
          <table:table-cell table:style-name="ce1" office:value-type="string" calcext:value-type="string">
            <text:p>BOS9252388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36365" calcext:value-type="float">
            <text:p>83636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89</text:p>
          </table:table-cell>
          <table:table-cell table:style-name="ce1" office:value-type="string" calcext:value-type="string">
            <text:p>BOS1957889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58041" calcext:value-type="float">
            <text:p>55804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90</text:p>
          </table:table-cell>
          <table:table-cell table:style-name="ce1" office:value-type="string" calcext:value-type="string">
            <text:p>BOS13795890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18099" calcext:value-type="float">
            <text:p>31809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91</text:p>
          </table:table-cell>
          <table:table-cell table:style-name="ce1" office:value-type="string" calcext:value-type="string">
            <text:p>BOS30573891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96894" calcext:value-type="float">
            <text:p>59689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92</text:p>
          </table:table-cell>
          <table:table-cell table:style-name="ce1" office:value-type="string" calcext:value-type="string">
            <text:p>BOS414789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76861" calcext:value-type="float">
            <text:p>57686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93</text:p>
          </table:table-cell>
          <table:table-cell table:style-name="ce1" office:value-type="string" calcext:value-type="string">
            <text:p>BOS6390589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30170" calcext:value-type="float">
            <text:p>93017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94</text:p>
          </table:table-cell>
          <table:table-cell table:style-name="ce1" office:value-type="string" calcext:value-type="string">
            <text:p>BOS45668894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02664" calcext:value-type="float">
            <text:p>60266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95</text:p>
          </table:table-cell>
          <table:table-cell table:style-name="ce1" office:value-type="string" calcext:value-type="string">
            <text:p>BOS34110895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02407" calcext:value-type="float">
            <text:p>30240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96</text:p>
          </table:table-cell>
          <table:table-cell table:style-name="ce1" office:value-type="string" calcext:value-type="string">
            <text:p>BOS58013896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85858" calcext:value-type="float">
            <text:p>38585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97</text:p>
          </table:table-cell>
          <table:table-cell table:style-name="ce1" office:value-type="string" calcext:value-type="string">
            <text:p>BOS8582897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67117" calcext:value-type="float">
            <text:p>26711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98</text:p>
          </table:table-cell>
          <table:table-cell table:style-name="ce1" office:value-type="string" calcext:value-type="string">
            <text:p>BOS98737898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85480" calcext:value-type="float">
            <text:p>48548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899</text:p>
          </table:table-cell>
          <table:table-cell table:style-name="ce1" office:value-type="string" calcext:value-type="string">
            <text:p>BOS8451389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41895" calcext:value-type="float">
            <text:p>84189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00</text:p>
          </table:table-cell>
          <table:table-cell table:style-name="ce1" office:value-type="string" calcext:value-type="string">
            <text:p>BOS96867900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36653" calcext:value-type="float">
            <text:p>43665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01</text:p>
          </table:table-cell>
          <table:table-cell table:style-name="ce1" office:value-type="string" calcext:value-type="string">
            <text:p>BOS36677901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74119" calcext:value-type="float">
            <text:p>77411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02</text:p>
          </table:table-cell>
          <table:table-cell table:style-name="ce1" office:value-type="string" calcext:value-type="string">
            <text:p>BOS3244290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64433" calcext:value-type="float">
            <text:p>46443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03</text:p>
          </table:table-cell>
          <table:table-cell table:style-name="ce1" office:value-type="string" calcext:value-type="string">
            <text:p>BOS39871903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29605" calcext:value-type="float">
            <text:p>42960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04</text:p>
          </table:table-cell>
          <table:table-cell table:style-name="ce1" office:value-type="string" calcext:value-type="string">
            <text:p>BOS60874904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28081" calcext:value-type="float">
            <text:p>62808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05</text:p>
          </table:table-cell>
          <table:table-cell table:style-name="ce1" office:value-type="string" calcext:value-type="string">
            <text:p>BOS7607590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48191" calcext:value-type="float">
            <text:p>44819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06</text:p>
          </table:table-cell>
          <table:table-cell table:style-name="ce1" office:value-type="string" calcext:value-type="string">
            <text:p>BOS9996890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28105" calcext:value-type="float">
            <text:p>12810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07</text:p>
          </table:table-cell>
          <table:table-cell table:style-name="ce1" office:value-type="string" calcext:value-type="string">
            <text:p>BOS7410190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75601" calcext:value-type="float">
            <text:p>57560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08</text:p>
          </table:table-cell>
          <table:table-cell table:style-name="ce1" office:value-type="string" calcext:value-type="string">
            <text:p>BOS28185908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36590" calcext:value-type="float">
            <text:p>73659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09</text:p>
          </table:table-cell>
          <table:table-cell table:style-name="ce1" office:value-type="string" calcext:value-type="string">
            <text:p>BOS34219909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11890" calcext:value-type="float">
            <text:p>71189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10</text:p>
          </table:table-cell>
          <table:table-cell table:style-name="ce1" office:value-type="string" calcext:value-type="string">
            <text:p>BOS94303910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54638" calcext:value-type="float">
            <text:p>35463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11</text:p>
          </table:table-cell>
          <table:table-cell table:style-name="ce1" office:value-type="string" calcext:value-type="string">
            <text:p>BOS17311911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40731" calcext:value-type="float">
            <text:p>54073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12</text:p>
          </table:table-cell>
          <table:table-cell table:style-name="ce1" office:value-type="string" calcext:value-type="string">
            <text:p>BOS62230912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05062" calcext:value-type="float">
            <text:p>90506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13</text:p>
          </table:table-cell>
          <table:table-cell table:style-name="ce1" office:value-type="string" calcext:value-type="string">
            <text:p>BOS80063913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39917" calcext:value-type="float">
            <text:p>33991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14</text:p>
          </table:table-cell>
          <table:table-cell table:style-name="ce1" office:value-type="string" calcext:value-type="string">
            <text:p>BOS5510391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05299" calcext:value-type="float">
            <text:p>10529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15</text:p>
          </table:table-cell>
          <table:table-cell table:style-name="ce1" office:value-type="string" calcext:value-type="string">
            <text:p>BOS21506915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6138" calcext:value-type="float">
            <text:p>9613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16</text:p>
          </table:table-cell>
          <table:table-cell table:style-name="ce1" office:value-type="string" calcext:value-type="string">
            <text:p>BOS26173916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21404" calcext:value-type="float">
            <text:p>72140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17</text:p>
          </table:table-cell>
          <table:table-cell table:style-name="ce1" office:value-type="string" calcext:value-type="string">
            <text:p>BOS7885591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91933" calcext:value-type="float">
            <text:p>19193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18</text:p>
          </table:table-cell>
          <table:table-cell table:style-name="ce1" office:value-type="string" calcext:value-type="string">
            <text:p>BOS1105391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97891" calcext:value-type="float">
            <text:p>29789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19</text:p>
          </table:table-cell>
          <table:table-cell table:style-name="ce1" office:value-type="string" calcext:value-type="string">
            <text:p>BOS94309919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643627" calcext:value-type="float">
            <text:p>64362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20</text:p>
          </table:table-cell>
          <table:table-cell table:style-name="ce1" office:value-type="string" calcext:value-type="string">
            <text:p>BOS83741920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56936" calcext:value-type="float">
            <text:p>75693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21</text:p>
          </table:table-cell>
          <table:table-cell table:style-name="ce1" office:value-type="string" calcext:value-type="string">
            <text:p>BOS39720921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740" calcext:value-type="float">
            <text:p>774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22</text:p>
          </table:table-cell>
          <table:table-cell table:style-name="ce1" office:value-type="string" calcext:value-type="string">
            <text:p>BOS91714922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98659" calcext:value-type="float">
            <text:p>79865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23</text:p>
          </table:table-cell>
          <table:table-cell table:style-name="ce1" office:value-type="string" calcext:value-type="string">
            <text:p>BOS86256923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72240" calcext:value-type="float">
            <text:p>27224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24</text:p>
          </table:table-cell>
          <table:table-cell table:style-name="ce1" office:value-type="string" calcext:value-type="string">
            <text:p>BOS67557924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71235" calcext:value-type="float">
            <text:p>27123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25</text:p>
          </table:table-cell>
          <table:table-cell table:style-name="ce1" office:value-type="string" calcext:value-type="string">
            <text:p>BOS7219692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26338" calcext:value-type="float">
            <text:p>82633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26</text:p>
          </table:table-cell>
          <table:table-cell table:style-name="ce1" office:value-type="string" calcext:value-type="string">
            <text:p>BOS26627926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00115" calcext:value-type="float">
            <text:p>10011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27</text:p>
          </table:table-cell>
          <table:table-cell table:style-name="ce1" office:value-type="string" calcext:value-type="string">
            <text:p>BOS52976927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97244" calcext:value-type="float">
            <text:p>19724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28</text:p>
          </table:table-cell>
          <table:table-cell table:style-name="ce1" office:value-type="string" calcext:value-type="string">
            <text:p>BOS4876892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86866" calcext:value-type="float">
            <text:p>68686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29</text:p>
          </table:table-cell>
          <table:table-cell table:style-name="ce1" office:value-type="string" calcext:value-type="string">
            <text:p>BOS24029929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5241" calcext:value-type="float">
            <text:p>8524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30</text:p>
          </table:table-cell>
          <table:table-cell table:style-name="ce1" office:value-type="string" calcext:value-type="string">
            <text:p>BOS47642930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38228" calcext:value-type="float">
            <text:p>53822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31</text:p>
          </table:table-cell>
          <table:table-cell table:style-name="ce1" office:value-type="string" calcext:value-type="string">
            <text:p>BOS34404931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64479" calcext:value-type="float">
            <text:p>16447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32</text:p>
          </table:table-cell>
          <table:table-cell table:style-name="ce1" office:value-type="string" calcext:value-type="string">
            <text:p>BOS9246493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88256" calcext:value-type="float">
            <text:p>78825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33</text:p>
          </table:table-cell>
          <table:table-cell table:style-name="ce1" office:value-type="string" calcext:value-type="string">
            <text:p>BOS50432933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60692" calcext:value-type="float">
            <text:p>76069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34</text:p>
          </table:table-cell>
          <table:table-cell table:style-name="ce1" office:value-type="string" calcext:value-type="string">
            <text:p>BOS50059934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84762" calcext:value-type="float">
            <text:p>98476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35</text:p>
          </table:table-cell>
          <table:table-cell table:style-name="ce1" office:value-type="string" calcext:value-type="string">
            <text:p>BOS11810935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52257" calcext:value-type="float">
            <text:p>85225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36</text:p>
          </table:table-cell>
          <table:table-cell table:style-name="ce1" office:value-type="string" calcext:value-type="string">
            <text:p>BOS38219936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4752" calcext:value-type="float">
            <text:p>8475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37</text:p>
          </table:table-cell>
          <table:table-cell table:style-name="ce1" office:value-type="string" calcext:value-type="string">
            <text:p>BOS44464937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604769" calcext:value-type="float">
            <text:p>60476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38</text:p>
          </table:table-cell>
          <table:table-cell table:style-name="ce1" office:value-type="string" calcext:value-type="string">
            <text:p>BOS6626938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77148" calcext:value-type="float">
            <text:p>17714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39</text:p>
          </table:table-cell>
          <table:table-cell table:style-name="ce1" office:value-type="string" calcext:value-type="string">
            <text:p>BOS33063939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27347" calcext:value-type="float">
            <text:p>22734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40</text:p>
          </table:table-cell>
          <table:table-cell table:style-name="ce1" office:value-type="string" calcext:value-type="string">
            <text:p>BOS1639940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17346" calcext:value-type="float">
            <text:p>61734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41</text:p>
          </table:table-cell>
          <table:table-cell table:style-name="ce1" office:value-type="string" calcext:value-type="string">
            <text:p>BOS42377941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63720" calcext:value-type="float">
            <text:p>56372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42</text:p>
          </table:table-cell>
          <table:table-cell table:style-name="ce1" office:value-type="string" calcext:value-type="string">
            <text:p>BOS74003942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03359" calcext:value-type="float">
            <text:p>80335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43</text:p>
          </table:table-cell>
          <table:table-cell table:style-name="ce1" office:value-type="string" calcext:value-type="string">
            <text:p>BOS10499943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47908" calcext:value-type="float">
            <text:p>84790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44</text:p>
          </table:table-cell>
          <table:table-cell table:style-name="ce1" office:value-type="string" calcext:value-type="string">
            <text:p>BOS78464944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57472" calcext:value-type="float">
            <text:p>65747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45</text:p>
          </table:table-cell>
          <table:table-cell table:style-name="ce1" office:value-type="string" calcext:value-type="string">
            <text:p>BOS74289945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10336" calcext:value-type="float">
            <text:p>31033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46</text:p>
          </table:table-cell>
          <table:table-cell table:style-name="ce1" office:value-type="string" calcext:value-type="string">
            <text:p>BOS9733594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21530" calcext:value-type="float">
            <text:p>92153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47</text:p>
          </table:table-cell>
          <table:table-cell table:style-name="ce1" office:value-type="string" calcext:value-type="string">
            <text:p>BOS24890947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76959" calcext:value-type="float">
            <text:p>87695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48</text:p>
          </table:table-cell>
          <table:table-cell table:style-name="ce1" office:value-type="string" calcext:value-type="string">
            <text:p>BOS89920948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84856" calcext:value-type="float">
            <text:p>88485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49</text:p>
          </table:table-cell>
          <table:table-cell table:style-name="ce1" office:value-type="string" calcext:value-type="string">
            <text:p>BOS68984949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69812" calcext:value-type="float">
            <text:p>36981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50</text:p>
          </table:table-cell>
          <table:table-cell table:style-name="ce1" office:value-type="string" calcext:value-type="string">
            <text:p>BOS95003950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18832" calcext:value-type="float">
            <text:p>41883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51</text:p>
          </table:table-cell>
          <table:table-cell table:style-name="ce1" office:value-type="string" calcext:value-type="string">
            <text:p>BOS6537295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78485" calcext:value-type="float">
            <text:p>37848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52</text:p>
          </table:table-cell>
          <table:table-cell table:style-name="ce1" office:value-type="string" calcext:value-type="string">
            <text:p>BOS6759195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44750" calcext:value-type="float">
            <text:p>64475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53</text:p>
          </table:table-cell>
          <table:table-cell table:style-name="ce1" office:value-type="string" calcext:value-type="string">
            <text:p>BOS46029953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43236" calcext:value-type="float">
            <text:p>54323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54</text:p>
          </table:table-cell>
          <table:table-cell table:style-name="ce1" office:value-type="string" calcext:value-type="string">
            <text:p>BOS80545954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15413" calcext:value-type="float">
            <text:p>41541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55</text:p>
          </table:table-cell>
          <table:table-cell table:style-name="ce1" office:value-type="string" calcext:value-type="string">
            <text:p>BOS21767955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02177" calcext:value-type="float">
            <text:p>60217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56</text:p>
          </table:table-cell>
          <table:table-cell table:style-name="ce1" office:value-type="string" calcext:value-type="string">
            <text:p>BOS4976956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89983" calcext:value-type="float">
            <text:p>18998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57</text:p>
          </table:table-cell>
          <table:table-cell table:style-name="ce1" office:value-type="string" calcext:value-type="string">
            <text:p>BOS88248957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674" calcext:value-type="float">
            <text:p>767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58</text:p>
          </table:table-cell>
          <table:table-cell table:style-name="ce1" office:value-type="string" calcext:value-type="string">
            <text:p>BOS9295995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87767" calcext:value-type="float">
            <text:p>98776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59</text:p>
          </table:table-cell>
          <table:table-cell table:style-name="ce1" office:value-type="string" calcext:value-type="string">
            <text:p>BOS99730959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12786" calcext:value-type="float">
            <text:p>31278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60</text:p>
          </table:table-cell>
          <table:table-cell table:style-name="ce1" office:value-type="string" calcext:value-type="string">
            <text:p>BOS52163960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09174" calcext:value-type="float">
            <text:p>40917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61</text:p>
          </table:table-cell>
          <table:table-cell table:style-name="ce1" office:value-type="string" calcext:value-type="string">
            <text:p>BOS24719961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63933" calcext:value-type="float">
            <text:p>36393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62</text:p>
          </table:table-cell>
          <table:table-cell table:style-name="ce1" office:value-type="string" calcext:value-type="string">
            <text:p>BOS16658962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996320" calcext:value-type="float">
            <text:p>99632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63</text:p>
          </table:table-cell>
          <table:table-cell table:style-name="ce1" office:value-type="string" calcext:value-type="string">
            <text:p>BOS90274963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87551" calcext:value-type="float">
            <text:p>38755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64</text:p>
          </table:table-cell>
          <table:table-cell table:style-name="ce1" office:value-type="string" calcext:value-type="string">
            <text:p>BOS63799964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7163" calcext:value-type="float">
            <text:p>8716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65</text:p>
          </table:table-cell>
          <table:table-cell table:style-name="ce1" office:value-type="string" calcext:value-type="string">
            <text:p>BOS56423965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50866" calcext:value-type="float">
            <text:p>45086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66</text:p>
          </table:table-cell>
          <table:table-cell table:style-name="ce1" office:value-type="string" calcext:value-type="string">
            <text:p>BOS58220966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88379" calcext:value-type="float">
            <text:p>38837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67</text:p>
          </table:table-cell>
          <table:table-cell table:style-name="ce1" office:value-type="string" calcext:value-type="string">
            <text:p>BOS76031967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07803" calcext:value-type="float">
            <text:p>30780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68</text:p>
          </table:table-cell>
          <table:table-cell table:style-name="ce1" office:value-type="string" calcext:value-type="string">
            <text:p>BOS14947968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06917" calcext:value-type="float">
            <text:p>10691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69</text:p>
          </table:table-cell>
          <table:table-cell table:style-name="ce1" office:value-type="string" calcext:value-type="string">
            <text:p>BOS4771969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23772" calcext:value-type="float">
            <text:p>82377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70</text:p>
          </table:table-cell>
          <table:table-cell table:style-name="ce1" office:value-type="string" calcext:value-type="string">
            <text:p>BOS44036970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30302" calcext:value-type="float">
            <text:p>53030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71</text:p>
          </table:table-cell>
          <table:table-cell table:style-name="ce1" office:value-type="string" calcext:value-type="string">
            <text:p>BOS17519971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2204" calcext:value-type="float">
            <text:p>1220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72</text:p>
          </table:table-cell>
          <table:table-cell table:style-name="ce1" office:value-type="string" calcext:value-type="string">
            <text:p>BOS8370997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41872" calcext:value-type="float">
            <text:p>54187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73</text:p>
          </table:table-cell>
          <table:table-cell table:style-name="ce1" office:value-type="string" calcext:value-type="string">
            <text:p>BOS9597797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528229" calcext:value-type="float">
            <text:p>52822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74</text:p>
          </table:table-cell>
          <table:table-cell table:style-name="ce1" office:value-type="string" calcext:value-type="string">
            <text:p>BOS2508697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86772" calcext:value-type="float">
            <text:p>98677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75</text:p>
          </table:table-cell>
          <table:table-cell table:style-name="ce1" office:value-type="string" calcext:value-type="string">
            <text:p>BOS6708975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676752" calcext:value-type="float">
            <text:p>67675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76</text:p>
          </table:table-cell>
          <table:table-cell table:style-name="ce1" office:value-type="string" calcext:value-type="string">
            <text:p>BOS43061976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16291" calcext:value-type="float">
            <text:p>21629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77</text:p>
          </table:table-cell>
          <table:table-cell table:style-name="ce1" office:value-type="string" calcext:value-type="string">
            <text:p>BOS31313977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83071" calcext:value-type="float">
            <text:p>18307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78</text:p>
          </table:table-cell>
          <table:table-cell table:style-name="ce1" office:value-type="string" calcext:value-type="string">
            <text:p>BOS8822997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78838" calcext:value-type="float">
            <text:p>37883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79</text:p>
          </table:table-cell>
          <table:table-cell table:style-name="ce1" office:value-type="string" calcext:value-type="string">
            <text:p>BOS1762397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920301" calcext:value-type="float">
            <text:p>92030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80</text:p>
          </table:table-cell>
          <table:table-cell table:style-name="ce1" office:value-type="string" calcext:value-type="string">
            <text:p>BOS22588980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86351" calcext:value-type="float">
            <text:p>28635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81</text:p>
          </table:table-cell>
          <table:table-cell table:style-name="ce1" office:value-type="string" calcext:value-type="string">
            <text:p>BOS17629981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763210" calcext:value-type="float">
            <text:p>76321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82</text:p>
          </table:table-cell>
          <table:table-cell table:style-name="ce1" office:value-type="string" calcext:value-type="string">
            <text:p>BOS75319982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71173" calcext:value-type="float">
            <text:p>87117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83</text:p>
          </table:table-cell>
          <table:table-cell table:style-name="ce1" office:value-type="string" calcext:value-type="string">
            <text:p>BOS5821598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246571" calcext:value-type="float">
            <text:p>24657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84</text:p>
          </table:table-cell>
          <table:table-cell table:style-name="ce1" office:value-type="string" calcext:value-type="string">
            <text:p>BOS13405984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96582" calcext:value-type="float">
            <text:p>89658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85</text:p>
          </table:table-cell>
          <table:table-cell table:style-name="ce1" office:value-type="string" calcext:value-type="string">
            <text:p>BOS50029985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681244" calcext:value-type="float">
            <text:p>68124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86</text:p>
          </table:table-cell>
          <table:table-cell table:style-name="ce1" office:value-type="string" calcext:value-type="string">
            <text:p>BOS76406986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462860" calcext:value-type="float">
            <text:p>462860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87</text:p>
          </table:table-cell>
          <table:table-cell table:style-name="ce1" office:value-type="string" calcext:value-type="string">
            <text:p>BOS96260987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396435" calcext:value-type="float">
            <text:p>39643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88</text:p>
          </table:table-cell>
          <table:table-cell table:style-name="ce1" office:value-type="string" calcext:value-type="string">
            <text:p>BOS90088988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89121" calcext:value-type="float">
            <text:p>189121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89</text:p>
          </table:table-cell>
          <table:table-cell table:style-name="ce1" office:value-type="string" calcext:value-type="string">
            <text:p>BOS92632989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856404" calcext:value-type="float">
            <text:p>85640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90</text:p>
          </table:table-cell>
          <table:table-cell table:style-name="ce1" office:value-type="string" calcext:value-type="string">
            <text:p>BOS67264990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404888" calcext:value-type="float">
            <text:p>40488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91</text:p>
          </table:table-cell>
          <table:table-cell table:style-name="ce1" office:value-type="string" calcext:value-type="string">
            <text:p>BOS4948799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762028" calcext:value-type="float">
            <text:p>762028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92</text:p>
          </table:table-cell>
          <table:table-cell table:style-name="ce1" office:value-type="string" calcext:value-type="string">
            <text:p>BOS8497999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54944" calcext:value-type="float">
            <text:p>15494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93</text:p>
          </table:table-cell>
          <table:table-cell table:style-name="ce1" office:value-type="string" calcext:value-type="string">
            <text:p>BOS20781993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21707" calcext:value-type="float">
            <text:p>121707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94</text:p>
          </table:table-cell>
          <table:table-cell table:style-name="ce1" office:value-type="string" calcext:value-type="string">
            <text:p>BOS33605994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108702" calcext:value-type="float">
            <text:p>10870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95</text:p>
          </table:table-cell>
          <table:table-cell table:style-name="ce1" office:value-type="string" calcext:value-type="string">
            <text:p>BOS77348995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203073" calcext:value-type="float">
            <text:p>203073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96</text:p>
          </table:table-cell>
          <table:table-cell table:style-name="ce1" office:value-type="string" calcext:value-type="string">
            <text:p>BOS4299299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555" calcext:value-type="float">
            <text:p>8555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97</text:p>
          </table:table-cell>
          <table:table-cell table:style-name="ce1" office:value-type="string" calcext:value-type="string">
            <text:p>BOS37312997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349406" calcext:value-type="float">
            <text:p>34940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98</text:p>
          </table:table-cell>
          <table:table-cell table:style-name="ce1" office:value-type="string" calcext:value-type="string">
            <text:p>BOS5397299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AVINGS</text:p>
          </table:table-cell>
          <table:table-cell table:style-name="ce1" office:value-type="float" office:value="133726" calcext:value-type="float">
            <text:p>13372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999</text:p>
          </table:table-cell>
          <table:table-cell table:style-name="ce1" office:value-type="string" calcext:value-type="string">
            <text:p>BOS82326999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527312" calcext:value-type="float">
            <text:p>52731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D1000</text:p>
          </table:table-cell>
          <table:table-cell table:style-name="ce1" office:value-type="string" calcext:value-type="string">
            <text:p>BOS657401000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float" office:value="836444" calcext:value-type="float">
            <text:p>836444</text:p>
          </table:table-cell>
          <table:table-cell table:number-columns-repeated="59"/>
        </table:table-row>
        <table:table-row table:style-name="ro2" table:number-rows-repeated="104757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ample_5f_file_5f_2" style:display-name="PageStyle_sample_file_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5005" meta:object-count="0"/>
    <meta:generator>LibreOffice/6.4.7.2$Linux_X86_64 LibreOffice_project/40$Build-2</meta:generator>
  </office:meta>
</office:document-meta>
</file>